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1.12.30 06:49   |   <text:a xlink:type="simple" xlink:href="http://palinfo.habago.org/Entry?Command=Information_PrintForum&amp;iPage=531#FORUM31201"><text:span text:style-name="T2">#</text:span></text:a></text:p>
      <text:p text:style-name="P2">謝謝你的侵略，歡迎早日再來<text:span text:style-name="T3"><text:line-break/><text:line-break/></text:span>陳真<text:span text:style-name="T3"><text:line-break/></text:span>立報《哈巴狗電台》<text:span text:style-name="T3">2012. 01. 02.<text:line-break/><text:line-break/><text:line-break/></text:span>伊戰九年，百萬生靈塗炭。自<text:span text:style-name="T3">1990</text:span>年第一次波斯灣戰爭以來，美軍沒有一天停止轟炸伊拉克，為<text:span text:style-name="T3">2003</text:span>年<text:span text:style-name="T3">4</text:span>月的地面入侵鋪路。根據截至今年六月的一項官方統計，伊境連年戰火，製造了大約九十萬寡婦；其中大多來自第二次入侵與長達九年的軍事佔領。伊拉克當地女權團體亦保守估計寡婦人數約一百萬；國際人道救援組織<text:span text:style-name="T3">Relief International</text:span>則宣稱一百五十萬。這意味著至少一百萬個男人遭到屠戮，一百萬個家庭毀於戰火。其中許多婦女更是目睹丈夫兒女的慘死，身心飽受創傷。<text:span text:style-name="T3"><text:line-break/><text:line-break/></text:span>就連當初布希發動戰爭時幫忙敲鑼打鼓虛構謊言的西方主流媒體，亦紛紛報導了伊拉克百萬黑寡婦難以謀生的可悲事實。伊拉克「婦女自由組織」（<text:span text:style-name="T3">Organization of Women’s Freedom</text:span>）會長<text:span text:style-name="T3">Yanar Mohammed</text:span>說得很對，她說，「婦孺永遠是戰亂中最脆弱最容易受害的一群人」。而且她強調，「美國讓伊拉克變成<text:span text:style-name="T3"><text:s/>99% </text:span>的窮人服侍<text:span text:style-name="T3">1% </text:span>的富人的不公平國度」，但侵略者卻說他們解放了伊拉克婦女，帶來了民主與繁榮。<text:span text:style-name="T3"><text:line-break/><text:line-break/></text:span>美國得到他想得到的了，並於近日把軍隊給撤了，留下軍火商、政客、特務與暗殺小組繼續上下其手，肆虐無度。紐約時報最近刊出一張漫畫，一整排美軍坦克浩浩蕩蕩撤出伊拉克，伊拉克人民卻在坦克大軍後面豎立歡送看板，上面寫著「謝謝侵略，歡迎帝國主義豬早日再來。」然而，布希卻說，這是文明戰勝邪惡的一場偉大勝利，歐巴馬更稱讚美軍的巨大貢獻，讚揚美國人為世界正義和平所做的犧牲。這些令人無言的謊話充斥主流媒體，如雷貫耳，但謊言說得再大聲依然是謊言。<text:span text:style-name="T3"><text:line-break/><text:line-break/></text:span>人類歷史上大概沒有一個國家像美國這樣，至少這半個多世紀來，美國每天都在打仗，沒有一天不打仗，而且都是在別人家裏打，並且用極其殘忍的各項最先進武器屠殺老弱婦孺，卻說是為了和平。對此，難道你真能無動於衷？我是屬於心無罣礙、躺下馬上便能睡著的那種人，但有時想起一些可悲的事，頓覺長夜漫漫。<text:span text:style-name="T3"><text:line-break/><text:line-break/></text:span>做為「紀念若雪巴勒斯坦資訊網」的成員之一，我們的靜站活動已經在台北街頭持續站了三年又九個月。基本上，我們並非只關注某一場戰爭，而是關注所有軍事暴力與掠奪，希望傳遞一些其實不過如普通常識般的所謂普世價值。這些價值似乎一直都存在人性裏，只是經常遭到忽視或扭曲。<text:span text:style-name="T3"><text:line-break/><text:line-break/></text:span>很多人說我們光是這樣沈默站著，改革速度太慢了，簡直一點效果也沒有，只是白白罰站。不過，慢沒關係，歷史如此漫長，我們有的是時間。如果存在人性裏頭的「善」確實是好的，那似乎就值得我們用一生之力去傳揚。</text:p>
      <text:p text:style-name="P1"><text:span text:style-name="T1">陳真</text:span><text:s/>  |  2011.12.29 05:50   |   <text:a xlink:type="simple" xlink:href="http://palinfo.habago.org/Entry?Command=Information_PrintForum&amp;iPage=531#FORUM31200"><text:span text:style-name="T2">#</text:span></text:a></text:p>
      <text:p text:style-name="P3">一些綠營的匿名人渣來這留言<text:span text:style-name="T3">,</text:span>卻仍然還是一貫的抹黑造謠信口開河<text:span text:style-name="T3">, </text:span>所以我都給刪了<text:span text:style-name="T3">,</text:span>實在很煩<text:span text:style-name="T3">. <text:line-break/><text:line-break/></text:span>這些人如果這麼義正辭嚴<text:span text:style-name="T3">,</text:span>為什麼從來沒有一個敢以不匿名的方式站出來講話<text:span text:style-name="T3">,</text:span>永遠就只會躲在陰暗角落匿名抹黑造謠謾罵<text:span text:style-name="T3">,</text:span>或是像蛆一樣集體嚇人<text:span text:style-name="T3">. </text:span>很低能<text:span text:style-name="T3">,</text:span>而且很不正直<text:span text:style-name="T3">,</text:span>好像很見不得人似的<text:span text:style-name="T3">. </text:span>這個黨的支持者沒有一個像樣沒有一個有點品性和大腦知道是非知道怎麼講道理的嗎<text:span text:style-name="T3">? </text:span></text:p>
      <text:p text:style-name="P1"><text:span text:style-name="T1">陳真</text:span><text:s/>  |  2011.12.29 05:30   |   <text:a xlink:type="simple" xlink:href="http://palinfo.habago.org/Entry?Command=Information_PrintForum&amp;iPage=531#FORUM31199"><text:span text:style-name="T2">#</text:span></text:a></text:p>
      <text:p text:style-name="P2">底下是我剛剛寫的<text:span text:style-name="T3">,</text:span>準備發出的一封信<text:span text:style-name="T3">,</text:span>是針對明年一月七號也就是下周六下午三點到五點在師大老地方的站樁<text:span text:style-name="T3">.<text:line-break/><text:line-break/></text:span>陳真<text:span text:style-name="T3"><text:line-break/>---<text:line-break/></text:span>各位「紀念若雪巴勒斯坦資訊網」的朋友，<text:span text:style-name="T3"><text:line-break/><text:line-break/></text:span>伊戰九年，數百萬生靈塗炭。根據伊拉克女權組織截至今年六月的一項統計，這場侵略戰爭製造了一百萬名寡婦。這意味著至少一百萬個男人遭到屠戮，一百萬個家庭毀於戰火。美國得到他想得到的，並於近日把軍隊給撤了，留下軍火商、政客及特務與暗殺小組繼續肆虐。<text:span text:style-name="T3"><text:line-break/><text:line-break/></text:span>布希說，這是文明戰勝邪惡的一場偉大勝利，歐巴馬更稱讚美軍的貢獻，讚揚美國人為正義和平所做的犧牲。這些令人無言的謊話，充斥主流媒體，如雷貫耳，但謊言說得再大聲依然是謊言。<text:span text:style-name="T3"><text:line-break/><text:line-break/></text:span>人類歷史上大概沒有一個國家像美國這樣，至少這半個多世紀來，每天都在打仗，而且都是在別人家裏打仗，並且用極其殘忍的各項最先進武器屠殺老弱婦孺，說是為了和平。對此，難道你真能無動於衷？<text:span text:style-name="T3"><text:line-break/><text:line-break/></text:span>站樁活動已經站了三年又九個月。基本上，我們並不是只關注某一場戰爭，而是關注所有軍事暴力與掠奪，希望傳遞一些其實不過如普通常識般的所謂普世價值。這些價值似乎一直都存在人性裏，只是經常遭到忽視或扭曲。<text:span text:style-name="T3"><text:line-break/><text:line-break/></text:span>很多人說我們光是這樣沉默站著，改革速度太慢了，簡直一點效果也沒有，只是白白罰站。不過，慢沒關係，我們有的是時間。如果存在人性裏頭的「善」確實是好的，那就值得我們用一生的棉薄之力去傳揚。</text:p>
      <text:p text:style-name="P1"><text:span text:style-name="T1">陳真</text:span><text:s/>  |  2011.12.26 15:15   |   <text:a xlink:type="simple" xlink:href="http://palinfo.habago.org/Entry?Command=Information_PrintForum&amp;iPage=531#FORUM31197"><text:span text:style-name="T2">#</text:span></text:a></text:p>
      <text:p text:style-name="P3">至於樓下那個嘴巴不乾淨的綠營人渣<text:span text:style-name="T3">,</text:span>我本來想把這類留言給刪掉<text:span text:style-name="T3">,</text:span>但想想姑且就留著當做一種教材<text:span text:style-name="T3">.<text:line-break/><text:line-break/></text:span>一個人蠢不是問題<text:span text:style-name="T3">,</text:span>再蠢的學生我也有辦法教<text:span text:style-name="T3">,</text:span>但如果既蠢又壞<text:span text:style-name="T3">,</text:span>而且還以為自己很聰明<text:span text:style-name="T3">,</text:span>甚至反過來罵人<text:span text:style-name="T3">,</text:span>這就沒救了<text:span text:style-name="T3">. <text:line-break/><text:line-break/></text:span>今天如果是馬英九做出像宇昌案這樣如此見不得人的骯髒事<text:span text:style-name="T3">,</text:span>老早被轟下台<text:span text:style-name="T3">,</text:span>至於綠營的支持者們還會講這樣一些蠢到爆的蠢話來維護馬英九嗎<text:span text:style-name="T3">? <text:line-break/><text:line-break/></text:span>人家說你怎麼可以自己當主管卻投資給自己而且還排擠同樣的公司<text:span text:style-name="T3">,</text:span>完全一路到底都是自肥<text:span text:style-name="T3">,</text:span>圖利自己<text:span text:style-name="T3">,</text:span>吃相非常難看<text:span text:style-name="T3">. </text:span>如此明明白白的骯髒事<text:span text:style-name="T3">,</text:span>但你看這些匿名抹黑的人渣卻說她本來可以賺更多<text:span text:style-name="T3">. </text:span>請問這樣的辯解不是低能是什麼<text:span text:style-name="T3">? </text:span>這樣的程度和態度能夠討論嗎<text:span text:style-name="T3">? <text:line-break/><text:line-break/></text:span>這就好像一個小偷偷東西被抓到<text:span text:style-name="T3">,</text:span>搖旗吶喊的支持者們卻說她若去偷別家店可以偷更多<text:span text:style-name="T3">,</text:span>或說她若好好去工作可以賺更多錢<text:span text:style-name="T3">,</text:span>然後反過來開始匿名攻擊你抹黑你<text:span text:style-name="T3">,</text:span>請問你能忍受這種品性這種智商的所謂討論嗎<text:span text:style-name="T3">?<text:line-break/><text:line-break/></text:span>最惡劣時期的國民黨讓人恨<text:span text:style-name="T3">,</text:span>蔣介石就像海珊一樣<text:span text:style-name="T3">(</text:span>或是比他好一點<text:span text:style-name="T3">),</text:span>但這個民進垃圾黨卻不光讓人恨<text:span text:style-name="T3">,</text:span>更讓人看不起<text:span text:style-name="T3">. </text:span>反抗過去的國民黨<text:span text:style-name="T3">,</text:span>你至少會有一種尊嚴感<text:span text:style-name="T3">,</text:span>但若說我在反抗這樣一個窩囊骯髒的人渣黨<text:span text:style-name="T3">,</text:span>那對我真是一種侮辱<text:span text:style-name="T3">,</text:span>這樣一個黨以及這樣一些人<text:span text:style-name="T3">,</text:span>窩囊骯髒到讓人連批評都會覺得是一種自貶身價<text:span text:style-name="T3">. </text:span>我之所以忍耐著自我貶低的窩囊感來批評這樣一些鳥人鳥事<text:span text:style-name="T3">,</text:span>無非也只是想拿它來做為一種例子<text:span text:style-name="T3">,</text:span>說明有關評價或鑑賞人事物美醜好壞的教材<text:span text:style-name="T3">.</text:span></text:p>
      <text:p text:style-name="P1"><text:span text:style-name="T1">陳真</text:span><text:s/>  |  2011.12.26 14:06   |   <text:a xlink:type="simple" xlink:href="http://palinfo.habago.org/Entry?Command=Information_PrintForum&amp;iPage=531#FORUM31196"><text:span text:style-name="T2">#</text:span></text:a></text:p>
      <text:p text:style-name="P2">以前的國民黨<text:span text:style-name="T3">,</text:span>老是講什麼興中會同盟會武昌起義黃花崗七十二烈士<text:span text:style-name="T3">,</text:span>其實這些事跟當代的國民黨有啥關係呢<text:span text:style-name="T3">? </text:span>某些名詞上有些不具意義的牽扯而已<text:span text:style-name="T3">.<text:line-break/><text:line-break/></text:span>民進垃圾黨也一樣<text:span text:style-name="T3">,</text:span>這十幾年來的這個民進黨<text:span text:style-name="T3">,</text:span>跟黨外跟過去的一切反抗強權的歷史其實也扯不上關係<text:span text:style-name="T3">,</text:span>某些名詞上有些不具意義的牽扯而已<text:span text:style-name="T3">.<text:line-break/><text:line-break/></text:span>民進黨成立前後<text:span text:style-name="T3">,</text:span>我身處極度封閉的高醫<text:span text:style-name="T3">,</text:span>飽受同學與老師們的折磨<text:span text:style-name="T3">,</text:span>我常說<text:span text:style-name="T3">,</text:span>高醫七年<text:span text:style-name="T3">,</text:span>惡夢一場<text:span text:style-name="T3">. </text:span>至少有五六年的時間我是完全一人孤獨幹活的<text:span text:style-name="T3">,</text:span>四周的所有人全是充滿極度敵意的眼光或言詞抹黑<text:span text:style-name="T3">,</text:span>陰謀份子<text:span text:style-name="T3">,</text:span>暴力份子<text:span text:style-name="T3">,</text:span>野心圖謀權力不惜傷害社會安定<text:span text:style-name="T3">...</text:span>等等等<text:span text:style-name="T3">,</text:span>家人與父母也跟著飽受傷害<text:span text:style-name="T3">.<text:line-break/><text:line-break/></text:span>可是<text:span text:style-name="T3">,</text:span>幾年之後<text:span text:style-name="T3">,</text:span>風水輪流轉了<text:span text:style-name="T3">,</text:span>於是當時那些敵視我的人幾乎全部都換了旗幟轉了顏色<text:span text:style-name="T3">. </text:span>這時候<text:span text:style-name="T3">,</text:span>我告訴他們說<text:span text:style-name="T3">,</text:span>這個黨早已經不是之前那個黨了<text:span text:style-name="T3">! </text:span>可笑的是<text:span text:style-name="T3">,</text:span>這些人或是一些品味與其一模一樣的爛人卻都成為這個垃圾黨的擁護者<text:span text:style-name="T3">,</text:span>玩的依然是過去那一套抹黑造謠<text:span text:style-name="T3">,</text:span>暴民政治充斥<text:span text:style-name="T3">,</text:span>差別只是在於過去是藍的玩這一套<text:span text:style-name="T3">,</text:span>後來綠出於藍<text:span text:style-name="T3">,</text:span>玩得比藍的還更卑劣下流<text:span text:style-name="T3">.<text:line-break/><text:line-break/></text:span>一個蠢血沸騰的人<text:span text:style-name="T3">,</text:span>許多時候我常想<text:span text:style-name="T3">,</text:span>他們或許不是真的蠢<text:span text:style-name="T3">,</text:span>相反地<text:span text:style-name="T3">,</text:span>他們恐怕是絕頂聰明<text:span text:style-name="T3">,</text:span>永遠都知道該靠攏在什麼樣的旗幟下<text:span text:style-name="T3">,</text:span>永遠都知道要站在最安全有利的主流一方<text:span text:style-name="T3">.<text:line-break/><text:line-break/></text:span>當然<text:span text:style-name="T3">,</text:span>的確也有些是真的蠢<text:span text:style-name="T3">,</text:span>但他們在蠢血沸騰之前其實不妨投身政治<text:span text:style-name="T3">,</text:span>好好進入那個他所熱烈擁戴的對象之中<text:span text:style-name="T3">,</text:span>稍微深入一點近距離一點去理解人事物<text:span text:style-name="T3">.<text:line-break/><text:line-break/></text:span>我敢說<text:span text:style-name="T3">,</text:span>我從沒在網路上看過一個正直的綠營支持者<text:span text:style-name="T3">,</text:span>全部都是匿名抹黑<text:span text:style-name="T3">,</text:span>永遠都是玩這一套<text:span text:style-name="T3">. </text:span>若有人不服<text:span text:style-name="T3">,</text:span>請他亮出名號站出來好好地講出個道理<text:span text:style-name="T3">.<text:line-break/><text:line-break/></text:span>這些人不但智能欠佳<text:span text:style-name="T3">,</text:span>更重要的是品性極度令人難以恭維<text:span text:style-name="T3">. </text:span>這樣一些人<text:span text:style-name="T3">,</text:span>老實說<text:span text:style-name="T3">,</text:span>在過去十幾年來開啟了我對人性極度卑劣一面的理解<text:span text:style-name="T3">. </text:span>黨外時期都是國家在為惡<text:span text:style-name="T3">,</text:span>少有卑劣個人<text:span text:style-name="T3">,</text:span>也因此<text:span text:style-name="T3">,</text:span>我過去從不知道原來人性能夠壞到這種地步<text:span text:style-name="T3">.<text:line-break/><text:line-break/></text:span>有個好朋友跟我說<text:span text:style-name="T3">,</text:span>他常慶幸自己覺醒得剛剛好恰到好處<text:span text:style-name="T3">;</text:span>威權時代<text:span text:style-name="T3">,</text:span>他支持黨國<text:span text:style-name="T3">,</text:span>雖然有點小小的不滿<text:span text:style-name="T3">,</text:span>隨著風水輪流轉<text:span text:style-name="T3">,</text:span>他也跟著悄悄轉變態度<text:span text:style-name="T3">. </text:span>如今<text:span text:style-name="T3">,</text:span>他支持這個當年他跟我說破壞社會的垃圾黨<text:span text:style-name="T3">,</text:span>但也一樣<text:span text:style-name="T3">,</text:span>雖然對之稍稍有點不滿<text:span text:style-name="T3">. <text:line-break/><text:line-break/></text:span>他說覺醒得剛剛好使得他永遠不會遭到迫害或損失利益<text:span text:style-name="T3">,</text:span>甚至能獲得最大的利益<text:span text:style-name="T3">. </text:span>於是我在想<text:span text:style-name="T3">,</text:span>也許再過個三十年<text:span text:style-name="T3">,</text:span>人們回顧垃圾黨這段污穢不堪的歷史時<text:span text:style-name="T3">,</text:span>他恐怕也會悄悄地又開始支持那樣一種唾棄垃圾黨的立場<text:span text:style-name="T3">. <text:line-break/><text:line-break/></text:span>而我呢<text:span text:style-name="T3">? </text:span>我若還活著<text:span text:style-name="T3">,</text:span>我也希望自己能夠跟他一樣<text:span text:style-name="T3">,"</text:span>覺醒得剛剛好恰到好處<text:span text:style-name="T3">",</text:span>千萬不要再走在眾人的前面<text:span text:style-name="T3">,</text:span>但也不需要窩囊到混入暴民之中<text:span text:style-name="T3">,</text:span>面目模糊地整天抹黑造謠攻擊充當齷齪政客骯髒政黨的暴民打手之類<text:span text:style-name="T3">.</text:span></text:p>
      <text:p text:style-name="P1"><text:span text:style-name="T1">葉小慧</text:span><text:s/>  |  2011.12.26 12:51   |   <text:a xlink:type="simple" xlink:href="http://palinfo.habago.org/Entry?Command=Information_PrintForum&amp;iPage=531#FORUM31195"><text:span text:style-name="T2">#</text:span></text:a></text:p>
      <text:p text:style-name="P3">基於個人處於財經領域，對於阿倫說的股票投資，想說明清楚也是有其道德規範，而且這正是評斷一家公司值不值得投資的重點。<text:span text:style-name="T3"><text:line-break/><text:line-break/></text:span>蔡女士的作為，不說公務人員不該如此，就算是一般公司營運也不該如此。經典的案例是，巴菲特原來評定的接班人索科爾，在波克夏併購路博潤前持有股票，在公司併購後脫手；索科爾尚且不是簽字拍板定案的人，就已經產生內線交易的質疑，並以道德上的瑕疵為人質疑，最後下台。<text:span text:style-name="T3"><text:line-break/><text:line-break/></text:span>如果公司默許這樣的行為，那家公司基本上也沒有投資的價值。<text:span text:style-name="T3"><text:line-break/><text:line-break/></text:span>索科爾事件面面觀<text:span text:style-name="T3">http://big5.xinhuanet.com/gate/big5/www.cs.com.cn/hw/09/20110401/</text:span></text:p>
      <text:p text:style-name="P1"><text:span text:style-name="T1">葉小慧</text:span><text:s/>  |  2011.12.26 12:09   |   <text:a xlink:type="simple" xlink:href="http://palinfo.habago.org/Entry?Command=Information_PrintForum&amp;iPage=531#FORUM31194"><text:span text:style-name="T2">#</text:span></text:a></text:p>
      <text:p text:style-name="P2">給阿倫，<text:span text:style-name="T3"><text:line-break/><text:line-break/></text:span>不要拿不懂股票投資來扯，這和懂不懂沒關係，就算股票投資也是人的動作，也有基本道德。簡單地說，今天我是記者，我對某家公司多寫正面報導，最後該公司董事長找我去當特助，這叫不叫圖利自己？<text:span text:style-name="T3"><text:line-break/><text:line-break/></text:span>今天蔡女士就是這種情形，她知道這家公司要成立，她簽核的，然後她卸任後就去當董事長，而且持股才兩成，然後她去函國發基金要求撥款，即使這間公司沒有達到當初的前提－必須在台灣量產。<text:span text:style-name="T3"><text:line-break/><text:line-break/></text:span>台灣的生技產業只有宇昌成功才成功嗎？國光生技還有眾多的生技公司早就在前面努力了，少在那邊自以為是。她是財經法律專才？台灣沒別人啦，那些科學家們是為了找個人頂著跟政府的關係，才拱她，等她卸任後又加上政權轉移，台懋生技創投就不敢聚資成立，她也跟著出脫持股獲利入袋。<text:span text:style-name="T3"><text:line-break/><text:line-break/></text:span>這不就是少林足球的翻版嗎，場子是你的，裁判是你的，球是你踢的，所以你贏是對的？無恥。</text:p>
      <text:p text:style-name="P1"><text:span text:style-name="T1">鄭啟承</text:span><text:s/>  |  2011.12.26 11:22   |   <text:a xlink:type="simple" xlink:href="http://palinfo.habago.org/Entry?Command=Information_PrintForum&amp;iPage=531#FORUM31193"><text:span text:style-name="T2">#</text:span></text:a></text:p>
      <text:p text:style-name="P3">樓下的阿倫，我們針對公眾人物的行為可以儘力批評或讚揚或詮釋或辱罵，牽涉到一種觀點問題當然不會有絕對的對錯。但是對於參與討論的個人，講話最好客氣點。在這裡留言的主要就是那幾位，如果你覺得這些人的想法不能讓你認同，那也沒關係，但你可不能因為立場上的不同就進行一種個人層面的攻擊，什麼爛人或白痴<text:span text:style-name="T3">? </text:span>對公眾人物或群體當然要怎麼說都可以，對「個人」給些尊重吧<text:span text:style-name="T3">!</text:span></text:p>
      <text:p text:style-name="P4"/>
      <text:p text:style-name="P1"><text:span text:style-name="T1">阿倫</text:span><text:s/>  |  2011.12.26 10:59   |   <text:a xlink:type="simple" xlink:href="http://palinfo.habago.org/Entry?Command=Information_PrintForum&amp;iPage=532#FORUM31192"><text:span text:style-name="T2">#</text:span></text:a></text:p>
      <text:p text:style-name="P3">講了一堆污錢阿<text:span text:style-name="T3"><text:s/></text:span>又垃圾黨的<text:span text:style-name="T3">, </text:span>只要針對幾個問題回應你就好<text:span text:style-name="T3"><text:line-break/>1.</text:span>董事長是蔡英文自己要當的嗎<text:span text:style-name="T3">? </text:span>根本就不是嘛<text:span text:style-name="T3">, </text:span>當初蔡英文卸任行政院副院長後沒事做才被一群科學家拱上去的<text:span text:style-name="T3">, </text:span>為了是她的交涉以及法律財經專才<text:span text:style-name="T3">, </text:span>如果是他早就有心想當這個董事長這才有利益迴避的問題<text:span text:style-name="T3"><text:line-break/>2.</text:span>蔡英文圖利多少<text:span text:style-name="T3">? </text:span>她當董事長期間完全不支薪<text:span text:style-name="T3">, </text:span>以目前各大公司董事長平均月薪<text:span text:style-name="T3">30</text:span>萬來說<text:span text:style-name="T3">, </text:span>請問她賺到什麼<text:span text:style-name="T3">? </text:span>本持著服務的心態推動生技產業還可以被罵成自己想當董事長圖利自己<text:span text:style-name="T3">, </text:span>某些人眼睛都瞎了是嗎<text:span text:style-name="T3">?<text:line-break/>3.</text:span>說蔡英文賺了<text:span text:style-name="T3">1000</text:span>多萬很該死<text:span text:style-name="T3">, </text:span>這更可笑了<text:span text:style-name="T3">...</text:span>請問蔡家投資多少錢<text:span text:style-name="T3">, </text:span>搞清楚是<text:span text:style-name="T3">1</text:span>億<text:span text:style-name="T3">3</text:span>千多萬<text:span text:style-name="T3">, </text:span>這麼多錢拿去投資中華電信或者中鋼這種低風險的投資一年還有<text:span text:style-name="T3">600</text:span>萬以上的投資報酬率<text:span text:style-name="T3">, </text:span>投資宇昌生技是高風險的投資標的<text:span text:style-name="T3">, </text:span>冒著有可能血本無歸的風險才賺<text:span text:style-name="T3">10%</text:span>左右的利潤<text:span text:style-name="T3">, </text:span>我要是蔡家的股東我一定罵死<text:span text:style-name="T3">, </text:span>看來閣下對股票投資根本是大外行<text:span text:style-name="T3"><text:line-break/>4.</text:span>再來說蔡英文有賺就是該死<text:span text:style-name="T3">, </text:span>有賺就是沒有迴避利益<text:span text:style-name="T3">, </text:span>有賺就是副院長任內批給蔡董事長圖利自己<text:span text:style-name="T3">, </text:span>哈哈<text:span text:style-name="T3">~~</text:span>真是一堆白癡<text:span text:style-name="T3">, </text:span>請問蔡英文<text:span text:style-name="T3">1</text:span>億多元的股票是賣給誰<text:span text:style-name="T3">? </text:span>是潤泰集團的尹衍樑<text:span text:style-name="T3">, </text:span>尹衍樑本身是什麼政黨色彩自己去查<text:span text:style-name="T3">, </text:span>請問蔡英文有從國發基金上面賺取任何一元嗎<text:span text:style-name="T3">? </text:span>如果真的有圖利的話<text:span text:style-name="T3"><text:s/></text:span>那也是尹衍樑圖利蔡英文<text:span text:style-name="T3">, </text:span>潤泰集團的股東應該跳出來告死尹衍樑才對阿<text:span text:style-name="T3"><text:line-break/><text:line-break/></text:span>事實的真相都擺在眼前給你們看都還看不清楚<text:span text:style-name="T3">, </text:span>還能罵的這麼開心我還真服了你們<text:span text:style-name="T3">, </text:span>股票投資外行就少說一點<text:span text:style-name="T3">, </text:span>硬要打宇昌案只是讓人發現你們只是心中只是為了反對而反對<text:span text:style-name="T3"><text:s/></text:span>沒有是非的爛人罷了</text:p>
      <text:p text:style-name="P1"><text:span text:style-name="T1">陳真</text:span><text:s/>  |  2011.12.26 01:33   |   <text:a xlink:type="simple" xlink:href="http://palinfo.habago.org/Entry?Command=Information_PrintForum&amp;iPage=532#FORUM31191"><text:span text:style-name="T2">#</text:span></text:a></text:p>
      <text:p text:style-name="P2"><text:span text:style-name="T3">(</text:span>續<text:span text:style-name="T3">)<text:line-break/><text:line-break/></text:span>當時申請劍橋時<text:span text:style-name="T3">,</text:span>需要接受一個口試<text:span text:style-name="T3">. </text:span>因為過去完全沒有哲學背景<text:span text:style-name="T3">,</text:span>雖然出國前自修苦讀一年<text:span text:style-name="T3">,</text:span>但還是很心虛<text:span text:style-name="T3">,</text:span>於是努力準備應試<text:span text:style-name="T3">,</text:span>從各大主要哲學家的想法著手<text:span text:style-name="T3">,</text:span>整理摘要<text:span text:style-name="T3">,</text:span>熟記他們的說法與主張<text:span text:style-name="T3">,</text:span>做出厚厚一大本幾百頁的筆記<text:span text:style-name="T3">,</text:span>讀得滾瓜爛熟<text:span text:style-name="T3">,</text:span>搞的完全就是台灣教育的標準應考作業<text:span text:style-name="T3">.<text:line-break/><text:line-break/></text:span>結果<text:span text:style-name="T3">,</text:span>真的想不到<text:span text:style-name="T3">,</text:span>口試以及一整年每周一次的寫作報告與應答<text:span text:style-name="T3">,</text:span>教授卻都是問我一些根本不需要做任何準備的東西<text:span text:style-name="T3">,</text:span>例如考我說外星人如果降臨地球<text:span text:style-name="T3">,</text:span>你會怎麼幫他給狗這生物做出一種描述<text:span text:style-name="T3">? </text:span>還問說我怎麼看待<text:span text:style-name="T3"><text:s/>"</text:span>問題<text:span text:style-name="T3">"(question),</text:span>一開始我真是愣在現場<text:span text:style-name="T3">,</text:span>差點沒背蔣公的三民主義給他聽<text:span text:style-name="T3">,</text:span>以為他是要我對<text:span text:style-name="T3"><text:s/>"</text:span>問題<text:span text:style-name="T3">" </text:span>這詞給出一個定義<text:span text:style-name="T3">.<text:line-break/><text:line-break/></text:span>但很快我就懂了<text:span text:style-name="T3">,</text:span>我的老師說得對<text:span text:style-name="T3">,</text:span>在我初抵劍橋的頭一年<text:span text:style-name="T3">,</text:span>他甚至叫我<text:span text:style-name="T3"><text:s/>"</text:span>暫時遠離哲學圖書館<text:span text:style-name="T3">,</text:span>離得越遠越好<text:span text:style-name="T3">" "</text:span>忘掉柏拉圖<text:span text:style-name="T3">" "</text:span>不用管康德講什麼<text:span text:style-name="T3">",</text:span>他說<text:span text:style-name="T3">,</text:span>康德究竟怎麼講的不是重點<text:span text:style-name="T3">,</text:span>重點是你是怎麼想的<text:span text:style-name="T3">? </text:span>他說<text:span text:style-name="T3">,</text:span>我不是要教你哲學<text:span text:style-name="T3">,</text:span>而是要教你怎麼思考<text:span text:style-name="T3">. </text:span>當你學會怎麼思考<text:span text:style-name="T3">,</text:span>書上那些哲學就會顯得輕而易舉<text:span text:style-name="T3">.<text:line-break/><text:line-break/></text:span>我常舉一個例<text:span text:style-name="T3">,</text:span>有個中國大陸來的小留學生<text:span text:style-name="T3">,</text:span>是我的桌球球友<text:span text:style-name="T3">,</text:span>他成功申請上劍橋大學部<text:span text:style-name="T3">,</text:span>我問他說考官都考些什麼<text:span text:style-name="T3">? </text:span>他說考官問他說<text:span text:style-name="T3"><text:s/>"</text:span>你覺得現在我們所處的這間辦公室大約由幾塊磚塊組成<text:span text:style-name="T3">?" </text:span>我這朋友很聰明<text:span text:style-name="T3">,</text:span>我不知道他怎麼回答<text:span text:style-name="T3">,</text:span>但我對此一怪問印象很深刻<text:span text:style-name="T3">. <text:line-break/><text:line-break/></text:span>若在台灣<text:span text:style-name="T3">,</text:span>無非就是背<text:span text:style-name="T3">,</text:span>但我實在不知道有什麼知識值得把它背下來<text:span text:style-name="T3">? </text:span>愛因斯坦連一公尺幾公分都不知道<text:span text:style-name="T3">,</text:span>有人質疑他怎麼連這麼簡單的換算也不知道<text:span text:style-name="T3">,</text:span>愛因斯坦說既然是可以查得到的東西<text:span text:style-name="T3">,</text:span>我何必把它背下來<text:span text:style-name="T3">?<text:line-break/><text:line-break/></text:span>學姐每當告訴別人她念歷史時<text:span text:style-name="T3">,</text:span>台灣人常誇讚她<text:span text:style-name="T3"><text:s/>"</text:span>你記憶力一定很好<text:span text:style-name="T3">",</text:span>我在一旁聽了也為她覺得很無奈<text:span text:style-name="T3">. </text:span>在我看來<text:span text:style-name="T3">,</text:span>歷史就跟音樂或畫圖一樣<text:span text:style-name="T3">,</text:span>最不需要的才華大概就是記憶力<text:span text:style-name="T3">,</text:span>因為裏頭根本沒有你需要記住的東西<text:span text:style-name="T3">. </text:span>如果有人真的相信什麼<text:span text:style-name="T3"><text:s/>"</text:span>歷史不能遺忘<text:span text:style-name="T3">", </text:span>那他真的比較適合去政黨文宣部任職<text:span text:style-name="T3">, </text:span>而不是來從事任何藝術創作或研究歷史<text:span text:style-name="T3">.</text:span></text:p>
      <text:p text:style-name="P1"><text:span text:style-name="T1">陳真</text:span><text:s/>  |  2011.12.26 01:06   |   <text:a xlink:type="simple" xlink:href="http://palinfo.habago.org/Entry?Command=Information_PrintForum&amp;iPage=532#FORUM31190"><text:span text:style-name="T2">#</text:span></text:a></text:p>
      <text:p text:style-name="P3"><text:span text:style-name="T3">(</text:span>續<text:span text:style-name="T3">)<text:line-break/><text:line-break/></text:span>播報事實有無可能不加議論<text:span text:style-name="T3">? </text:span>各位很正常<text:span text:style-name="T3">,</text:span>或許覺得此事很無聊<text:span text:style-name="T3">,</text:span>如此認為確實也沒錯<text:span text:style-name="T3">,</text:span>當然也沒有對<text:span text:style-name="T3">,</text:span>但覺得無聊的一國<text:span text:style-name="T3">,</text:span>覺得不但有聊而且痛不欲生的一國<text:span text:style-name="T3">,</text:span>不但一邊一國<text:span text:style-name="T3">,</text:span>套句維根斯坦的話<text:span text:style-name="T3">,</text:span>我們其實是坐在兩架不同的飛機上<text:span text:style-name="T3">,</text:span>航向不一樣的時空<text:span text:style-name="T3">.<text:line-break/><text:line-break/></text:span>很多人在台灣接受教育接受得粉開心<text:span text:style-name="T3">,</text:span>對此我心生羨慕卻無福消受<text:span text:style-name="T3">,</text:span>這種<text:span text:style-name="T3"><text:s/>"</text:span>務實教育<text:span text:style-name="T3">" </text:span>或者說<text:span text:style-name="T3"><text:s/>"</text:span>科學教育<text:span text:style-name="T3">" </text:span>凡事講得跟真的一樣<text:span text:style-name="T3">,</text:span>讓我很痛苦<text:span text:style-name="T3">,</text:span>我真是連回想起來都會怕<text:span text:style-name="T3">,</text:span>身處校園<text:span text:style-name="T3">,</text:span>宛如思想監獄<text:span text:style-name="T3">,</text:span>實在太痛苦<text:span text:style-name="T3">,</text:span>真是不如掐<text:span text:style-name="T3">LP</text:span>自殺算了<text:span text:style-name="T3">.</text:span>愛因斯坦說得很對<text:span text:style-name="T3">,"</text:span>教育是唯一干擾我的思想的東西<text:span text:style-name="T3">."<text:line-break/><text:line-break/></text:span>即便離開台灣校園已久<text:span text:style-name="T3">,</text:span>但生活中你仍能四處感受到無所不在的反智教育的烏煙瘴氣<text:span text:style-name="T3">;</text:span>例子要有多少就有多少<text:span text:style-name="T3">,</text:span>隨處可聞<text:span text:style-name="T3">,</text:span>實在很痛苦<text:span text:style-name="T3">. </text:span>許多時候你只好陪笑臉<text:span text:style-name="T3">,</text:span>努力把自己當成阿西那樣演出<text:span text:style-name="T3">,</text:span>盡量迎合眾人的品味與認知<text:span text:style-name="T3">.<text:line-break/><text:line-break/></text:span>例子再怎麼舉都仍是掛一漏萬<text:span text:style-name="T3">,</text:span>偶而聽到一點不一樣的聲音<text:span text:style-name="T3">,</text:span>簡直嘆為天人<text:span text:style-name="T3">. </text:span>至於平常時分<text:span text:style-name="T3">,</text:span>你就得努力忍受那無可遁逃的如雷灌耳<text:span text:style-name="T3">. <text:line-break/><text:line-break/></text:span>寫一堆<text:span text:style-name="T3">,</text:span>說來說去不過就像努力在拆房子<text:span text:style-name="T3">,</text:span>但拆掉的其實全是不堪一擊的模型屋<text:span text:style-name="T3">. </text:span>就如維根斯坦所說<text:span text:style-name="T3">,</text:span>我只是在打擊那些紙糊的虛構贗品<text:span text:style-name="T3">,</text:span>唯有如此<text:span text:style-name="T3">,</text:span>我們才有可能看見那真正的房子<text:span text:style-name="T3">. <text:line-break/><text:line-break/>"</text:span>歷史不可遺忘<text:span text:style-name="T3">"? </text:span>問題是<text:span text:style-name="T3">,</text:span>你要我們記住什麼呢<text:span text:style-name="T3">? </text:span>天地如此之大<text:span text:style-name="T3">,</text:span>為什麼我需要記住那些根本不堪一擊的人為贗品呢<text:span text:style-name="T3">? </text:span>我有什麼義務需要記住那些蠢到爆的可笑見解<text:span text:style-name="T3">? </text:span>不是我們要遺忘<text:span text:style-name="T3">,</text:span>而是根本就沒有任何必然成立的東西需要我們記住<text:span text:style-name="T3">.<text:line-break/><text:line-break/></text:span>別再說什麼我們不可忘記這個不可忘記那個<text:span text:style-name="T3">,</text:span>這些都不是事實<text:span text:style-name="T3">,</text:span>它只是一種主流教條<text:span text:style-name="T3">,</text:span>喜歡記住的蠢蛋儘管去記住<text:span text:style-name="T3">,</text:span>最好背起來並且為它蠢血沸騰<text:span text:style-name="T3">,</text:span>但可別告訴我們那是事實<text:span text:style-name="T3">,</text:span>更不要強迫我們為這些蠢到爆的結論鞠躬致敬<text:span text:style-name="T3">,</text:span>那真的是在侮辱我們的智商<text:span text:style-name="T3">.</text:span></text:p>
      <text:p text:style-name="P1"><text:span text:style-name="T1">陳真</text:span><text:s/>  |  2011.12.25 02:56   |   <text:a xlink:type="simple" xlink:href="http://palinfo.habago.org/Entry?Command=Information_PrintForum&amp;iPage=532#FORUM31189"><text:span text:style-name="T2">#</text:span></text:a></text:p>
      <text:p text:style-name="P2"><text:span text:style-name="T3">(</text:span>續<text:span text:style-name="T3">)<text:line-break/><text:line-break/></text:span>我從小喜歡數學<text:span text:style-name="T3">,</text:span>每當我被台灣教育給教育得七葷八素痛苦不堪很想殺人時<text:span text:style-name="T3">,</text:span>我就玩數學想數學<text:span text:style-name="T3">,</text:span>就像一種心靈的避風港<text:span text:style-name="T3">,</text:span>其中最喜歡的就是集合<text:span text:style-name="T3">(set). <text:line-break/><text:line-break/></text:span>原本以為<text:span text:style-name="T3"><text:s/>"</text:span>集合<text:span text:style-name="T3">" </text:span>只是小時候的一種萍水相逢<text:span text:style-name="T3">,</text:span>沒想到三十多歲了卻還飄洋過海十年寒窗<text:span text:style-name="T3">,</text:span>迄今年近半百<text:span text:style-name="T3">,</text:span>日思夜想仍是跟集合有關的一些東西<text:span text:style-name="T3">.<text:line-break/><text:line-break/></text:span>如果說維根斯坦寫上千萬言<text:span text:style-name="T3"><text:s/>(</text:span>特別是早期的<text:span text:style-name="T3"><text:s/>Tractatus</text:span>那本書<text:span text:style-name="T3">),</text:span>究竟在講些什麼<text:span text:style-name="T3">,</text:span>在我看來不過就是在反駁羅素在其鉅著<text:span text:style-name="T3"><text:s/>"</text:span>數學原理<text:span text:style-name="T3">" (The Principles of Mathematics)</text:span>及相關論文中所提到的一種所謂讓數學與邏輯陷入正當性危機的吊詭<text:span text:style-name="T3">(paradox)</text:span>及其解套<text:span text:style-name="T3">(</text:span>即羅素所提出的類型論<text:span text:style-name="T3">--type theory).<text:line-break/><text:line-break/></text:span>集合不可能無所不包<text:span text:style-name="T3">,</text:span>它總會有個盡頭<text:span text:style-name="T3">,</text:span>總會有些東西是它所無法涵蓋的<text:span text:style-name="T3">;</text:span>神奇的是<text:span text:style-name="T3">,</text:span>當它無法涵蓋時<text:span text:style-name="T3">,</text:span>它卻註定要涵蓋<text:span text:style-name="T3">,</text:span>當它註定要涵蓋時<text:span text:style-name="T3">,</text:span>卻又註定了它無法涵蓋的宿命<text:span text:style-name="T3">. </text:span>就跟影子一樣<text:span text:style-name="T3">,</text:span>我不動<text:span text:style-name="T3">,</text:span>它不動<text:span text:style-name="T3">,</text:span>我追它<text:span text:style-name="T3">,</text:span>它永遠跑得比我快<text:span text:style-name="T3">. </text:span>我想離開它<text:span text:style-name="T3">,</text:span>它卻又不離不棄跟著我<text:span text:style-name="T3">.<text:line-break/><text:line-break/></text:span>還記得西伯利亞那個雄心萬丈的理髮師嗎<text:span text:style-name="T3">?</text:span>他立志要幫所有不替自己理髮的人理髮<text:span text:style-name="T3">,</text:span>但重點是<text:span text:style-name="T3">,</text:span>那他該不該幫自己理呢<text:span text:style-name="T3">? </text:span>不管理不理都不對勁<text:span text:style-name="T3">,</text:span>一個前提經過合法演繹<text:span text:style-name="T3">,</text:span>竟得出與前提矛盾的結論<text:span text:style-name="T3">. </text:span>我們的數理邏輯體系是不是出了什麼問題呢<text:span text:style-name="T3">?<text:line-break/><text:line-break/>"</text:span>千萬不要相信我的話<text:span text:style-name="T3">",</text:span>那你該不該信我上述這句話呢<text:span text:style-name="T3">?<text:line-break/><text:line-break/></text:span>究竟是不是真有些東西是任何集合都無法涵蓋的<text:span text:style-name="T3">? </text:span>或是集合之外根本什麼也沒有<text:span text:style-name="T3">? </text:span>到底有沒有胡說八道不合邏輯這回事<text:span text:style-name="T3">? </text:span>我知道即便我想通了<text:span text:style-name="T3">,</text:span>對我悲慘的一生仍然於事無補<text:span text:style-name="T3">,</text:span>但我卻沒辦法停止思考這些事<text:span text:style-name="T3">,</text:span>哪怕當我為生活為工作身陷火海一般的忙碌疲憊<text:span text:style-name="T3">,"</text:span>集合<text:span text:style-name="T3">","</text:span>邏輯<text:span text:style-name="T3">",</text:span>依然像陰魂一般<text:span text:style-name="T3">,</text:span>揮之不去<text:span text:style-name="T3">.<text:line-break/><text:line-break/></text:span>撇開極限問題不講<text:span text:style-name="T3">,</text:span>就講集合本身<text:span text:style-name="T3">,</text:span>它就像一種分類<text:span text:style-name="T3">,</text:span>給予概念各種位置<text:span text:style-name="T3">,</text:span>創造出無數的意義<text:span text:style-name="T3">,</text:span>這一切的總和<text:span text:style-name="T3">,</text:span>便是我所看到的世界<text:span text:style-name="T3">. </text:span>至於那個最為神祕的<text:span text:style-name="T3"><text:s/>"</text:span>我<text:span text:style-name="T3">" </text:span>呢<text:span text:style-name="T3">,</text:span>就讓它繼續困擾我們直到我們不思不索吧<text:span text:style-name="T3">.<text:line-break/><text:line-break/></text:span>有一回<text:span text:style-name="T3">,</text:span>我的老師說<text:span text:style-name="T3">,</text:span>人可以分成兩種<text:span text:style-name="T3">,</text:span>一種戴眼鏡<text:span text:style-name="T3">,</text:span>一種是女人<text:span text:style-name="T3">. </text:span>他舉這例子是想說明一種不良的分類<text:span text:style-name="T3">. </text:span>你若要這樣分類<text:span text:style-name="T3">,</text:span>我們一時半刻其實也搞不懂你到底在說什麼<text:span text:style-name="T3">,</text:span>除非你給這分類一個適當的概念架構<text:span text:style-name="T3">.<text:line-break/><text:line-break/>"</text:span>這是一個茶杯<text:span text:style-name="T3">?" <text:line-break/><text:line-break/>"</text:span>嗯<text:span text:style-name="T3">,</text:span>我明白<text:span text:style-name="T3">",</text:span>或者說我可以假裝明白<text:span text:style-name="T3">,"</text:span>可是然後呢<text:span text:style-name="T3">?" </text:span>總得有個<text:span text:style-name="T3"><text:s/>"</text:span>然後<text:span text:style-name="T3">" </text:span>吧<text:span text:style-name="T3">?!</text:span>要不然我不知道你到底要說什麼<text:span text:style-name="T3">.<text:line-break/><text:line-break/></text:span>還記得齊克果提到的那個從精神病院逃出來的病患嗎<text:span text:style-name="T3">? </text:span>他怕人家知道他有病會抓他回去<text:span text:style-name="T3">,</text:span>為了安全起見<text:span text:style-name="T3">,</text:span>他決定要盡量只說出正確的事實<text:span text:style-name="T3">,</text:span>以免被識破<text:span text:style-name="T3">,</text:span>於是逢人便說<text:span text:style-name="T3">: "</text:span>碰<text:span text:style-name="T3">!</text:span>這是地球<text:span text:style-name="T3">". </text:span>這的確是地球<text:span text:style-name="T3">,</text:span>但問題是然後呢<text:span text:style-name="T3">? </text:span>你告訴我這個<text:span text:style-name="T3"><text:s/>"</text:span>事實<text:span text:style-name="T3">" </text:span>究竟是要說些什麼<text:span text:style-name="T3">. </text:span>我相信他若再一直<text:span text:style-name="T3"><text:s/>"</text:span>碰<text:span text:style-name="T3">! </text:span>這是地球<text:span text:style-name="T3">" </text:span>下去<text:span text:style-name="T3">,</text:span>很快就會被人再抓回去住院<text:span text:style-name="T3">.<text:line-break/><text:line-break/></text:span>我不可能光是賣力地玩集合<text:span text:style-name="T3">,</text:span>卻不說明這樣的集合方式究竟是為了什麼或究竟根據什麼<text:span text:style-name="T3">? </text:span>你不能說我就是喜歡這樣安排集合的項目<text:span text:style-name="T3">,</text:span>更不能說這是集合的正確形式<text:span text:style-name="T3">. </text:span>集合沒有正不正確的問題<text:span text:style-name="T3">,</text:span>一切集合都能被合法陳述<text:span text:style-name="T3">,</text:span>端看你根據的是什麼樣的一套<text:span text:style-name="T3"><text:s/>"</text:span>法律<text:span text:style-name="T3">". <text:line-break/><text:line-break/></text:span>即便是一粒沙也有無數的分類方式<text:span text:style-name="T3">,</text:span>透過不同的排列組合<text:span text:style-name="T3">,</text:span>你就能得到各種不同的面貌<text:span text:style-name="T3">. </text:span>與其說我們懷疑為什麼桌上這東西是一隻茶杯<text:span text:style-name="T3">? </text:span>或許倒不如說當你說這是一隻茶杯時<text:span text:style-name="T3">,</text:span>究竟這是一種什麼樣的集合方式<text:span text:style-name="T3">? </text:span>什麼樣的生命形式<text:span text:style-name="T3">? </text:span>使得茶杯之所以是茶杯<text:span text:style-name="T3">. </text:span>這大概也就是早期維根斯坦與晚期維根斯坦最大的不同<text:span text:style-name="T3">,</text:span>而這樣的一種<text:span text:style-name="T3"><text:s/>"</text:span>不同<text:span text:style-name="T3">" </text:span>其實是很瑣碎的<text:span text:style-name="T3">,</text:span>茶杯之為物<text:span text:style-name="T3">,</text:span>依然始終是個謎<text:span text:style-name="T3">.<text:line-break/><text:line-break/></text:span>像我這樣的年紀<text:span text:style-name="T3">,</text:span>早已不再發問上帝為什麼要這樣為什麼要那樣<text:span text:style-name="T3">,</text:span>但不問並不等於我已明白<text:span text:style-name="T3">,</text:span>不問只是意味著我接受了<text:span text:style-name="T3">. <text:line-break/><text:line-break/></text:span>我也不再問<text:span text:style-name="T3"><text:s/>"</text:span>為什麼總有些東西存在而非空無一物<text:span text:style-name="T3">",</text:span>並不是我悟出了解答<text:span text:style-name="T3">,</text:span>而只是我不再發問<text:span text:style-name="T3">,</text:span>我<text:span text:style-name="T3"><text:s/>(</text:span>企圖<text:span text:style-name="T3">)</text:span>選擇一種不再把它當成問題的態度<text:span text:style-name="T3">.</text:span>就像一種被哲學蟲咬到的搔癢症一樣<text:span text:style-name="T3">,</text:span>我現在不癢了<text:span text:style-name="T3">,</text:span>並不是因為我思想提升了<text:span text:style-name="T3">,</text:span>而只是意味著我恢復正常了<text:span text:style-name="T3">,</text:span>跟大夥一樣了<text:span text:style-name="T3">,</text:span>至少可以說我一直企圖恢復正常<text:span text:style-name="T3">. </text:span>的確有許多時候我是正常的<text:span text:style-name="T3">--</text:span>比方說當我擔心銀行帳戶月底會淨空時<text:span text:style-name="T3">,</text:span>那恐怕是我最正常的一刻<text:span text:style-name="T3">.</text:span></text:p>
      <text:p text:style-name="P1"><text:span text:style-name="T1">陳真</text:span><text:s/>  |  2011.12.24 23:31   |   <text:a xlink:type="simple" xlink:href="http://palinfo.habago.org/Entry?Command=Information_PrintForum&amp;iPage=532#FORUM31188"><text:span text:style-name="T2">#</text:span></text:a></text:p>
      <text:p text:style-name="P3"><text:span text:style-name="T3">(</text:span>續<text:span text:style-name="T3">)<text:line-break/><text:line-break/></text:span>西方主流媒體<text:span text:style-name="T3">,</text:span>例如油腔滑調卻故做客觀嚴肅狀的華盛頓郵報或是宛如官方傳聲筒的<text:span text:style-name="T3">CNN,</text:span>它們很少造謠<text:span text:style-name="T3">,</text:span>不像台灣親綠媒體簡直就像個造謠中心<text:span text:style-name="T3">,</text:span>但前者之惡劣並不亞於後者<text:span text:style-name="T3">. </text:span>它並不需要造謠就能顛倒是非黑白<text:span text:style-name="T3">. <text:line-break/><text:line-break/></text:span>就如所謂瞎子摸象<text:span text:style-name="T3">,</text:span>你眼睛看不見<text:span text:style-name="T3">,</text:span>由我媒體來告訴你大象長什麼樣<text:span text:style-name="T3">. </text:span>我跟你說哦<text:span text:style-name="T3">,</text:span>大象<text:span text:style-name="T3"><text:s/>"</text:span>長長一支<text:span text:style-name="T3">" </text:span>哦<text:span text:style-name="T3">,</text:span>大象由兩片扇子組成哦<text:span text:style-name="T3">...</text:span>人家講的這些難道不是<text:span text:style-name="T3"><text:s/>"</text:span>事實<text:span text:style-name="T3">"? </text:span>但這一堆所謂事實呈現卻足以讓你看到一種與我所看到完全不一樣的世界<text:span text:style-name="T3">. <text:line-break/><text:line-break/></text:span>重點並不是在於我們應該有更好的陳述事實的方式<text:span text:style-name="T3">,</text:span>重點是<text:span text:style-name="T3">: "</text:span>事實<text:span text:style-name="T3">" </text:span>根本不存在<text:span text:style-name="T3">;</text:span>每一個命題<text:span text:style-name="T3">,</text:span>每一段敘述<text:span text:style-name="T3">,</text:span>都是染了某種主觀顏色的廣告<text:span text:style-name="T3">. <text:line-break/><text:line-break/></text:span>即便只是報導一粒沙子也有著無數觀看的面向<text:span text:style-name="T3">,</text:span>即便只是一粒沙子也絕非<text:span text:style-name="T3"><text:s/>"</text:span>魯賓遜<text:span text:style-name="T3">",</text:span>這粒沙和那粒沙之間的無數關係面向有著無限的細節足以做文章<text:span text:style-name="T3">,</text:span>當我從中做出選擇<text:span text:style-name="T3">,</text:span>選擇了有限而特定的細節給予無數的排列組合<text:span text:style-name="T3">,</text:span>它就會有無數的所謂<text:span text:style-name="T3"><text:s/>"</text:span>事實<text:span text:style-name="T3">" </text:span>產生<text:span text:style-name="T3">. <text:line-break/><text:line-break/></text:span>就如我每天有著無數的動作<text:span text:style-name="T3">,</text:span>為什麼你偏要從無限細節中挑出脫衣舞這一段來報導呢<text:span text:style-name="T3">? </text:span>你為什麼不報導陳真喜歡日行一善<text:span text:style-name="T3">,</text:span>喜歡<text:span text:style-name="T3"><text:s/>"</text:span>強行護送老太太過馬路<text:span text:style-name="T3">" </text:span>呢<text:span text:style-name="T3">? <text:line-break/><text:line-break/></text:span>你不能說這些是事實<text:span text:style-name="T3">,</text:span>這不是事實<text:span text:style-name="T3">,</text:span>這只是一種廣告<text:span text:style-name="T3">. </text:span>我們不說話則已<text:span text:style-name="T3">,</text:span>一旦說出話語來就是在進行一種廣告<text:span text:style-name="T3">. </text:span>我們應該有著這樣一種自知之明<text:span text:style-name="T3">,</text:span>知道自己原來就是個廣告商<text:span text:style-name="T3">,</text:span>而不是什麼客觀事實的播報員<text:span text:style-name="T3">,</text:span>更不是真理轉播站<text:span text:style-name="T3">,</text:span>根本沒有那樣一種東西<text:span text:style-name="T3">.<text:line-break/><text:line-break/></text:span>我們或許很討人厭<text:span text:style-name="T3">,</text:span>但我們並不笨<text:span text:style-name="T3">,</text:span>我們不打算欺人<text:span text:style-name="T3">,</text:span>更不想自欺<text:span text:style-name="T3">.<text:line-break/><text:line-break/></text:span>我很討厭有人因為我的黨外出身而以為我支持綠營<text:span text:style-name="T3">,</text:span>這厭惡與其說是來自道德上的反感<text:span text:style-name="T3">,</text:span>不如說其實更來自一種智能上的鄙視<text:span text:style-name="T3">. </text:span>說我們是綠營<text:span text:style-name="T3">,</text:span>那真的是在侮辱我們的智商<text:span text:style-name="T3">;</text:span>我們還不至於蠢到那種程度<text:span text:style-name="T3">. </text:span>題外話<text:span text:style-name="T3">.</text:span></text:p>
      <text:p text:style-name="P1"><text:span text:style-name="T1">陳真</text:span><text:s/>  |  2011.12.24 22:47   |   <text:a xlink:type="simple" xlink:href="http://palinfo.habago.org/Entry?Command=Information_PrintForum&amp;iPage=532#FORUM31187"><text:span text:style-name="T2">#</text:span></text:a></text:p>
      <text:p text:style-name="P2">我完全能明白妳的意思<text:span text:style-name="T3">,</text:span>而我所要反對的恰恰是那樣一種廉價的說法<text:span text:style-name="T3">;</text:span>這樣一種說法讓我感到很痛苦<text:span text:style-name="T3">,</text:span>而這也是為什麼我從小在台灣接受<text:span text:style-name="T3"><text:s/>"</text:span>教育<text:span text:style-name="T3">" </text:span>感到痛不欲生的最主要原因<text:span text:style-name="T3">. <text:line-break/><text:line-break/></text:span>重點並不是對於事實或事情的名詞解釋或定義<text:span text:style-name="T3">,</text:span>而是在於一種<text:span text:style-name="T3">insight,</text:span>一種洞見<text:span text:style-name="T3">,</text:span>一種病識感<text:span text:style-name="T3">. </text:span>簡單說就是說話者應當清楚自己所言之所謂事實無非只是一種充滿<text:span text:style-name="T3"><text:s/>"</text:span>主觀意識<text:span text:style-name="T3">"</text:span>的觀點<text:span text:style-name="T3">.<text:line-break/><text:line-break/></text:span>對於<text:span text:style-name="T3"><text:s/>"</text:span>主觀意識<text:span text:style-name="T3">" </text:span>一詞<text:span text:style-name="T3">,</text:span>在此當然並無絲毫貶意而只有崇高敬意<text:span text:style-name="T3">,</text:span>就如巴勒網絕非提供什麼客觀中立的事實<text:span text:style-name="T3">,</text:span>至少我一點也不相信有人能提供什麼客觀中立的事實<text:span text:style-name="T3">. </text:span>這裏只提供一種相當<text:span text:style-name="T3"><text:s/>"</text:span>個人化<text:span text:style-name="T3">" </text:span>相當主觀的感受與見聞<text:span text:style-name="T3">;</text:span>當然<text:span text:style-name="T3">,</text:span>主觀並不意味著做假<text:span text:style-name="T3">; </text:span>打造並不等於捏造<text:span text:style-name="T3">. <text:line-break/><text:line-break/></text:span>至於偏不偏頗那倒無妨<text:span text:style-name="T3">,</text:span>我們既然不相信土匪廟前面<text:span text:style-name="T3"><text:s/>"</text:span>大中至正<text:span text:style-name="T3">" </text:span>那四個字<text:span text:style-name="T3">,</text:span>自然也不會以為自己超然客觀<text:span text:style-name="T3">. </text:span>若有人如此定位自己<text:span text:style-name="T3">,</text:span>那他肯定是有著某種自欺欺人的妄想<text:span text:style-name="T3">.<text:line-break/><text:line-break/></text:span>今天假設報紙圖文並茂報導出來了<text:span text:style-name="T3">: "</text:span>精神科名醫陳真騎摩托車路經新化廟會<text:span text:style-name="T3">,</text:span>看見有辣妹在跳脫衣舞<text:span text:style-name="T3">,</text:span>名醫馬上停下摩托車駐足觀看<text:span text:style-name="T3">". "</text:span>精神科名醫陳真吃完麵回家後發現在麵攤地上掉落五元<text:span text:style-name="T3">,</text:span>回頭找老闆娘質問五元下落<text:span text:style-name="T3">",</text:span>請問若真有此事<text:span text:style-name="T3">,</text:span>這樣一些報導是客觀中立的純粹事實或事情<text:span text:style-name="T3">,</text:span>或是一種帶有某種意義的敘述<text:span text:style-name="T3">?<text:line-break/><text:line-break/></text:span>我們每天睜開眼看向這個世界<text:span text:style-name="T3">,</text:span>問題是<text:span text:style-name="T3">,"</text:span>世界<text:span text:style-name="T3">" </text:span>在哪呢<text:span text:style-name="T3">? "</text:span>世界<text:span text:style-name="T3">"</text:span>根本不存在<text:span text:style-name="T3">,</text:span>它只是存在你的思維言語概念中<text:span text:style-name="T3">. <text:line-break/><text:line-break/></text:span>就好像我看向一幅畫<text:span text:style-name="T3">,</text:span>有關這畫的客觀事實在哪呢<text:span text:style-name="T3">? </text:span>根本沒有這樣的東西<text:span text:style-name="T3">. </text:span>所有陳述或敘述都是一種改述<text:span text:style-name="T3">,</text:span>一種意譯<text:span text:style-name="T3"><text:s/>(paraphrase),</text:span>一種解碼<text:span text:style-name="T3">,</text:span>就好像在轉述一幅畫那樣<text:span text:style-name="T3">,</text:span>我願意盡可能忠於我所見<text:span text:style-name="T3">,</text:span>但重點是<text:span text:style-name="T3">: <text:line-break/><text:line-break/></text:span>這個我<text:span text:style-name="T3"><text:s/>"</text:span>所見<text:span text:style-name="T3">" </text:span>並不是一種<text:span text:style-name="T3"><text:s/>"</text:span>命題般<text:span text:style-name="T3">" (propositional)</text:span>的構造物<text:span text:style-name="T3">,</text:span>世界並不是由一個個句子構成<text:span text:style-name="T3">,</text:span>當我看到世界時<text:span text:style-name="T3">,</text:span>我並不是看到一個個客觀中立的命題<text:span text:style-name="T3">,</text:span>而是看到一種非命題式的圖案<text:span text:style-name="T3">,</text:span>然後我得根據<text:span text:style-name="T3"><text:s/>"</text:span>我的<text:span text:style-name="T3">" </text:span>某種<text:span text:style-name="T3"><text:s/>"</text:span>眼光<text:span text:style-name="T3">" </text:span>或者說主觀<text:span text:style-name="T3">,</text:span>描述<text:span text:style-name="T3"><text:s/>"</text:span>我<text:span text:style-name="T3">" </text:span>所<text:span text:style-name="T3"><text:s/>"</text:span>看到<text:span text:style-name="T3">" </text:span>的東西<text:span text:style-name="T3">.<text:line-break/><text:line-break/></text:span>即便是再怎麼一目了然的一件事情<text:span text:style-name="T3">,</text:span>仍然永遠都必須被<text:span text:style-name="T3"><text:s/>"</text:span>看見<text:span text:style-name="T3">" </text:span>才能被<text:span text:style-name="T3"><text:s/>"</text:span>談論<text:span text:style-name="T3">",</text:span>既然涉及<text:span text:style-name="T3"><text:s/>"</text:span>看<text:span text:style-name="T3">"(seeing),</text:span>就沒有所謂既定事實或客觀事實這回事了<text:span text:style-name="T3">.</text:span>我得先給我的<text:span text:style-name="T3"><text:s/>"</text:span>看<text:span text:style-name="T3">" </text:span>賦予它某種概念鋼架<text:span text:style-name="T3">,</text:span>然後我才能用一個個<text:span text:style-name="T3"><text:s/>"</text:span>命題磚塊<text:span text:style-name="T3">" </text:span>建造出一整套<text:span text:style-name="T3"><text:s/>"</text:span>敘述<text:span text:style-name="T3">",</text:span>難道有人不是這樣<text:span text:style-name="T3">? </text:span>難道你我之中有人不是人而是神<text:span text:style-name="T3">,</text:span>無須概念而能理解並不偏不倚地陳述一切<text:span text:style-name="T3">?</text:span></text:p>
      <text:p text:style-name="P1"><text:span text:style-name="T1">葉小慧</text:span><text:s/>  |  2011.12.24 12:34   |   <text:a xlink:type="simple" xlink:href="http://palinfo.habago.org/Entry?Command=Information_PrintForum&amp;iPage=532#FORUM31186"><text:span text:style-name="T2">#</text:span></text:a></text:p>
      <text:p text:style-name="P3">陳真說的和我說的不同概念。我說的事實，是指單純一點被紀錄出來的，例如蔡英文起草了生技條例，例如她在文件上簽名，例如她去文要求國發基金撥款，這樣屬於一個事件本身的細節，記者本身當然有立場，所以都是有意識在裡頭，那不是真正的事實。好吧，避免混淆，不用事實這個名詞，我沒有哲學的底子，就用「事情」。<text:span text:style-name="T3"><text:line-break/><text:line-break/></text:span>觀點比數字比現象重要。但一般人如我，如果不就事情在新聞傳遞的細節抽絲剝繭，用警覺的心態試著拿到脈絡，基本上很難取得一件事情的原來樣貌，比如一篇新聞是欺騙了你，而你卻不知道。可是多比對或追蹤後續就看得出來，包括那個記者的立場是什麼。<text:span text:style-name="T3"><text:line-break/><text:line-break/></text:span>比如蘋果將政大法律學院副院長的囍宴請柬電子信件中的內容掐頭去尾，只引述了中間一段，如果記者沒去訪問副院長，或者訪問過副院長又不讓新聞報導重點告知，讓副院長回應另外一回事，然後說有查證了，最後拿爆料者的話來總結，這個組合就造成可怕的後果。<text:span text:style-name="T3"><text:line-break/><text:line-break/></text:span>每篇新聞都有立場都有揣度在裡頭，事情的樣貌根本還不清楚，同學就去看一堆人的評論，那事情是越來越模糊，甚至糅合成另外一種樣貌了，然後同學就以此得出的事情樣貌當作他以為的事實。</text:p>
      <text:p text:style-name="P1"><text:span text:style-name="T1">鄭啟承</text:span><text:s/>  |  2011.12.24 10:27   |   <text:a xlink:type="simple" xlink:href="http://palinfo.habago.org/Entry?Command=Information_PrintForum&amp;iPage=532#FORUM31185"><text:span text:style-name="T2">#</text:span></text:a></text:p>
      <text:p text:style-name="P2">最近有不少媒體來採訪小弟<text:span text:style-name="T3">(</text:span>以下簡稱鄭總<text:span text:style-name="T3">)</text:span>，生意人嘛，大家心知肚明互相要什麼，都很直接不做作，一問一答比在學校<text:span text:style-name="T3"><text:s/>seminar </text:span>還輕鬆。一種事實或是資訊呈現只要是在專業坦誠的過程中產生，我都可以欣然接受<text:span text:style-name="T3"><text:s/>(</text:span>當然新聞剪接播出後又是另外一回事了<text:span text:style-name="T3">)</text:span>。台灣學界或道貌岸然各界的問題或許就在也許專業，但少了坦誠。我常覺得台灣人最喜歡用的幾個字眼比如「客觀」、「公正」，裡頭都帶了很大的不老實的成份，挺自欺欺人的。<text:span text:style-name="T3"><text:line-break/><text:line-break/><text:line-break/></text:span>鄭總被各新聞媒體採訪的內容可以簡單濃縮如下：<text:span text:style-name="T3"><text:line-break/><text:line-break/></text:span>記者：「請問你為什麼會離開學術界，出來自己創業？」<text:span text:style-name="T3"><text:line-break/><text:line-break/></text:span>鄭總：「因為我喜歡錢啊。」</text:p>
      <text:p text:style-name="P1"><text:span text:style-name="T1">陳真</text:span><text:s/>  |  2011.12.24 01:43   |   <text:a xlink:type="simple" xlink:href="http://palinfo.habago.org/Entry?Command=Information_PrintForum&amp;iPage=532#FORUM31184"><text:span text:style-name="T2">#</text:span></text:a></text:p>
      <text:p text:style-name="P3">小弟倒是強烈建議<text:span text:style-name="T3">: </text:span>國內事請收看<text:span text:style-name="T3">2100</text:span>全民開講<text:span text:style-name="T3">;</text:span>國外事請收看<text:span text:style-name="T3">WSWS.</text:span>特別是<text:span text:style-name="T3">WSWS,</text:span>議論性非常強<text:span text:style-name="T3">.<text:line-break/><text:line-break/></text:span>我無法想像世上有純粹事實敘述或描述而不帶議論的新聞報導<text:span text:style-name="T3">.<text:line-break/><text:line-break/>"</text:span>議論<text:span text:style-name="T3">" </text:span>不但沒有問題<text:span text:style-name="T3">,</text:span>而且恰恰是任何一種報導所應深入而且永遠不可能脫掉的本質<text:span text:style-name="T3">. </text:span>簡單說<text:span text:style-name="T3">,</text:span>一切敘述都是評論<text:span text:style-name="T3">,</text:span>若無評論<text:span text:style-name="T3">,</text:span>那我根本不知道你到底是在報導什麼<text:span text:style-name="T3">;</text:span>你總得對任何一種陳述<text:span text:style-name="T3"><text:s/>"</text:span>預先<text:span text:style-name="T3">" </text:span>採取一種觀點<text:span text:style-name="T3">. <text:line-break/><text:line-break/></text:span>大概只有上帝才有可能提出一種無關乎任何觀點的<text:span text:style-name="T3"><text:s/>"</text:span>絕對概念<text:span text:style-name="T3">";</text:span>或者說<text:span text:style-name="T3">,</text:span>任何陳述或概念都脫離不了內在的規範性<text:span text:style-name="T3">(normativity),</text:span>除非你不是在講話<text:span text:style-name="T3">,</text:span>不是在寫字<text:span text:style-name="T3">,</text:span>而是在從事一種演算<text:span text:style-name="T3">,</text:span>比方說數學或邏輯<text:span text:style-name="T3">.<text:line-break/><text:line-break/></text:span>我沒辦法報導一塊黑板<text:span text:style-name="T3">,</text:span>除非我腦子裏對之先形成一種觀念<text:span text:style-name="T3">,</text:span>於是在這樣一種觀念下我開始對之進行描述<text:span text:style-name="T3">. </text:span>或者說<text:span text:style-name="T3">,</text:span>我得先把我的<text:span text:style-name="T3"><text:s/>"</text:span>有色眼鏡<text:span text:style-name="T3">" </text:span>給調整好焦距<text:span text:style-name="T3">,</text:span>然後我才能夠看見這個世界並賦予它某種我所欲賦予的意義<text:span text:style-name="T3">.<text:line-break/><text:line-break/></text:span>我發現底下這樣一種品味聯結<text:span text:style-name="T3">: </text:span>對於有色眼鏡的視而不見<text:span text:style-name="T3">,</text:span>似乎恰恰是極右或極端思維的溫床<text:span text:style-name="T3">;</text:span>他們老是以為自己所見或所信奉者是一種純粹事實或不帶任何評價性的真理<text:span text:style-name="T3"><text:s/>(</text:span>不妨想想希特勒政權底下那些殺小孩的醫生護士是如何自以為自己是在幫助受害者或幫助社會大眾邁向更好的文明<text:span text:style-name="T3">),</text:span>於是只要對此一絕對認知或信仰有所不敬者<text:span text:style-name="T3">,</text:span>便是敵人<text:span text:style-name="T3">. <text:line-break/><text:line-break/></text:span>於是明明只是一種利害屬性的相對性意見例如統獨<text:span text:style-name="T3">,</text:span>通常就會變成一種彷彿不帶任何評價性的絕對概念或信仰<text:span text:style-name="T3">,</text:span>在這信仰底下<text:span text:style-name="T3">,</text:span>是非黑白全被抹除<text:span text:style-name="T3">,</text:span>因為與信仰牴觸者一概無效<text:span text:style-name="T3">.<text:line-break/><text:line-break/></text:span>我們應該反對造謠反對影射反對抹黑<text:span text:style-name="T3">,</text:span>但若反對議論<text:span text:style-name="T3">,</text:span>那真的是我聽過最荒唐最缺乏理性依據的一種議論了<text:span text:style-name="T3">.<text:line-break/><text:line-break/></text:span>羅素在哲學上一度輝煌<text:span text:style-name="T3">,</text:span>在社會運動上也曾經起著一種思想引導作用<text:span text:style-name="T3">,</text:span>前後長達半個世紀<text:span text:style-name="T3">. </text:span>七十幾歲以上的讀書人<text:span text:style-name="T3">,</text:span>大概或多或少都見識過羅素的舉世影響力<text:span text:style-name="T3">,</text:span>他的粉絲之一就是<text:span text:style-name="T3"><text:s/>Chomsky,</text:span>至今以羅素為其畢生<text:span text:style-name="T3"><text:s/>"</text:span>典範<text:span text:style-name="T3">".<text:line-break/><text:line-break/></text:span>但維根斯坦卻非常堵爛羅素參與社會事務<text:span text:style-name="T3">,</text:span>他總覺得羅素缺乏對於某種深刻事物的真誠<text:span text:style-name="T3">. </text:span>有一回<text:span text:style-name="T3">,</text:span>遇到羅素又趕著要去參加一場反戰反對屠殺小孩反對奴役兒童的群眾集會<text:span text:style-name="T3">. </text:span>維根斯坦當面表示很想吐<text:span text:style-name="T3">,</text:span>羅素反駁說<text:span text:style-name="T3">,"</text:span>難道你希望我去參加一個主張殺小孩的團體<text:span text:style-name="T3">?" </text:span>維根斯坦說<text:span text:style-name="T3">: "</text:span>那也總比你現在所做的好<text:span text:style-name="T3">."<text:line-break/><text:line-break/></text:span>或許你會以為維根斯坦是在跟羅素鬥嘴<text:span text:style-name="T3">,</text:span>其實我敢保證他絕不是在說氣話<text:span text:style-name="T3">,</text:span>維根斯坦完全是認真的<text:span text:style-name="T3">. </text:span>羅素在這事之後就常跟人抱怨這段對話<text:span text:style-name="T3">,</text:span>說維根斯坦竟然叫他不如去成立一個殺小孩的團體<text:span text:style-name="T3">. </text:span>但我相信<text:span text:style-name="T3">,</text:span>羅素其實是很了解維根斯坦的<text:span text:style-name="T3">,</text:span>他知道維根斯坦在罵什麼<text:span text:style-name="T3">. <text:line-break/><text:line-break/></text:span>不過<text:span text:style-name="T3">,</text:span>所謂天性難移吧<text:span text:style-name="T3">,</text:span>羅素反正就是那樣一種調調<text:span text:style-name="T3">,</text:span>讓很多人覺得他言語無分寸<text:span text:style-name="T3">,</text:span>十分褻瀆神明<text:span text:style-name="T3">,</text:span>有點遊戲人間的感覺<text:span text:style-name="T3">. </text:span>或許也因為如此<text:span text:style-name="T3">,</text:span>難免有些人會覺得羅素主導國際上許多反戰運動其實不是真的那麼虔誠<text:span text:style-name="T3">.<text:line-break/><text:line-break/></text:span>有一次<text:span text:style-name="T3">,</text:span>羅素照例又登高一呼領導群眾<text:span text:style-name="T3">,</text:span>召開一個反戰集會<text:span text:style-name="T3">. </text:span>他上台演講後<text:span text:style-name="T3">,</text:span>回到座位上卻竟然對著鄰座的其他演講者說<text:span text:style-name="T3">: "</text:span>如果台下群眾真的相信我剛剛講的那些話<text:span text:style-name="T3">,</text:span>那我真的會嚇一跳<text:span text:style-name="T3">,</text:span>因為連我自己都不相信<text:span text:style-name="T3">."<text:line-break/><text:line-break/></text:span>對於這個難以查證的小故事<text:span text:style-name="T3">,</text:span>或許你會把它拿來當成一種佐證<text:span text:style-name="T3">,</text:span>證明自稱<text:span text:style-name="T3"><text:s/>"</text:span>喜歡幹<text:span text:style-name="T3">" </text:span>的羅素的玩世不恭<text:span text:style-name="T3">. </text:span>但我倒不這麼認為<text:span text:style-name="T3">,</text:span>因為我自己也一樣<text:span text:style-name="T3">. </text:span>每當有人有模有樣地覆述或引證我的想法時<text:span text:style-name="T3">,</text:span>老實說我也常會嚇一跳<text:span text:style-name="T3">,</text:span>因為連我自己也不是真的相信自己講的<text:span text:style-name="T3">,</text:span>特別是有關救國救民的談話<text:span text:style-name="T3">.<text:line-break/><text:line-break/></text:span>各位大概已經聽不懂董事長到底在講什麼了<text:span text:style-name="T3">,</text:span>或許可以這麼做個結論<text:span text:style-name="T3">: "</text:span>千萬不要相信我講的話<text:span text:style-name="T3">,</text:span>包括這一句<text:span text:style-name="T3">".<text:line-break/><text:line-break/></text:span>這會很難理解嗎<text:span text:style-name="T3">? </text:span>就好像講夢話一樣<text:span text:style-name="T3">,</text:span>夢話是真的<text:span text:style-name="T3">,</text:span>我也的確為夢境起惆悵<text:span text:style-name="T3">,</text:span>但你難道以為我會笨到或庸俗到把夢當成青年守則<text:span text:style-name="T3">? </text:span>把詩當成呈堂證供<text:span text:style-name="T3">?<text:line-break/><text:line-break/></text:span>世上有些人是不靠地心引力過活的<text:span text:style-name="T3">,</text:span>只要一回到地面<text:span text:style-name="T3">,</text:span>只要凡事講得煞有介事跟真的一樣<text:span text:style-name="T3">,</text:span>他就會很痛苦<text:span text:style-name="T3">. </text:span>我相信這是一種品味<text:span text:style-name="T3">,</text:span>一種生命形式<text:span text:style-name="T3">. <text:line-break/><text:line-break/></text:span>相反地<text:span text:style-name="T3">,</text:span>有些人卻好像很喜歡地心引力<text:span text:style-name="T3">,</text:span>就跟蟲一樣<text:span text:style-name="T3">,</text:span>很喜歡趴在地面<text:span text:style-name="T3">,</text:span>明明是虛浮飄渺的一個夢一首詩<text:span text:style-name="T3">,</text:span>卻偏要講得好像是什麼鋼鐵般不帶任何偏見與議論的事實似的<text:span text:style-name="T3">. <text:line-break/><text:line-break/>Emir Kusturica</text:span>之所以跟我同名<text:span text:style-name="T3">,</text:span>是因為我們都不靠地心引力過活<text:span text:style-name="T3">,</text:span>我們沒有敵人<text:span text:style-name="T3">,</text:span>除了<text:span text:style-name="T3">realism</text:span>之外<text:span text:style-name="T3">. <text:line-break/><text:line-break/></text:span>所以<text:span text:style-name="T3">,</text:span>別再說你是在告訴我們一種不帶議論的<text:span text:style-name="T3"><text:s/>"</text:span>事實<text:span text:style-name="T3">" </text:span>了<text:span text:style-name="T3">. </text:span>世界上沒有事實<text:span text:style-name="T3">,</text:span>一切事實都是在某種概念架構下打造出來的<text:span text:style-name="T3">. </text:span>我說的是打造而不是捏造<text:span text:style-name="T3">. </text:span>打造事實是一種美德一種才華<text:span text:style-name="T3">,</text:span>但捏造事實卻是那些骯髒齷齪的小人物整天在幹的事<text:span text:style-name="T3">.</text:span></text:p>
      <text:p text:style-name="P1"><text:span text:style-name="T1">葉小慧</text:span><text:s/>  |  2011.12.23 23:55   |   <text:a xlink:type="simple" xlink:href="http://palinfo.habago.org/Entry?Command=Information_PrintForum&amp;iPage=532#FORUM31183"><text:span text:style-name="T2">#</text:span></text:a></text:p>
      <text:p text:style-name="P2">秉叡同學，你說要比較，建議多看敘述事實的新聞。我說的這新聞，不要夾敘夾議的，不要電視新聞，尤其不要評論，而是如中央社、各大報，哪怕是自由時報都好，愈詳盡的敘述報導。<text:span text:style-name="T3"><text:line-break/><text:line-break/></text:span>我從事新聞工作，深知新聞本身的矛盾，最不喜歡夾敘夾議的文章，受訪者已經有立場，採訪者也有立場，如實報導已不容易，何況公正客觀，但有些訊息是都相同的，未加以評論的部分，才能成為你評價一件事情的參考。<text:span text:style-name="T3"><text:line-break/><text:line-break/></text:span>抹黑，是毫無根據；有所憑據，是質疑。</text:p>
      <text:p text:style-name="P1"><text:span text:style-name="T1">陳真</text:span><text:s/>  |  2011.12.23 05:10   |   <text:a xlink:type="simple" xlink:href="http://palinfo.habago.org/Entry?Command=Information_PrintForum&amp;iPage=532#FORUM31182"><text:span text:style-name="T2">#</text:span></text:a></text:p>
      <text:p text:style-name="P3">同學<text:span text:style-name="T3">,</text:span>對不起啦<text:span text:style-name="T3">,</text:span>我沒說<text:span text:style-name="T3"><text:s/>"</text:span>你<text:span text:style-name="T3">" </text:span>是綠或藍<text:span text:style-name="T3">,</text:span>若有誤解<text:span text:style-name="T3">,</text:span>還請見諒<text:span text:style-name="T3">.<text:line-break/><text:line-break/></text:span>我沒有在講<text:span text:style-name="T3"><text:s/>"</text:span>誰<text:span text:style-name="T3">",</text:span>而只是在講<text:span text:style-name="T3"><text:s/>"</text:span>誰講的話<text:span text:style-name="T3">",</text:span>我只是針對你的發言<text:span text:style-name="T3">(</text:span>或轉貼代替發言<text:span text:style-name="T3">). <text:line-break/><text:line-break/></text:span>既非講<text:span text:style-name="T3"><text:s/>"</text:span>誰<text:span text:style-name="T3">",</text:span>所以你當然也沒有得罪<text:span text:style-name="T3"><text:s/>"</text:span>我<text:span text:style-name="T3">",</text:span>誰要支持什麼純粹是他家的事<text:span text:style-name="T3">,</text:span>但誰講的<text:span text:style-name="T3"><text:s/>"</text:span>話<text:span text:style-name="T3">" </text:span>合不合理卻是公眾之事<text:span text:style-name="T3">.<text:line-break/><text:line-break/></text:span>面對一種是非<text:span text:style-name="T3">,</text:span>就如甘地所說<text:span text:style-name="T3">,</text:span>即便都是壞<text:span text:style-name="T3">,</text:span>仍有小壞與大奸之分<text:span text:style-name="T3">,</text:span>各打五十大板是可恥的<text:span text:style-name="T3">. </text:span>我即便用非常高的道德標準來看國民黨的領導高層及其施政<text:span text:style-name="T3">,</text:span>我也看不出有何令人反感之事<text:span text:style-name="T3">. </text:span>但是那個垃圾黨其所作所為卻齷齪下流臭不可聞<text:span text:style-name="T3">. </text:span>如果你想知道人性有多壞<text:span text:style-name="T3">,</text:span>那就看看那個垃圾黨有多壞就能明白<text:span text:style-name="T3">.<text:line-break/><text:line-break/></text:span>面對這樣兩個黨<text:span text:style-name="T3">,</text:span>我實在說不出來各打五十大板的那種話<text:span text:style-name="T3">,</text:span>因為兩個黨一樣壞並非事實<text:span text:style-name="T3">. </text:span>我看到的國民黨是一個早已與昔日不同的黨<text:span text:style-name="T3">,</text:span>它一直在改善自己<text:span text:style-name="T3">,</text:span>但我所參與創立的那個黨卻以光速般直線墮落<text:span text:style-name="T3">,</text:span>早在十多年前便已臭不可聞<text:span text:style-name="T3">. <text:line-break/><text:line-break/></text:span>事實上<text:span text:style-name="T3">,</text:span>民進垃圾黨也根本不是過去那個黨外<text:span text:style-name="T3">, </text:span>只是被一群人渣或一群早已腐化不堪的人篡用黨外的相關名字與歷史<text:span text:style-name="T3">. </text:span>如果黨外是如此齷齪<text:span text:style-name="T3">,</text:span>誰會為他費盡青春流盡血淚<text:span text:style-name="T3">?</text:span></text:p>
      <text:p text:style-name="P4"/>
      <text:p text:style-name="P1"><text:span text:style-name="T1">秉叡</text:span><text:s/>  |  2011.12.22 19:04   |   <text:a xlink:type="simple" xlink:href="http://palinfo.habago.org/Entry?Command=Information_PrintForum&amp;iPage=533#FORUM31181"><text:span text:style-name="T2">#</text:span></text:a></text:p>
      <text:p text:style-name="P3">打錯字了，是﹝爭議﹞才對，謝謝</text:p>
      <text:p text:style-name="P1"><text:span text:style-name="T1">秉叡</text:span><text:s/>  |  2011.12.22 19:02   |   <text:a xlink:type="simple" xlink:href="http://palinfo.habago.org/Entry?Command=Information_PrintForum&amp;iPage=533#FORUM31180"><text:span text:style-name="T2">#</text:span></text:a></text:p>
      <text:p text:style-name="P2">這年頭似乎連網路留言都不能隨便留，否則到頭來連自己哪邊得罪人都不知道！﹝那個垃圾黨長年以來無奇不有信口開河存心捏造的抹黑造謠無日無之<text:span text:style-name="T3">,</text:span>這位同學向來沒意見﹞<text:span text:style-name="T3"><text:line-break/></text:span>為何我沒意見，因為我平常是沒在注意這兩個政黨到底在說什麼，做什麼。既然沒在注意，當然也不會有所謂的﹝意見﹞啊！<text:span text:style-name="T3"><text:line-break/></text:span>當然有時候還是會注意台灣政治，但是通常我傾向注意國民黨在幹什麼，畢竟他是執政黨，在國會有超過四分之三的席次，自然必須受到嚴格的檢驗。﹝當我升上大學，有時間注意社會時事時，民進黨已經下台了。﹞<text:span text:style-name="T3"><text:line-break/></text:span>至於民進黨，這個黨基本上一有什麼風吹草動，陳真先生就會在此發表意見，而且說的頭頭是道，所以我如果再轉載類似的社論，那豈不是班門弄斧嗎？<text:span text:style-name="T3"><text:line-break/><text:line-break/></text:span>為何我轉載孫先生的文章呢？因為我覺得陳真先生一直在這裡批評民進黨，那國民黨呢？國民黨就沒有任何缺點嗎？所以才轉了一篇批評國民黨的文章，來平衡一下，當然，我確實是沒注意那文章到底是不是胡說八道。<text:span text:style-name="T3"><text:line-break/><text:line-break/></text:span>﹝秉叡同學的發言有個特色就是往往立場取代是非<text:span text:style-name="T3">,</text:span>藍綠凌駕黑白<text:span text:style-name="T3">,</text:span>﹞<text:span text:style-name="T3"><text:line-break/></text:span>看來陳真先生似乎認為我是綠的，這可是大錯特錯，我基本上對於兩黨可都沒有好感呢！而且這次大選，蔡小姐很早就被我宣判出局了！看他面對農舍問題和不分區立委名單真意的那種態度就叫我很難把票投給他。</text:p>
      <text:p text:style-name="P1"><text:span text:style-name="T1">陳真</text:span><text:s/>  |  2011.12.22 15:29   |   <text:a xlink:type="simple" xlink:href="http://palinfo.habago.org/Entry?Command=Information_PrintForum&amp;iPage=533#FORUM31179"><text:span text:style-name="T2">#</text:span></text:a></text:p>
      <text:p text:style-name="P3">說了一種想法是一回事<text:span text:style-name="T3">,</text:span>但<text:span text:style-name="T3">saying with or without feeling</text:span>卻又是另一回事<text:span text:style-name="T3">.<text:line-break/><text:line-break/></text:span>光<text:span text:style-name="T3"><text:s/>"</text:span>說<text:span text:style-name="T3">" </text:span>不夠<text:span text:style-name="T3">,</text:span>重點是<text:span text:style-name="T3"><text:s/>"</text:span>有溫度<text:span text:style-name="T3">" </text:span>的<text:span text:style-name="T3"><text:s/>"</text:span>說<text:span text:style-name="T3">". "</text:span>有溫度<text:span text:style-name="T3">" </text:span>並不是說大家要像我這樣沒家教滿口粗鄙<text:span text:style-name="T3">,</text:span>而是對你所說的事應該要<text:span text:style-name="T3"><text:s/>"</text:span>有感覺<text:span text:style-name="T3">",</text:span>否則我們不知道你的<text:span text:style-name="T3"><text:s/>"</text:span>說<text:span text:style-name="T3">" </text:span>與<text:span text:style-name="T3"><text:s/>"</text:span>不說<text:span text:style-name="T3">" </text:span>有何意義可言<text:span text:style-name="T3">?<text:line-break/><text:line-break/></text:span>我之前留言說蔡英文<text:span text:style-name="T3">(</text:span>神啊<text:span text:style-name="T3">,</text:span>原諒我靈魂的墮落<text:span text:style-name="T3">,</text:span>我竟然有一天會墮落到必須去批評一個絲毫不值得批評的小人物<text:span text:style-name="T3">)</text:span>的身家財產<text:span text:style-name="T3">,</text:span>我必須賺上一萬年<text:span text:style-name="T3">,</text:span>經我精密計算<text:span text:style-name="T3">,</text:span>應該不用一萬年<text:span text:style-name="T3">,</text:span>大約一千年不吃不喝就能迎頭趕上<text:span text:style-name="T3">.<text:line-break/><text:line-break/></text:span>不過<text:span text:style-name="T3">,</text:span>那是指我的收入<text:span text:style-name="T3">,</text:span>若以各位的一般收入來算<text:span text:style-name="T3">,</text:span>你得不吃不喝不眠不休從山頂洞人鑽木取火的那個年代開始賺起<text:span text:style-name="T3">,</text:span>或許才能賺到跟女羅賓漢蔡英文一樣多的錢<text:span text:style-name="T3">. <text:line-break/><text:line-break/></text:span>剛才去吃麵<text:span text:style-name="T3">,</text:span>看到報紙有圖片說民進垃圾黨找來一堆小朋友打扮成小羅賓漢幫忙選舉造勢<text:span text:style-name="T3">. </text:span>我不知道各位看了會不會想吐<text:span text:style-name="T3">? </text:span>會不會產生一種對於卑劣人性的惆悵<text:span text:style-name="T3">? <text:line-break/><text:line-break/></text:span>人可以壞<text:span text:style-name="T3">,</text:span>但要壞得有個底線<text:span text:style-name="T3">. </text:span>我真不知道這個黨及其支持者究竟對於是非道德的敗壞有沒有個底線<text:span text:style-name="T3">? </text:span>我常想起學姐說的<text:span text:style-name="T3">,</text:span>就算綠營的人殺自己的老爸殺自己的老母<text:span text:style-name="T3">,</text:span>其支持者恐怕還是一樣力挺到底<text:span text:style-name="T3">,</text:span>而且會說這一切都是共匪的陰謀台灣人要團結之類<text:span text:style-name="T3">.<text:line-break/><text:line-break/></text:span>中午去到麵攤<text:span text:style-name="T3">,</text:span>老闆娘女兒顧攤<text:span text:style-name="T3">,</text:span>我叫了一碗麵及一杯咖啡<text:span text:style-name="T3">,</text:span>客人不多<text:span text:style-name="T3">,</text:span>大家的餐點很快就來了<text:span text:style-name="T3">,</text:span>但我卻等了粉久<text:span text:style-name="T3">,</text:span>讓我心生懷疑老闆娘女兒一定是對我有意思<text:span text:style-name="T3">,</text:span>要不然怎麼別人都沒有這種待遇<text:span text:style-name="T3">,</text:span>顯然是故意要我久等以便延長跟我相處的時間<text:span text:style-name="T3">.<text:line-break/><text:line-break/></text:span>付帳時我很匆忙<text:span text:style-name="T3">,</text:span>從口袋掏出一堆廢紙和鈔票零錢<text:span text:style-name="T3">,</text:span>找錢時不慎把錢打翻了<text:span text:style-name="T3">,</text:span>掉了一地<text:span text:style-name="T3">,</text:span>有損形象很尷尬<text:span text:style-name="T3">,</text:span>趕緊四處撿起<text:span text:style-name="T3">. </text:span>離去後發現似乎少了一個五元的銅板<text:span text:style-name="T3">,</text:span>於是我又回去撿<text:span text:style-name="T3">,</text:span>老闆娘女兒說唉呀不好意思啦<text:span text:style-name="T3">,</text:span>五元我貼你好了<text:span text:style-name="T3">,</text:span>不用在地上四處搜尋了<text:span text:style-name="T3">.<text:line-break/><text:line-break/></text:span>我拒絕<text:span text:style-name="T3">,</text:span>大丈夫敢做敢當<text:span text:style-name="T3">,</text:span>自己掉的錢自己認栽<text:span text:style-name="T3">. </text:span>不過<text:span text:style-name="T3">,</text:span>就像女羅賓漢講的<text:span text:style-name="T3">,</text:span>各位弱勢者朋友真是很抱歉<text:span text:style-name="T3">,</text:span>這一切都是阿共仔的陰謀<text:span text:style-name="T3">,</text:span>害我以後恐怕沒有能力再捐錢幫助你們了<text:span text:style-name="T3">.</text:span></text:p>
      <text:p text:style-name="P1"><text:span text:style-name="T1">葉小慧</text:span><text:s/>  |  2011.12.22 13:10   |   <text:a xlink:type="simple" xlink:href="http://palinfo.habago.org/Entry?Command=Information_PrintForum&amp;iPage=533#FORUM31178"><text:span text:style-name="T2">#</text:span></text:a></text:p>
      <text:p text:style-name="P2">秉叡同學，你的說法仍然不清不楚。意見是要「自己陳述」，同樣一件事情，每個人的角度都不同，你說陳真已經說了你要說的，你真的看懂了陳真說什麼嗎？如果你用心看懂了，不會轉這篇胡扯八道的文章來。我完全看不出你和陳真哪裡意見相同，你自己都承認很多事情半知半解，陳真說了「知其十知其百只說其一」，這點你就完全不是這樣啊。<text:span text:style-name="T3"><text:line-break/><text:line-break/></text:span>你說陳真已經說了你要說的，這點就和蔡女士對宇昌案的說法一樣，她完全不給記者詢問，然後說我都說過了，誰說過了？民進黨團的這些人幫她說，就叫做她說過了嗎？宇昌案的利益關係人幫她說，就叫做她說過了嗎？這樣子非常惡劣。你想說什麼，應該自己表達出來，既然你選擇在網路上說話，至少好好用文字表達清楚，就是基本功夫，而不是像歪妹一樣「對呀」。</text:p>
      <text:p text:style-name="P1"><text:span text:style-name="T1">秉叡</text:span><text:s/>  |  2011.12.22 11:20   |   <text:a xlink:type="simple" xlink:href="http://palinfo.habago.org/Entry?Command=Information_PrintForum&amp;iPage=533#FORUM31177"><text:span text:style-name="T2">#</text:span></text:a></text:p>
      <text:p text:style-name="P3">秉叡同學的發言有個特色就是往往立場取代是非<text:span text:style-name="T3">,</text:span>藍綠凌駕黑白<text:span text:style-name="T3">,</text:span>還有就是在一無所知的狀態下依然能採取立場<text:span text:style-name="T3">.<text:line-break/><text:line-break/></text:span>那個垃圾黨長年以來無奇不有信口開河存心捏造的抹黑造謠無日無之<text:span text:style-name="T3">,</text:span>這位同學向來沒意見<text:span text:style-name="T3">,</text:span>反倒對一個人神共憤的案子卻說是抹黑<text:span text:style-name="T3">.<text:line-break/>=========================================<text:line-break/></text:span>冤枉阿，陳真大人，我當然有意見阿，只是我想要說的，您已經說了，說的比我還有道理，還用的著我發表意見嗎？不果我承認很多時候是在半知半解的狀況下發文章的啦，謝謝。</text:p>
      <text:p text:style-name="P1"><text:span text:style-name="T1">陳真</text:span><text:s/>  |  2011.12.22 03:35   |   <text:a xlink:type="simple" xlink:href="http://palinfo.habago.org/Entry?Command=Information_PrintForum&amp;iPage=533#FORUM31176"><text:span text:style-name="T2">#</text:span></text:a></text:p>
      <text:p text:style-name="P2">剛剛看電視上報導說<text:span text:style-name="T3">,</text:span>民進垃圾齷齪人渣黨在各大報刊登半個版面的巨幅廣告<text:span text:style-name="T3">,</text:span>廣告上以聳動斗大標題寫著什麼<text:span text:style-name="T3"><text:s/>"</text:span>半天時間連蓋九個章<text:span text:style-name="T3">",</text:span>賣出幾千億之類<text:span text:style-name="T3">,</text:span>然後質問馬英九<text:span text:style-name="T3"><text:s/>"</text:span>請問哪家銀行辦得到<text:span text:style-name="T3">?" </text:span>企圖以富邦併購哪家銀行的事情抹黑馬英九<text:span text:style-name="T3">. <text:line-break/><text:line-break/></text:span>這廣告真是徹頭徹尾無恥下流的抹黑<text:span text:style-name="T3">,</text:span>而且簡直是把大家當白痴<text:span text:style-name="T3">(</text:span>可悲的是<text:span text:style-name="T3">,</text:span>綠營的白癡支持者比例頗高<text:span text:style-name="T3">).</text:span>我看了真是很想殺人<text:span text:style-name="T3">,</text:span>這個黨及這些人實在是齷齪可恥污穢到極點<text:span text:style-name="T3">,</text:span>幹她媽的我是不是應該去翻國語字典找出足以充份形容一批毫無廉恥整天抹黑造謠的人渣的形容詞<text:span text:style-name="T3">? </text:span>不知道秉叡同學怎麼都不會生氣<text:span text:style-name="T3">?<text:line-break/><text:line-break/></text:span>難道這些人渣不知道為了避免內線交易所以必須把該份決議公文列為有效期限僅一天的極機密文件<text:span text:style-name="T3">? </text:span>難道這些人渣不知道必須以最快速度完成一切程序<text:span text:style-name="T3">,</text:span>以免有人得知消息進行內線交易<text:span text:style-name="T3">? </text:span>就如馬英九所說<text:span text:style-name="T3">,</text:span>這樣的金融機構合併處理程序是一種<text:span text:style-name="T3"><text:s/>"</text:span>典範<text:span text:style-name="T3">",</text:span>哪來弊案<text:span text:style-name="T3">?<text:line-break/><text:line-break/></text:span>這就好像比方說有一群人渣企圖抹黑一個外科醫師<text:span text:style-name="T3">,</text:span>然後就在各大報刊登廣告說<text:span text:style-name="T3">,"</text:span>你看<text:span text:style-name="T3">,</text:span>陳醫師一進開刀房就不出來了<text:span text:style-name="T3">,</text:span>連開十八小時都不出來<text:span text:style-name="T3">,</text:span>請問哪位病患能夠有此待遇<text:span text:style-name="T3">?" </text:span>然後還以各種色情畫面配合這些廣告詞<text:span text:style-name="T3">,</text:span>暗示說這位病患是個美眉<text:span text:style-name="T3">,</text:span>當然人家陳醫師開刀一開十八小時不出來<text:span text:style-name="T3">,</text:span>至於哪位阿伯開個盲腸炎一小時就被陳醫師給趕出來了<text:span text:style-name="T3">. </text:span>藉著這樣一種含沙射影抹黑當事人的人格操守<text:span text:style-name="T3">. <text:line-break/><text:line-break/></text:span>更不可思議的是<text:span text:style-name="T3">,</text:span>這樣一些講話跟放屁絲毫沒兩樣整天抹黑造謠的人渣<text:span text:style-name="T3">,</text:span>卻一副正義凜然說<text:span text:style-name="T3">: "</text:span>為了我們的下一代<text:span text:style-name="T3">,</text:span>我們不能讓<text:span text:style-name="T3">(</text:span>對手的<text:span text:style-name="T3">)</text:span>抹黑葬送了台灣<text:span text:style-name="T3">".<text:line-break/><text:line-break/></text:span>十多年前<text:span text:style-name="T3">,</text:span>很多政治圈內人跑來問我到底知道阿扁的哪些內幕<text:span text:style-name="T3">,</text:span>否則我為什麼當大家說他是個帶來希望快樂與夢想的台灣救星與政治明星時<text:span text:style-name="T3">,</text:span>我卻獨排眾議說他是<text:span text:style-name="T3"><text:s/>"</text:span>天字第一號大壞蛋<text:span text:style-name="T3">"? </text:span>甚至就連我在英國時都還有人特地從倫敦跑來劍橋跟我打聽<text:span text:style-name="T3">,</text:span>想知道阿扁的內幕<text:span text:style-name="T3">.<text:line-break/><text:line-break/></text:span>但我根本不知道阿扁的任何內幕<text:span text:style-name="T3">,</text:span>我所知道的事實細節恐怕比各位還少<text:span text:style-name="T3">,</text:span>但是<text:span text:style-name="T3">,</text:span>一個人的好壞<text:span text:style-name="T3">,</text:span>絕對不是看他有沒有前科或是有沒有做過什麼壞事<text:span text:style-name="T3">,</text:span>而是看他平常講話或寫東西的形式與內容<text:span text:style-name="T3">,</text:span>或者說看他的表達方式你就能知道這個人品性如何<text:span text:style-name="T3">,</text:span>是個什麼樣的人<text:span text:style-name="T3">,</text:span>根本不需要去打探他的什麼內幕<text:span text:style-name="T3">.<text:line-break/><text:line-break/></text:span>就比方說那位姓蔡的<text:span text:style-name="T3">,</text:span>自己公務員一卸任趕緊跑去辦理十八趴優惠存款<text:span text:style-name="T3">,</text:span>每個月領六萬多<text:span text:style-name="T3">,</text:span>公務員裏頭能夠領這麼高額的實屬鳳毛麟角<text:span text:style-name="T3">. </text:span>但領就領唄沒關係啊<text:span text:style-name="T3">,</text:span>但她在領了很多很多年之後<text:span text:style-name="T3">,</text:span>有一天卻扛起正義的大旗指控十八趴圖利特定族群<text:span text:style-name="T3">,</text:span>簡直就是禍國殃民的政策<text:span text:style-name="T3">!<text:line-break/><text:line-break/></text:span>這些人渣不但胡亂指控<text:span text:style-name="T3">,</text:span>並且努力從中挑撥農民工人與老榮民的對立<text:span text:style-name="T3">,</text:span>意思是說<text:span text:style-name="T3">: </text:span>你看<text:span text:style-name="T3">,</text:span>多麼可惡多麼可恨多麼不公平啊<text:span text:style-name="T3">,</text:span>咱門農工弱勢者做得要死<text:span text:style-name="T3">,</text:span>一毛也沒有<text:span text:style-name="T3">,</text:span>人家老榮民卻可以大享清福<text:span text:style-name="T3">.<text:line-break/><text:line-break/></text:span>不久<text:span text:style-name="T3">,</text:span>自己被揭發了<text:span text:style-name="T3">,</text:span>原來自己也在領<text:span text:style-name="T3">,</text:span>而且領的金額之高<text:span text:style-name="T3">,</text:span>全台數一數二<text:span text:style-name="T3">. <text:line-break/><text:line-break/></text:span>寫到這裏<text:span text:style-name="T3">,</text:span>都還只是普通的齷齪下流<text:span text:style-name="T3">,</text:span>更下流的是<text:span text:style-name="T3">,</text:span>這位姓蔡叫做蔡英文的混蛋竟然說正因為她領了十八趴<text:span text:style-name="T3">,</text:span>所以她比別人更知道十八趴優惠存款政策的禍害<text:span text:style-name="T3">,</text:span>於是她<text:span text:style-name="T3"><text:s/>"</text:span>呼籲<text:span text:style-name="T3">" </text:span>所有領十八趴的人也都一起來跟她進行改革<text:span text:style-name="T3">. <text:line-break/><text:line-break/></text:span>更下流的來了<text:span text:style-name="T3">: </text:span>不久<text:span text:style-name="T3">,</text:span>迫於壓力<text:span text:style-name="T3">,</text:span>這位姓蔡的被迫取消十趴優惠存款<text:span text:style-name="T3">,</text:span>但她卻又說<text:span text:style-name="T3">,</text:span>對於各界弱勢團體我很抱歉<text:span text:style-name="T3">,</text:span>現在我沒有十八趴了<text:span text:style-name="T3">,</text:span>所以以後也沒有能力再捐款了<text:span text:style-name="T3">!<text:line-break/><text:line-break/></text:span>各位鄉親<text:span text:style-name="T3">,</text:span>當你看到有人竟然無恥到講這樣一些話以及看到當事人講這樣一些話的無恥窩囊齷齪表情時<text:span text:style-name="T3">,</text:span>你不會生氣不會感到極度厭惡嗎<text:span text:style-name="T3">? </text:span>當有人會有這樣的言行時<text:span text:style-name="T3">,</text:span>毫無疑問<text:span text:style-name="T3">,</text:span>這就是人渣<text:span text:style-name="T3">,</text:span>因為這已經遠遠超出正常人性的下流程度<text:span text:style-name="T3">.<text:line-break/><text:line-break/></text:span>這或許不是一個非常好的例子<text:span text:style-name="T3">,</text:span>因為<text:span text:style-name="T3">,</text:span>人的好壞絕不是看他有沒有做過什麼很可怕的壞事<text:span text:style-name="T3">,</text:span>而是看他不管做好事或做壞事時那種態度心機與嘴臉<text:span text:style-name="T3">.<text:line-break/><text:line-break/></text:span>那位姓蔡的財產<text:span text:style-name="T3">,</text:span>恐怕讓我來賺一萬年都賺不到<text:span text:style-name="T3">,</text:span>不只是有錢<text:span text:style-name="T3">,</text:span>而是大富豪<text:span text:style-name="T3">,</text:span>許多間豪宅<text:span text:style-name="T3">,</text:span>連英國也有一棟<text:span text:style-name="T3">. </text:span>不過<text:span text:style-name="T3">,</text:span>富豪也沒關係<text:span text:style-name="T3">,</text:span>可是<text:span text:style-name="T3">,</text:span>她這樣子昧著良心賺骯髒錢<text:span text:style-name="T3">,</text:span>八個月撈兩千萬說是小錢<text:span text:style-name="T3">,</text:span>這樣一種人卻在前些日子拿起弓箭擺姿態<text:span text:style-name="T3">,</text:span>以女羅賓漢自居<text:span text:style-name="T3">. </text:span>你們看了不會生氣<text:span text:style-name="T3">,</text:span>不會想吐嗎<text:span text:style-name="T3">? </text:span>大概只有很善良或很蠢的白癡才會集撲滿拿自己的血汗錢去送給這樣一個人<text:span text:style-name="T3">.<text:line-break/><text:line-break/></text:span>學會怎麼看人其實很重要<text:span text:style-name="T3">,</text:span>不光是政治<text:span text:style-name="T3">,</text:span>就算是一般人與人的交往也一樣重要<text:span text:style-name="T3">;</text:span>你要有能力看出人事物的水平<text:span text:style-name="T3">,</text:span>你並不需要知道太多細節<text:span text:style-name="T3">,</text:span>許多時候光憑一兩句話就能看出某種齷齪心機或高尚情操<text:span text:style-name="T3">;</text:span>就好像當我聞到一股臭味時<text:span text:style-name="T3">,</text:span>我實在不需要進入一顆蛋的細節裏或把它整顆吃完才能知道這是顆壞蛋<text:span text:style-name="T3">.<text:line-break/><text:line-break/></text:span>同樣地<text:span text:style-name="T3">,</text:span>一個人如果沒有某種純淨的良善<text:span text:style-name="T3">,</text:span>他也不可能講出某些動人的話或做出哪怕只是微不足道的一件平常事<text:span text:style-name="T3">. </text:span>就連一個做壞事的人<text:span text:style-name="T3">,</text:span>從他的態度中我們也能看出或者說聞出他的良善純潔<text:span text:style-name="T3">. </text:span>善惡從來都不是一種行為主義的語言<text:span text:style-name="T3">.</text:span></text:p>
      <text:p text:style-name="P1"><text:span text:style-name="T1">鄭啟承</text:span><text:s/>  |  2011.12.21 23:30   |   <text:a xlink:type="simple" xlink:href="http://palinfo.habago.org/Entry?Command=Information_PrintForum&amp;iPage=533#FORUM31175"><text:span text:style-name="T2">#</text:span></text:a></text:p>
      <text:p text:style-name="P3">生意人指的無非是靠著買賣替自己賺取金錢的人，賺多賺少當然各憑本事，賺得少了覺得可惜，稍有良心者賺得多了有時還會過意不去，但不論賺多賺少，不論貪小便宜或是暴利奸商，總之錢是用賺的，代表付出某種代價下的收獲。<text:span text:style-name="T3"><text:line-break/><text:line-break/></text:span>老派一點的傳統生意人甚至簡直就像某種隱士了，像一匹勤於工作的馬或是狗一樣，為了生存默默地從事著志業，錢不只是他賴以生存的東西，更是他和這世界之間的某種聯繫，他靠著努力工作賺取著自己的存在。<text:span text:style-name="T3"><text:line-break/><text:line-break/></text:span>蔡一幫人實在稱不上生意人，這裡頭沒有<text:span text:style-name="T3">"</text:span>賺<text:span text:style-name="T3">"</text:span>，他們的錢並不是賺來的，根本是用騙的。甚至也不能說是騙的，騙還有些你情我願之意，他們這根本是連錢的遊戲規則都是自己定的，錢怎麼流動怎麼存放都是依照他們定下的規矩，管你願不願意，你不願意也拿他沒辦法，因為法律是他定的。<text:span text:style-name="T3"><text:line-break/><text:line-break/></text:span>生意人不是這樣幹的，這太下三濫太低級太沒格調了。</text:p>
      <text:p text:style-name="P1"><text:span text:style-name="T1">陳真</text:span><text:s/>  |  2011.12.20 23:43   |   <text:a xlink:type="simple" xlink:href="http://palinfo.habago.org/Entry?Command=Information_PrintForum&amp;iPage=533#FORUM31174"><text:span text:style-name="T2">#</text:span></text:a></text:p>
      <text:p text:style-name="P2">我在前面留言裏頭說<text:span text:style-name="T3">,</text:span>民進黨高層及其周邊一幫黨羽<text:span text:style-name="T3">, "</text:span>他們不是在從政<text:span text:style-name="T3">,</text:span>他們只是在做生意<text:span text:style-name="T3">,</text:span>圖謀的一切的一切就是金錢與權力及各種享用不盡的資源<text:span text:style-name="T3">."<text:line-break/><text:line-break/></text:span>我錯了<text:span text:style-name="T3">!!</text:span>謹向所有生意人致歉<text:span text:style-name="T3">!!<text:line-break/><text:line-break/></text:span>生意人是很棒的<text:span text:style-name="T3">, </text:span>我喜歡生意人<text:span text:style-name="T3">,</text:span>但這些混蛋不但不是在從政<text:span text:style-name="T3">,</text:span>也不是清清白白在做生意或把政治當成一種職業<text:span text:style-name="T3">,</text:span>他們其實就是不折不扣的詐騙集團<text:span text:style-name="T3">,</text:span>所謂合法也好<text:span text:style-name="T3">,</text:span>非法也罷<text:span text:style-name="T3">,</text:span>都是藉著施行一種詐術取得暴利<text:span text:style-name="T3">.<text:line-break/><text:line-break/></text:span>我真是要感謝這些混蛋<text:span text:style-name="T3">,</text:span>開啟了我所有知識類型中最弱的一環<text:span text:style-name="T3">,</text:span>那就是財經<text:span text:style-name="T3">. </text:span>董事長上通天文下通地理<text:span text:style-name="T3">,</text:span>唯獨對於什麼股票基金啦洗錢啦開空殼公司向國家撈錢吸金啦等等等<text:span text:style-name="T3">,</text:span>原本一無所知<text:span text:style-name="T3">,</text:span>現在經過這些混蛋的現身說法與實際示範<text:span text:style-name="T3">,</text:span>我已略知一二<text:span text:style-name="T3">. <text:line-break/><text:line-break/></text:span>媽的<text:span text:style-name="T3">,</text:span>我要是早開竅就好了<text:span text:style-name="T3">! </text:span>原來賺錢這麼輕鬆<text:span text:style-name="T3">,</text:span>哪需要賺得日夜操勞整天加班值班<text:span text:style-name="T3">,</text:span>甚至日做夜做<text:span text:style-name="T3">,</text:span>做到爆肝<text:span text:style-name="T3">.</text:span>根本不用這麼辛苦<text:span text:style-name="T3">. </text:span>國庫裏不是多得是錢嗎<text:span text:style-name="T3">? </text:span>想辦法做點紙上作業<text:span text:style-name="T3">,</text:span>虛構點名堂<text:span text:style-name="T3">,</text:span>錢就匯進來了不是嗎<text:span text:style-name="T3">? <text:line-break/><text:line-break/></text:span>幾千萬哪叫錢啊<text:span text:style-name="T3">? </text:span>那只是剩下的一點零頭<text:span text:style-name="T3">,</text:span>說這些天才型老千賺這幾千萬是賺取暴利簡直就是在侮辱他們的才華<text:span text:style-name="T3">,</text:span>人家都嘛是億來億去<text:span text:style-name="T3">,</text:span>哪看得上幾千萬<text:span text:style-name="T3">.<text:line-break/><text:line-break/>x</text:span>它<text:span text:style-name="T3">x</text:span>的我真是由衷看不起這些人<text:span text:style-name="T3">. </text:span></text:p>
      <text:p text:style-name="P1">Jedah Zhang   |  2011.12.20 14:58   |   <text:a xlink:type="simple" xlink:href="http://palinfo.habago.org/Entry?Command=Information_PrintForum&amp;iPage=533#FORUM31173"><text:span text:style-name="T2">#</text:span></text:a></text:p>
      <text:p text:style-name="P3">總會聽到有人說<text:span text:style-name="T3">: </text:span>三個黨都爛<text:span text:style-name="T3"><text:line-break/></text:span>問題在於有某個令人不敢言明的黨說話做事<text:span text:style-name="T3">"""</text:span>的方式<text:span text:style-name="T3">"""</text:span>就是特別的令人不齒<text:span text:style-name="T3"><text:line-break/></text:span>我常在想要投給誰很難選<text:span text:style-name="T3">, </text:span>但如果要我投負票讓誰不當選卻容易得很<text:span text:style-name="T3">; </text:span>納粹再怎麼會治國它終究是納粹<text:span text:style-name="T3">, </text:span>更不必說這恐怕只是個會選舉的納粹<text:span text:style-name="T3">.</text:span></text:p>
      <text:p text:style-name="P1"><text:span text:style-name="T1">陳真</text:span><text:s/>  |  2011.12.20 14:53   |   <text:a xlink:type="simple" xlink:href="http://palinfo.habago.org/Entry?Command=Information_PrintForum&amp;iPage=533#FORUM31172"><text:span text:style-name="T2">#</text:span></text:a></text:p>
      <text:p text:style-name="P2"><text:span text:style-name="T3">(</text:span>續<text:span text:style-name="T3">)<text:line-break/><text:line-break/></text:span>在垃圾黨式選舉的長期催化下<text:span text:style-name="T3">,</text:span>台灣人<text:span text:style-name="T3"><text:s/>"</text:span>討論<text:span text:style-name="T3">" </text:span>事情與其說討論<text:span text:style-name="T3">,</text:span>不如說其實只是在發出一些企圖嚇死對手的噪音<text:span text:style-name="T3">,</text:span>等而次之的當然就是抹黑<text:span text:style-name="T3">,</text:span>彷彿只要把批評者的人格或動機給污名化了<text:span text:style-name="T3">,</text:span>勝利就屬於自己<text:span text:style-name="T3">.<text:line-break/><text:line-break/></text:span>例如那位姓蔡但我實在很不屑指名準備出來選總統的女性<text:span text:style-name="T3">,</text:span>及其一干黨徒<text:span text:style-name="T3">,</text:span>面對質疑<text:span text:style-name="T3">,</text:span>不是針對質疑來回應<text:span text:style-name="T3">,</text:span>而是講一些絲毫不相干的東西<text:span text:style-name="T3">. </text:span>一個事情我們只問它對不對<text:span text:style-name="T3">,</text:span>而不是反過來怒罵對方為何要在<text:span text:style-name="T3"><text:s/>"</text:span>此時<text:span text:style-name="T3">" </text:span>來質疑<text:span text:style-name="T3">,</text:span>人們或對手什麼時候來質疑你<text:span text:style-name="T3">,</text:span>跟你所做的事情之對錯有何關係<text:span text:style-name="T3">?<text:line-break/><text:line-break/></text:span>要不然就是講一些什麼倫家是愛鄉愛國犧牲小我一片好意啊<text:span text:style-name="T3">,</text:span>可是<text:span text:style-name="T3">,</text:span>妳好意或惡意跟妳所做的事之對錯有啥關係<text:span text:style-name="T3">? </text:span>比方說人家美眉在洗澡<text:span text:style-name="T3">,</text:span>你衝進來說要測水溫<text:span text:style-name="T3">,</text:span>怕美眉著涼<text:span text:style-name="T3">,</text:span>說這是你的一片好意<text:span text:style-name="T3">,</text:span>這樣講合理嗎<text:span text:style-name="T3">?<text:line-break/><text:line-break/></text:span>或是講一些什麼哪位學者專家拍胸脯掛保證力挺之類<text:span text:style-name="T3">,</text:span>問題是<text:span text:style-name="T3">,</text:span>這些人就是幹同一樁案子的<text:span text:style-name="T3">,</text:span>他們本身就是案情主角之一<text:span text:style-name="T3">,</text:span>力挺個屁<text:span text:style-name="T3">. </text:span>而且<text:span text:style-name="T3">,</text:span>一個事情對或錯跟誰力不力挺有啥關係<text:span text:style-name="T3">? </text:span>數學哲學大師陳真力挺三加五等於三十五<text:span text:style-name="T3">,</text:span>難道這道式子就能成立<text:span text:style-name="T3">?<text:line-break/><text:line-break/></text:span>更卑鄙齷齪的就是像這位姓蔡的女士那樣<text:span text:style-name="T3">,</text:span>反過頭來以各種荒謬的說法歪曲事實抹黑對方<text:span text:style-name="T3">,</text:span>彷彿只要把對方抹黑了<text:span text:style-name="T3">,</text:span>自己就美白了<text:span text:style-name="T3">.<text:line-break/><text:line-break/></text:span>做為一個老黨外<text:span text:style-name="T3">,</text:span>做為一個民進黨的建黨者之一<text:span text:style-name="T3">,</text:span>我長期的觀察及參與<text:span text:style-name="T3">,</text:span>我有三個結論<text:span text:style-name="T3">: <text:line-break/><text:line-break/>1. </text:span>這個黨及其高層及其周邊一幫骯髒的媒體例如自由時報例如三立例如民視<text:span text:style-name="T3">,</text:span>他們講的幾乎任何一句話<text:span text:style-name="T3">,</text:span>如果能信<text:span text:style-name="T3">,</text:span>屎都可以吃<text:span text:style-name="T3">.<text:line-break/><text:line-break/>2. </text:span>說這些人是政客或政治上的某種參與者<text:span text:style-name="T3">,</text:span>那是錯誤描述<text:span text:style-name="T3">,</text:span>他們不是在從政<text:span text:style-name="T3">,</text:span>他們只是在做生意<text:span text:style-name="T3">,</text:span>圖謀的一切的一切就是金錢與權力及各種享用不盡的資源<text:span text:style-name="T3">.<text:line-break/><text:line-break/>3. </text:span>國民兩黨的底層狀況基本上都差不多<text:span text:style-name="T3">,</text:span>但高層來講真是差很多<text:span text:style-name="T3">,</text:span>藍色高層的品性與操守顯然要比綠色的要好太多太多<text:span text:style-name="T3">,</text:span>後者簡直可以用齷齪來形容<text:span text:style-name="T3">,</text:span>展現人性最邪門的一面<text:span text:style-name="T3">.</text:span></text:p>
      <text:p text:style-name="P1"><text:span text:style-name="T1">陳真</text:span><text:s/>  |  2011.12.19 18:56   |   <text:a xlink:type="simple" xlink:href="http://palinfo.habago.org/Entry?Command=Information_PrintForum&amp;iPage=533#FORUM31171"><text:span text:style-name="T2">#</text:span></text:a></text:p>
      <text:p text:style-name="P3"><text:span text:style-name="T3">(</text:span>續<text:span text:style-name="T3">)<text:line-break/><text:line-break/></text:span>這位同學轉貼的孫慶餘及蘋論等文章<text:span text:style-name="T3">,</text:span>純粹胡扯<text:span text:style-name="T3">. </text:span>比方說<text:span text:style-name="T3">,</text:span>孫的文章問說撥款給自己的公司<text:span text:style-name="T3">,</text:span>卸任後又自己當董事長<text:span text:style-name="T3">,</text:span>這樣有道德問題嗎<text:span text:style-name="T3">? </text:span>孫說沒有<text:span text:style-name="T3">,</text:span>沒有的理由竟然是說翁啟惠等學者專家已經掛保證<text:span text:style-name="T3">. </text:span>他媽的有人是這樣討論是非道德問題的嗎<text:span text:style-name="T3">? </text:span>誰已經掛保證並<text:span text:style-name="T3"><text:s/>"</text:span>公開力挺<text:span text:style-name="T3">",</text:span>所以這樣就表示沒有道德問題<text:span text:style-name="T3">?<text:line-break/><text:line-break/></text:span>他媽的<text:span text:style-name="T3">,</text:span>翁啟惠何大一等人就是和蔡英文一起開公司當董事的<text:span text:style-name="T3">,</text:span>把別人申請兩年的那間公司給否決的就是何大一<text:span text:style-name="T3">,</text:span>自己當裁判<text:span text:style-name="T3">,</text:span>否決別人的申請<text:span text:style-name="T3">,</text:span>然後自己卻又開起同樣的公司研發同樣的藥物並從中獲得上億的暴利<text:span text:style-name="T3">,</text:span>你去問他們說蔡英文這樣做有沒有問題<text:span text:style-name="T3">,</text:span>難道他們會說有問題<text:span text:style-name="T3">? <text:line-break/><text:line-break/></text:span>其中有一位董事叫陳良博的中研院學者<text:span text:style-name="T3">,</text:span>甚至還說什麼台灣人到了應該憤怒的時候了<text:span text:style-name="T3">,</text:span>真是匪夷所思<text:span text:style-name="T3">. </text:span>該被憤怒的對象卻說我們應該要憤怒指出問題者<text:span text:style-name="T3">,</text:span>甚至還扯上什麼台灣人<text:span text:style-name="T3">vs.</text:span>中國人<text:span text:style-name="T3">,</text:span>媽的真是受不了這些人<text:span text:style-name="T3">,</text:span>幾乎每件事都能扯上共匪的陰謀<text:span text:style-name="T3">,</text:span>希望大家因此蠢血沸騰<text:span text:style-name="T3">. </text:span>這一切都不是在講道理<text:span text:style-name="T3">,</text:span>不是在回應質疑與譴責<text:span text:style-name="T3">,</text:span>不是根據基本理性與道德在看事情<text:span text:style-name="T3">,</text:span>而是根據意識形態與個人利益在進行一種政治語言與族群操弄<text:span text:style-name="T3">.<text:line-break/><text:line-break/></text:span>講起這個黨及其徒眾<text:span text:style-name="T3">,</text:span>真是寫來滿紙污穢<text:span text:style-name="T3">.</text:span></text:p>
      <text:p text:style-name="P4"/>
      <text:p text:style-name="P1"><text:span text:style-name="T1">陳真</text:span><text:s/>  |  2011.12.19 15:33   |   <text:a xlink:type="simple" xlink:href="http://palinfo.habago.org/Entry?Command=Information_PrintForum&amp;iPage=534#FORUM31170"><text:span text:style-name="T2">#</text:span></text:a></text:p>
      <text:p text:style-name="P3">秉叡同學的發言有個特色就是往往立場取代是非<text:span text:style-name="T3">,</text:span>藍綠凌駕黑白<text:span text:style-name="T3">,</text:span>還有就是在一無所知的狀態下依然能採取立場<text:span text:style-name="T3">.<text:line-break/><text:line-break/></text:span>那個垃圾黨長年以來無奇不有信口開河存心捏造的抹黑造謠無日無之<text:span text:style-name="T3">,</text:span>這位同學向來沒意見<text:span text:style-name="T3">,</text:span>反倒對一個人神共憤的案子卻說是抹黑<text:span text:style-name="T3">.<text:line-break/><text:line-break/></text:span>討論就跟打球一樣<text:span text:style-name="T3">,</text:span>需要一種最基本的能力對等以及願意以是非為依據的正直態度<text:span text:style-name="T3">,</text:span>否則討論不起來<text:span text:style-name="T3">. </text:span>一個桌球高手畢竟不可能跟一個存心做弊而且連球拍怎麼握都不會的人打球<text:span text:style-name="T3">. </text:span>你也不可能跟一個完全狀況外甚至一無所知的人討論某種議題<text:span text:style-name="T3">,</text:span>就好像我沒辦法跟一個電腦高手討論程式設計一樣<text:span text:style-name="T3">,</text:span>彼此水平差太多<text:span text:style-name="T3">;</text:span>我也沒辦法跟一個時尚女王討論皮包<text:span text:style-name="T3">,</text:span>我知道<text:span text:style-name="T3">LP,</text:span>但我不知道什麼是<text:span text:style-name="T3">LV.<text:line-break/><text:line-break/></text:span>這時候<text:span text:style-name="T3">,</text:span>最好的態度就是保持沉默<text:span text:style-name="T3">,</text:span>要不就是好好用功<text:span text:style-name="T3">,</text:span>好好去理解研究你所想要討論甚至想要罵人的東西<text:span text:style-name="T3">.<text:line-break/><text:line-break/></text:span>那位姓蔡的女士叫蔡英文<text:span text:style-name="T3">,</text:span>她的案子很簡單<text:span text:style-name="T3">,</text:span>簡單說就是左手申請<text:span text:style-name="T3">,</text:span>右手批准鉅款<text:span text:style-name="T3">,</text:span>行政院蔡副院長批准蔡董事長<text:span text:style-name="T3">. </text:span>不但自己設計法條<text:span text:style-name="T3">,</text:span>而且違反公務人員卸任後的利益迴避原則<text:span text:style-name="T3">,</text:span>自己當起那間自己批准撥款給自己並且為自己設定種種超優惠福利的公司董事長<text:span text:style-name="T3">,</text:span>並且自己否決比她早好幾年就提出申請的一間財務結構健全的公司<text:span text:style-name="T3">,</text:span>申請的東西甚至一模一樣<text:span text:style-name="T3">,</text:span>然後以打破金氏記錄的速度趕在六天內成立公司並趕在馬英九當選之前的短短四天前獲得鉅額撥款<text:span text:style-name="T3">(</text:span>請問有誰辦得到<text:span text:style-name="T3">?),</text:span>自己家族所出的資金不過佔百分之二<text:span text:style-name="T3">,</text:span>但卻能當董事長而且獲得超出行情的<text:span text:style-name="T3">3%</text:span>什麼營運管理費<text:span text:style-name="T3">. </text:span>國家的國發基金不但當冤大頭給錢<text:span text:style-name="T3">,</text:span>而且都已經卸任了<text:span text:style-name="T3">,</text:span>竟然還能叫高官來自己家中教妳怎麼營運<text:span text:style-name="T3">....<text:line-break/><text:line-break/></text:span>種種不可思議的情節<text:span text:style-name="T3">,</text:span>或許合法<text:span text:style-name="T3">,</text:span>但本質極為齷齪下流<text:span text:style-name="T3">. </text:span>今天要是馬英九也如法泡製<text:span text:style-name="T3">,</text:span>恐怕早被綠營趕下台<text:span text:style-name="T3">,</text:span>就連藍營的人也會唾棄他<text:span text:style-name="T3">. </text:span>但這事發生在綠營時就什麼事也不會有<text:span text:style-name="T3">,</text:span>而且一定說是什麼政治追殺<text:span text:style-name="T3">,</text:span>支持者會因此大團結消滅萬惡的共匪<text:span text:style-name="T3">.<text:line-break/><text:line-break/></text:span>馬英九是一個連屬下送他一個超過一兩百元的馬克杯都會退還的龜毛人士<text:span text:style-name="T3">. </text:span>至少這點跟我很像<text:span text:style-name="T3">,</text:span>藥商在我桌上放一罐十元的飲料請我喝<text:span text:style-name="T3">,</text:span>我也會請總機廣播請他來拿回去<text:span text:style-name="T3">. </text:span>但我所深知的那個垃圾黨之<text:span text:style-name="T3"><text:s/>"</text:span>高層<text:span text:style-name="T3">" </text:span>卻往往不是這樣<text:span text:style-name="T3">.<text:line-break/><text:line-break/></text:span>過去國民黨是國庫通黨庫<text:span text:style-name="T3">,</text:span>黨庫再通內褲<text:span text:style-name="T3">,</text:span>但是這個愛台灣的人渣黨卻是國庫直接通內褲<text:span text:style-name="T3">,</text:span>把國庫當成自家的提款機<text:span text:style-name="T3">,</text:span>取之不盡的鈔票和資源<text:span text:style-name="T3">,</text:span>非常齷齪可恥<text:span text:style-name="T3">.</text:span>相較之下<text:span text:style-name="T3">,</text:span>阿扁之勒索企業家<text:span text:style-name="T3">,</text:span>都還算是很正直很乾脆的了<text:span text:style-name="T3">.<text:line-break/><text:line-break/></text:span>今天假設我當某個部長<text:span text:style-name="T3">,</text:span>擁有撥款的權力<text:span text:style-name="T3">,</text:span>有人好端端來申請<text:span text:style-name="T3">,</text:span>條件皆備<text:span text:style-name="T3">,</text:span>我卻給他莫名其妙折騰拖延兩年後否決其申請<text:span text:style-name="T3">. </text:span>然後自己卻偷偷地以打破金氏記錄的速度開一家公司<text:span text:style-name="T3">,</text:span>說要研發一模一樣的產品<text:span text:style-name="T3">,</text:span>並且想辦法給自己各種不可思議的好處與方便<text:span text:style-name="T3">,</text:span>然後短短幾個月內出脫股份<text:span text:style-name="T3">,</text:span>在全球金融海嘯中卻竟然能夠以極度不可思議的超高價賣給財團<text:span text:style-name="T3">,</text:span>賺了幾千萬<text:span text:style-name="T3">,</text:span>然後卻說這麼一點小錢哪叫暴利啊<text:span text:style-name="T3">?! (</text:span>媽的<text:span text:style-name="T3">,</text:span>一輩子能賺上兩千萬的給我舉手<text:span text:style-name="T3">!)<text:line-break/><text:line-break/></text:span>今天任何一個國民黨官員若這麼幹<text:span text:style-name="T3">,</text:span>不知道垃圾黨的支持者們是否會覺得這沒什麼<text:span text:style-name="T3">,</text:span>是否會說這是負面抹黑<text:span text:style-name="T3">? </text:span>還是會想辦法驅趕這樣一種以合法掩飾非法的人渣下台或進監牢<text:span text:style-name="T3">?</text:span></text:p>
      <text:p text:style-name="P1"><text:span text:style-name="T1">秉叡</text:span><text:s/>  |  2011.12.19 12:55   |   <text:a xlink:type="simple" xlink:href="http://palinfo.habago.org/Entry?Command=Information_PrintForum&amp;iPage=534#FORUM31169"><text:span text:style-name="T2">#</text:span></text:a></text:p>
      <text:p text:style-name="P2">我只是不太喜歡再看到這種抹黑選舉方式了ㄚ，我很想聽聽他們當選總統之後會做哪些事ㄚ，還有葉小姐，我可沒說我認同蔡小姐的作法喔，別誤會</text:p>
      <text:p text:style-name="P1"><text:span text:style-name="T1">葉小慧</text:span><text:s/>  |  2011.12.19 11:48   |   <text:a xlink:type="simple" xlink:href="http://palinfo.habago.org/Entry?Command=Information_PrintForum&amp;iPage=534#FORUM31168"><text:span text:style-name="T2">#</text:span></text:a></text:p>
      <text:p text:style-name="P3">秉叡同學，只轉孫慶餘胡扯八道的文章回來，請問你自己的想法是什麼？<text:span text:style-name="T3"><text:line-break/><text:line-break/></text:span>宇昌案儘管國民黨發作的時間很不好，但整件案子是有問題的，不管生技產業怎麼偉大，需要資金奧援，蔡女士就是不應該導入家族資金，要擔任黨主席的時候不宜，先前以公務人員身分已知悉宇昌案時更不宜。</text:p>
      <text:p text:style-name="P1"><text:span text:style-name="T1">秉叡</text:span><text:s/>  |  2011.12.19 07:47   |   <text:a xlink:type="simple" xlink:href="http://palinfo.habago.org/Entry?Command=Information_PrintForum&amp;iPage=534#FORUM31167"><text:span text:style-name="T2">#</text:span></text:a></text:p>
      <text:p text:style-name="P2">以下文章來源是蘋果日報</text:p>
      <text:p text:style-name="P1"><text:span text:style-name="T1">秉叡</text:span><text:s/>  |  2011.12.19 07:44   |   <text:a xlink:type="simple" xlink:href="http://palinfo.habago.org/Entry?Command=Information_PrintForum&amp;iPage=534#FORUM31166"><text:span text:style-name="T2">#</text:span></text:a></text:p>
      <text:p text:style-name="P3">卑鄙選戰是民主之恥（孫慶餘）<text:span text:style-name="T3"><text:line-break/>2011</text:span>年<text:span text:style-name="T3"><text:s/>12</text:span>月<text:span text:style-name="T3">19</text:span>日<text:span text:style-name="T3"> <text:line-break/></text:span>宇昌案是十年來最卑鄙的一埸選舉抹黑。馬團隊以鋪天蓋地之勢，發動國家機器及國民黨媒體力量，重施<text:span text:style-name="T3">2000</text:span>年興票案故伎，讓蔡英文像宋楚瑜一樣「一招斃命」（蘇志誠當年豪語）。一個合法投資案，由極具公信力的海內外國際級生技大師合力引進催生，是繼半導體之後，適合台灣需要，富有競爭力的新興產業，馬團隊居然可以把它打成弊案，並指蔡是以權謀私。光是其不顧國家經濟未來，不顧最基本選舉道德，馬團隊就堪稱其心可誅，其情難饒。<text:span text:style-name="T3"><text:line-break/><text:line-break/></text:span>馬團隊為何敢如此大膽？因為<text:span text:style-name="T3">11</text:span>年前國民黨以興票案抹黑宋得手，宋由勝轉敗，國民黨完全不必負法律及社會責任（輿論界從未檢討國民黨責任）；去年五都選舉國民黨以連勝文槍擊案抹黑民進黨又告得手，民進黨該勝反敗，國民黨也不必負任何責任。故馬團隊食髓知味，再次如法炮製。比起馬團隊的超級抹黑，民進黨兩元柿子只算小巫見巨巫。柿子圖片誤植被國民黨炒成罪大惡極後，大賣場甜柿就由一粒<text:span text:style-name="T3">16</text:span>元漲至<text:span text:style-name="T3">22</text:span>元，民眾以熱購還柿農公道。但宋痛失的總統寶座誰還他公道？民進黨痛失的五都選舉誰還他們公道？更別說連勝文案至今未破也辦不下去，和宇昌文件竄改日期一樣，雙雙被抓到「冒煙的手槍」，馬團隊竟還厚顏要蔡對被抹黑部分「交代清楚」。意思就是我扣你罪名，你只能照問照答，否則就是交代不清。這已是國民黨戒嚴時期政治迫害的翻版了！<text:span text:style-name="T3"> <text:line-break/><text:line-break/></text:span>國民黨打手最津津樂道的是，他們自認宇昌案「拿到一手好牌」，只可惜劉憶如日期「誤置」。何謂一手好牌？蔡卸任行政院副院長幾個月後，在李遠哲、陳良博多人力勸下加入宇昌，有涉及違法嗎？前行政院相關負責人已回報沒有；有任何道德及社會觀感問題嗎？翁啟惠等人的公開力挺就是公信力的保證（而國民黨眾打手乾脆說這些生技界大老是為自己牟利而挺蔡，亦即他們是共犯）。如果國民黨連這些聲譽卓著的大老也要鬥，那只證明國民黨殺紅了眼，利令智昏。而劉憶如是日期誤置嗎？這不是誤置，是故入人罪的布置，是偽造文書尤其是意圖使人不當選，與興票案及連勝文案如出一轍。<text:span text:style-name="T3"> <text:line-break/><text:line-break/></text:span>宇昌案為政治抹黑<text:span text:style-name="T3"><text:line-break/><text:line-break/></text:span>至於說蔡以權謀私圖利蔡家，更是離譜。蔡出任政黨主席當然必須避瓜田李下，先辭宇昌及賣股票。股價是由買家決定，蔡如何圖利？國民黨責備蔡，其實是拿一套聖人標準（被神話化的威權時代樣板孫運璿、李國鼎）罩上她，然後對宇昌案的每一細節做最卑劣、最齷齪的聯想，把自己的一肚子壞水加到蔡頭上。有一大群小人及政治惡棍在抹黑，宇昌案如何會不變成「曾參殺人」、「觀音媽偷吃紅龜粿」？<text:span text:style-name="T3"><text:line-break/></text:span>中國是滿口仁義道德的社會，理查‧威爾遜稱之「道德國家」。但道德超標準達不到，往往物極必反，很多人成為男盜女娼，集體焦慮促使他們最愛拿道德攻擊人。越是人品卑劣者及偽君子集團，越需製造「天下烏鴉一般黑」以獲取心理補償。如毛澤東自私自利，毫無人格，卻要求別人「毫不利己，專門利人」，而且顛倒黑白，把白的全染成黑，黑的全變成白。文革就是一個敗壞人心，催毀社會道德的過程。如今中共記取文革教訓，不再搞「天下大亂，形勢大好」的卑鄙抹黑，倒是台灣的文革還在藉選舉進行。卑鄙選戰是民主之恥，選民有必要讓抹黑者受到教訓。<text:span text:style-name="T3"> <text:line-break/><text:line-break/><text:line-break/></text:span>作者為資深政論家<text:span text:style-name="T3"> <text:line-break/></text:span></text:p>
      <text:p text:style-name="P1"><text:span text:style-name="T1">鄭啟承</text:span><text:s/>  |  2011.12.15 15:19   |   <text:a xlink:type="simple" xlink:href="http://palinfo.habago.org/Entry?Command=Information_PrintForum&amp;iPage=534#FORUM31165"><text:span text:style-name="T2">#</text:span></text:a></text:p>
      <text:p text:style-name="P2">今年<text:span text:style-name="T3">11</text:span>月<text:span text:style-name="T3">23</text:span>號的「鏘鏘三人行」裡，竇文濤、梁文道和一位日本人加藤喜一談到的就是一種缺乏個性的問題，說中國人愈菁英就愈從眾、愈虛榮，也愈跟流行。所謂英菁或知識份子不是吸收了大量的知識和資訊嗎<text:span text:style-name="T3">? </text:span>理論上應該更具有思考能力和自我判斷力，可是中國的菁英<text:span text:style-name="T3">(</text:span>台灣也一樣<text:span text:style-name="T3">)</text:span>卻顯得很壓抑、很沒自信，凡事總是跟著群眾走，走一種「正確」的方向，人家買房子，我也買房子，人家買車子，我也買車子，人家關注什麼我就關注什麼。<text:span text:style-name="T3"><text:line-break/><text:line-break/></text:span>梁文道在節目說他發現愈是菁英的大學如北大清華輔仁，學生談的事情就愈俗氣，愈是回到自己身上，全是一些流行雜誌衣著房子車子科技手機的東西。反而比較遍遠一點的學校，學生們會去想一些宏大點、抽象點、做夢一點的事或是憂國憂民的事。<text:span text:style-name="T3"><text:line-break/><text:line-break/></text:span>裡頭說到一點還蠻生動的，台灣人也是這樣。說這些缺乏個性、內心自信低落的英菁，公開講話時的態度很兩極，要不就戰戰競競畏畏縮縮，要不就慷慨激昂義憤填膺，故意講一些好像別人沒講過或不敢講的東西。總之是沒有辦法平實地講好一句話，態度上結結巴巴。對任何人事物的態度都是輕薄，要嘛很崇拜你，要嘛很鄙視你，沒辦法平實地看待一個人事物。和西方的學生大相逕庭。<text:span text:style-name="T3"><text:line-break/><text:line-break/></text:span>竇文濤說了一句話很貼切，讓人印象深刻。他說這些人「他的靈魂深處，實際上還是跪著的」。<text:span text:style-name="T3"><text:line-break/><text:line-break/></text:span>「他的靈魂深處，實際上還是跪著的」。陳真說的一種面目模糊、蠢血沸騰的蛆蛆大概就是有著這樣一種靈魂吧。華人真可悲，十幾億人口跪了一地，有多少人是站著的<text:span text:style-name="T3">?<text:line-break/><text:line-break/></text:span>但我看中國遲早會愈來愈多人抬頭挺胸站起來。雖然不是全部，但電視上這些學者裡頭有些真的讓我很佩服，不論他們談的內容和想法是不是讓我認同，但他們那一股當一回事的認真態度和藏底下的一種高度熱情真的很嚇人，他們追求的不外一個字：「大」，一種靈魂和個性和態度之大。一個人是蛆蛆還是巨人，也許差別就在這裡。</text:p>
      <text:p text:style-name="P1"><text:span text:style-name="T1">陳真</text:span><text:s/>  |  2011.12.14 17:02   |   <text:a xlink:type="simple" xlink:href="http://palinfo.habago.org/Entry?Command=Information_PrintForum&amp;iPage=534#FORUM31164"><text:span text:style-name="T2">#</text:span></text:a></text:p>
      <text:p text:style-name="P3">我看了梁文道這篇文章<text:span text:style-name="T3">,</text:span>特別對他底下這段話覺得挺有道理<text:span text:style-name="T3">. </text:span>殷海光給新同學上課前常在黑板上寫下一段話<text:span text:style-name="T3">: "</text:span>做一個不受人惑的人<text:span text:style-name="T3">." </text:span>達摩東來<text:span text:style-name="T3">,</text:span>不外也只是要尋找這樣一種人<text:span text:style-name="T3">. <text:line-break/><text:line-break/></text:span>這種人不一定悲天憫人<text:span text:style-name="T3">,</text:span>也不一定有著什麼偉大情操<text:span text:style-name="T3">,</text:span>但他至少不容易被操弄<text:span text:style-name="T3">,</text:span>不容易蠢血沸騰<text:span text:style-name="T3">,</text:span>當然更不會蠢到愛台灣<text:span text:style-name="T3">. </text:span>他就是<text:span text:style-name="T3"><text:s/>"</text:span>一個<text:span text:style-name="T3">" </text:span>人<text:span text:style-name="T3">,</text:span>是<text:span text:style-name="T3"><text:s/>1, </text:span>而不是零點零零幾<text:span text:style-name="T3">,</text:span>不是任何一個俱樂部的會員<text:span text:style-name="T3">,</text:span>不是烏合之眾<text:span text:style-name="T3">,</text:span>不是一群人之中的一個<text:span text:style-name="T3">. <text:line-break/><text:line-break/></text:span>像我不管幹什麼都是幹董事長<text:span text:style-name="T3">,</text:span>底下沒有員工<text:span text:style-name="T3">,</text:span>上面當然也沒有老板<text:span text:style-name="T3">,</text:span>整個公司就只有我一個人<text:span text:style-name="T3">,</text:span>自己管自己<text:span text:style-name="T3">.</text:span>不依任何外在現實定義自己<text:span text:style-name="T3">.<text:line-break/><text:line-break/></text:span>維根斯坦說<text:span text:style-name="T3">,</text:span>哲學家就是這樣一種人<text:span text:style-name="T3">,</text:span>這種人無法成為任何一個團體的成員<text:span text:style-name="T3">. </text:span>或者就像愛因斯坦說的<text:span text:style-name="T3">,"</text:span>自己單獨拉著一輛馬車<text:span text:style-name="T3">". </text:span>尼采有個對於烏合之眾或暴民<text:span text:style-name="T3">(</text:span>應該說蠢民吧<text:span text:style-name="T3">)</text:span>的比喻我覺得挺傳神<text:span text:style-name="T3">,</text:span>他說那些人就像時鐘一樣滴滴答答響<text:span text:style-name="T3">,</text:span>按步就班乖得很<text:span text:style-name="T3">,</text:span>沒有半點個性<text:span text:style-name="T3">.<text:line-break/><text:line-break/></text:span>梁文道是唸哲學的<text:span text:style-name="T3">,</text:span>但涉獵很廣<text:span text:style-name="T3">,</text:span>頗有自己的想法<text:span text:style-name="T3">. </text:span>平常對其所言我雖非全盤認同<text:span text:style-name="T3">,</text:span>但他總是說<text:span text:style-name="T3"><text:s/>"</text:span>自己<text:span text:style-name="T3">" </text:span>的想法<text:span text:style-name="T3">. <text:line-break/><text:line-break/></text:span>說<text:span text:style-name="T3"><text:s/>"</text:span>自己的<text:span text:style-name="T3">" </text:span>想法有那麼難嗎<text:span text:style-name="T3">? </text:span>我覺得一點都不難<text:span text:style-name="T3">,</text:span>只是在台灣卻似乎鳳毛麟角很少見<text:span text:style-name="T3">. </text:span>在台灣<text:span text:style-name="T3">,</text:span>烏合之眾卻幾乎放眼望去四處都是<text:span text:style-name="T3">,</text:span>嗡嗡響很嚇人<text:span text:style-name="T3">,</text:span>但沒頭沒臉面目一片模糊<text:span text:style-name="T3">. </text:span>或許地位很高<text:span text:style-name="T3">,</text:span>或許權力很大<text:span text:style-name="T3">,</text:span>但就像那位姓蔡的女士一樣<text:span text:style-name="T3">,</text:span>面目模糊<text:span text:style-name="T3">,</text:span>只有慾望脾氣和利害<text:span text:style-name="T3">,</text:span>但沒有個性可言<text:span text:style-name="T3">. <text:line-break/><text:line-break/></text:span>你大概不會很樂意去批評這樣的人<text:span text:style-name="T3">,</text:span>因為她不是<text:span text:style-name="T3"><text:s/>"</text:span>一個<text:span text:style-name="T3">",</text:span>她不是<text:span text:style-name="T3"><text:s/>1,</text:span>她只是<text:span text:style-name="T3">0.000000001,</text:span>是屬於某種俱樂部的成員<text:span text:style-name="T3">. </text:span>我們批評所有俱樂部<text:span text:style-name="T3">,</text:span>但我們對任何俱樂部的任何所屬成員都不感興趣<text:span text:style-name="T3">,</text:span>因此也實在不值得任何針對性的批評<text:span text:style-name="T3">--</text:span>除非我們準備拿來當成一種<text:span text:style-name="T3"><text:s/>"</text:span>例子<text:span text:style-name="T3">",</text:span>藉之表達一種思維<text:span text:style-name="T3"><text:line-break/><text:line-break/></text:span>陳真<text:span text:style-name="T3"><text:line-break/><text:line-break/>========<text:line-break/><text:line-break/></text:span>真正的英雄行為是指人應該對於邪惡情境具有抵抗力，這個抵抗力來自哪裡？除了剛才說了一個局外人的心態，還要常常的保持警覺的意識自己的環境，常常去抽離出這些局勢之外<text:span text:style-name="T3">...</text:span>就像《辛德拉的名單》裡面的那個德國良心商人，或者盧旺達大屠殺中的好心人，他們是什麼人？他們平常不見得特別了不起，不見得特別偉大，他們只是一些平常人，相對於平庸的邪惡，也有一種善良的平庸－－他們的特點在於他們做了正確的事，卻絲毫不以英雄自居，認為自己只是表現了何為正派，何以言行的共同感受。這種人其實還是很多的，只是對於他的情境具有一種敏感，他不會那麼容易被環境屈服，所以我們怎麼樣才能夠避免有一天自己變成一個凶手，要做的事是讓我們隨時對自己身邊的環境、秩序，所身處的社會或者機構保持一個警覺。<text:span text:style-name="T3">--</text:span>梁文道</text:p>
      <text:p text:style-name="P1"><text:span text:style-name="T1">陳真</text:span><text:s/>  |  2011.12.14 14:16   |   <text:a xlink:type="simple" xlink:href="http://palinfo.habago.org/Entry?Command=Information_PrintForum&amp;iPage=534#FORUM31163"><text:span text:style-name="T2">#</text:span></text:a></text:p>
      <text:p text:style-name="P2">秉叡同學應該用功點<text:span text:style-name="T3">,</text:span>多做點功課才來講話也不遲<text:span text:style-name="T3">. </text:span>一個混蛋想污錢根本不需要<text:span text:style-name="T3"><text:s/>"</text:span>違法<text:span text:style-name="T3">",</text:span>就如蘇嘉全不管要申請什麼離譜的東西都能合法通過一樣<text:span text:style-name="T3">,</text:span>因為申請者是他<text:span text:style-name="T3">,</text:span>審核者也是他<text:span text:style-name="T3">,</text:span>左手審核右手<text:span text:style-name="T3">.<text:line-break/><text:line-break/></text:span>那位姓蔡但我實在不想指名的女士更是誇張<text:span text:style-name="T3">,</text:span>她不但自己當裁判自己還下場玩球<text:span text:style-name="T3">,</text:span>然後自己評分自己判自己獲勝<text:span text:style-name="T3">,</text:span>這一切齷齪事違不違法我不知道<text:span text:style-name="T3">,</text:span>但它就是齷齪<text:span text:style-name="T3">.<text:line-break/><text:line-break/></text:span>大家應該知道我恐怕是全台灣第一個公開大罵陳水扁的人<text:span text:style-name="T3">,</text:span>早在<text:span text:style-name="T3">1990</text:span>年我就給阿扁取了個<text:span text:style-name="T3"><text:s/>"</text:span>天下第一大壞蛋<text:span text:style-name="T3">" </text:span>的稱號<text:span text:style-name="T3">. </text:span>我認識他超過四分之一個世紀<text:span text:style-name="T3">,</text:span>他肯定是個好爸爸好先生<text:span text:style-name="T3">,</text:span>但卻是個政治上的大壞蛋大惡棍<text:span text:style-name="T3">.<text:line-break/><text:line-break/></text:span>不過<text:span text:style-name="T3">,</text:span>這個天下第一的封號恐怕要讓位給那位姓蔡但我實在不想指名的女士<text:span text:style-name="T3">. </text:span>你信也好<text:span text:style-name="T3">,</text:span>不信也罷<text:span text:style-name="T3">,</text:span>但就像當年阿扁當選前後我所寫的一大堆文章所指出這將是一場災難<text:span text:style-name="T3">. </text:span>我要說的是<text:span text:style-name="T3">,</text:span>我這人一點都不笨<text:span text:style-name="T3">,</text:span>講話更是從不信口開河<text:span text:style-name="T3">,</text:span>當我知其十知其百<text:span text:style-name="T3">,</text:span>我向來僅說其一<text:span text:style-name="T3">. <text:line-break/><text:line-break/></text:span>我只能說我實在無法掩飾我對那位姓蔡但我實在不想指名的女士的鄙視<text:span text:style-name="T3">.</text:span>黨外時期我寫文章罵蔣家<text:span text:style-name="T3">,</text:span>後來我罵阿扁及美麗島等人<text:span text:style-name="T3">,</text:span>我對於罵他們至少感到一種水平<text:span text:style-name="T3">,</text:span>但我實在很不願罵那位姓蔡的女士<text:span text:style-name="T3">,</text:span>我無法想像我有一天會窩囊到竟然需要去批評這樣一個絲毫不值得批評行事猥瑣的小人物<text:span text:style-name="T3">.</text:span></text:p>
      <text:p text:style-name="P1"><text:span text:style-name="T1">良哲</text:span><text:s/>  |  2011.12.14 10:44   |   <text:a xlink:type="simple" xlink:href="http://palinfo.habago.org/Entry?Command=Information_PrintForum&amp;iPage=534#FORUM31162"><text:span text:style-name="T2">#</text:span></text:a></text:p>
      <text:p text:style-name="P3">從新聞的片段很難了解他是哪些材料看到甚麼事情和怎麼說長老會的，很多長老會和台獨派的這兩天急於用抹黑看待此研究，其實也那個沒必要。那就好像有人研究報告說蔣介石是二二八元凶，國民黨就要馬上跳出來澄清一樣。等報告公布，以學術論學術，再來回應也不遲。同樣，用這個說長老會那時就是政治組織，也太早了。那個時候，大概是連社會慈善服務都還長太不出來的教會團體，當時還分為南北兩大會，尚未有總會組織。國民黨的對抗與分離主義的抬頭，大概也要到<text:span text:style-name="T3">70</text:span>年代後期才比較明顯。在那之前同樣是個也會向「蔣公」祝壽的宗教團體，即便是那個時期，都還會連發表個聲明都還會鬧出分家，你說能有多政治呢？</text:p>
      <text:p text:style-name="P1"><text:span text:style-name="T1">秉叡</text:span><text:s/>  |  2011.12.14 07:46   |   <text:a xlink:type="simple" xlink:href="http://palinfo.habago.org/Entry?Command=Information_PrintForum&amp;iPage=534#FORUM31161"><text:span text:style-name="T2">#</text:span></text:a></text:p>
      <text:p text:style-name="P2">陳真先生說民進黨是垃圾黨，不過這回我看國民黨也是半斤八兩。<text:span text:style-name="T3"><text:line-break/>================================================<text:line-break/></text:span>蘋論：養案千日<text:span text:style-name="T3"><text:s/></text:span>用在一時<text:span text:style-name="T3"><text:line-break/>2011</text:span>年<text:span text:style-name="T3"><text:s/>12</text:span>月<text:span text:style-name="T3">14</text:span>日<text:span text:style-name="T3"> <text:line-break/><text:line-break/></text:span>宇昌案一如台灣所有的政治案件，都以電視連續劇的模式發展，以致經常歹戲拖棚，東拉西扯，弄到人人不懂、反胃、冷漠為止。<text:span text:style-name="T3"><text:line-break/><text:line-break/><text:line-break/></text:span>低級伎倆比買票糟<text:span text:style-name="T3"><text:line-break/></text:span>目前此案還不明確，既無明顯的違法事例，亦無所謂道德缺陷；但是包括綠營和宋楚瑜都問一個問題：「國民黨執政已經<text:span text:style-name="T3">3</text:span>年了，為什麼以前不辦，現在才辦？」難道<text:span text:style-name="T3">3</text:span>年來高呼反貪的馬政府都在昏迷中？此外，馬政府若認定宇昌違法，為什麼<text:span text:style-name="T3">2010</text:span>年還加碼投資宇昌<text:span text:style-name="T3">1.37</text:span>億元？可見馬政府原先不認為宇昌有問題。那為什麼現在又違法了？<text:span text:style-name="T3"> <text:line-break/></text:span>台灣兩大黨都有許多惡劣的習性，其中一個就是養案。抓到前朝官員可能有問題的把柄，隱而不露，等快選舉了才拿出來胡亂攪和一通，就算最後沒罪也沒事，只要能搞得對手心緒不寧、心煩氣躁、情緒波動，就算達到目的。<text:span text:style-name="T3"> <text:line-break/></text:span>民進黨執政和國民黨執政都愛玩這種把戲，蘇嘉全的農舍以前炒過，前不久又炒，難道有新事證嗎？沒有。宇昌案國民黨老早就在養案，養案千日，用在一時，一什麼時？選舉之時也。<text:span text:style-name="T3"> <text:line-break/></text:span>出這類低級的伎倆，比貪污、買票還惡劣。貪污、賄選固然損人利己，但至少沒有毀人名節。抹黑造謠、誣栽誇大、移花接木，不但害人落選，還毀人清譽，是人格謀殺。馬英九大力反貪，也應該更大力反奧步、反陰謀、反小動作、反低級下流的手段。<text:span text:style-name="T3"> <text:line-break/><text:line-break/><text:line-break/></text:span>台灣民主無法進步<text:span text:style-name="T3"><text:line-break/></text:span>民進黨執政時，把好康的政策留到選舉前才推出，扭曲了政府行政的正常性而遭到嚴厲批評。國民黨當然不肯讓民進黨選前討好選民，遂在立院運用絕對多數完封民進黨的政策，以致政府空轉多年。國民黨執政則把平日蒐集來的對手問題、紕漏、可能的違法事件養在檔案室裡，等對手出頭競選，再拿出來攻擊。<text:span text:style-name="T3">2000</text:span>年大選，宋楚瑜就敗在國民黨興票案的這一招上。兩黨若樂此不疲、食髓知味、執迷不悟，台灣民主就無法進步，對兩黨絕望的人會快速增加。<text:span text:style-name="T3"> <text:line-break/><text:line-break/>http://tw.nextmedia.com/applenews/article/art_id/33885387/IssueID/20111214</text:span></text:p>
      <text:p text:style-name="P1">Jedah Zhang   |  2011.12.12 15:35   |   <text:a xlink:type="simple" xlink:href="http://palinfo.habago.org/Entry?Command=Information_PrintForum&amp;iPage=534#FORUM31160"><text:span text:style-name="T2">#</text:span></text:a></text:p>
      <text:p text:style-name="P3">總算有不一樣的聲音出現了<text:span text:style-name="T3">, </text:span>還證明了長老教會根本就是政治組織<text:span text:style-name="T3"><text:line-break/><text:line-break/>==================================================<text:line-break/>228</text:span>新調查<text:span text:style-name="T3"><text:s/></text:span>長老教會台共流氓齊暴動<text:span text:style-name="T3"><text:line-break/></text:span>中廣<text:span text:style-name="T3"><text:s/>– 2011</text:span>年<text:span text:style-name="T3">12</text:span>月<text:span text:style-name="T3">12</text:span>日<text:span text:style-name="T3"><text:s/></text:span>上午<text:span text:style-name="T3">8:24.<text:line-break/></text:span>中央研究院近代史研究所研究員朱浤源在華府漢學會中，發表最新完成的「<text:span text:style-name="T3">228</text:span>」研究報告時指出，「<text:span text:style-name="T3">228</text:span>」議題幾乎被反國民黨的少數綠化人士所操控。事實上，當時中共地下黨、基督教長老會與大流氓、台籍日本兵等一齊暴動。<text:span text:style-name="T3"><text:line-break/><text:line-break/>(</text:span>劉芳報導<text:span text:style-name="T3">)<text:line-break/><text:line-break/></text:span>朱浤源接受民主基金會委託進行「<text:span text:style-name="T3">228</text:span>」研究報告，他應華府漢學會（<text:span text:style-name="T3">Washington DC Mandarin Association)</text:span>邀請，發表這個剛剛出爐、還沒在台灣發布的最新報告內容。<text:span text:style-name="T3"><text:line-break/><text:line-break/></text:span>朱浤源指出，這次調查看到許多令人耳目一新的內容，和目前一些論著的差距十分大。其實「<text:span text:style-name="T3">228</text:span>」議題被高度政治化，幾乎被實際上反國民黨的少數綠化人士所操控。<text:span text:style-name="T3"><text:line-break/><text:line-break/></text:span>朱浤源說，研究成果有五大突破性發現。第一，過去一些口述歷史，被執筆者在文字中置入不該有的情緒。第二，台灣光復以前，中共地下黨已經滲透到國民政府。第三，防守台灣的軍隊人數僅僅七百人，難以控制局面。第四，美國少數人希望託管台灣，而他們介入台灣很深。第五，基督教長老會廣泛參與攻擊行動<text:span text:style-name="T3"><text:line-break/><text:line-break/></text:span>朱浤源指出，基督教長老會與大流氓結合，會同台籍日本兵、中共地下黨等人一齊暴動。至於長老會究竟怎麼捲入<text:span text:style-name="T3">228</text:span>的，仍在調查研究。他說，長老會不給我們看資料。相關資料收藏在台南的長榮中學，去了三、四次，一份都看不到。<text:span text:style-name="T3"> <text:line-break/><text:line-break/></text:span>中廣記者劉芳美國華盛頓報導</text:p>
      <text:p text:style-name="P4"/>
      <text:p text:style-name="P1"><text:span text:style-name="T1">鄭啟承</text:span><text:s/>  |  2011.12.12 15:00   |   <text:a xlink:type="simple" xlink:href="http://palinfo.habago.org/Entry?Command=Information_PrintForum&amp;iPage=535#FORUM31159"><text:span text:style-name="T2">#</text:span></text:a></text:p>
      <text:p text:style-name="P3">這是一篇梁文道寫的文章，梁文道就是那個常常在「鏘鏘三人行」這節目裡和竇文濤聊天的那個人。我不想特別去查這人是誰，但我感覺這人有點特別。應該是個學者吧<text:span text:style-name="T3">? </text:span>講起話來頭頭是道，可是淺顯易懂，不吊書袋。和竇文濤一搭一唱，就算只是談話性節目，可是不八掛、不嘩眾取寵，挺平實的。<text:span text:style-name="T3"><text:line-break/><text:line-break/></text:span>當然也許他並不特別，只是反映出一種學者該有的基本水平而已，只不過你看到的爛蘋果太多了，偶而見到一顆沒爛的，就以為這蘋果有多特別。看了鳳凰衛視後發覺我真是井底之蛙啊，世界比你想像得大多了，即便是中文世界也並不是你原先想得那樣全一般爛，天下烏鴉並沒有一般黑，只是我們自己爛透髒透了，就以為全世界都和自己一樣。<text:span text:style-name="T3"><text:line-break/>--------------------<text:line-break/>http://commentshk.blogspot.com/2011/07/blog-post_6459.html<text:line-break/><text:line-break/></text:span>一個普通人離殺人有多遠<text:span text:style-name="T3">——</text:span>梁文道講《路西法效應》</text:p>
      <text:p text:style-name="P1"><text:span text:style-name="T1">陳真</text:span><text:s/>  |  2011.12.12 04:47   |   <text:a xlink:type="simple" xlink:href="http://palinfo.habago.org/Entry?Command=Information_PrintForum&amp;iPage=535#FORUM31158"><text:span text:style-name="T2">#</text:span></text:a></text:p>
      <text:p text:style-name="P2">不知道底下這位蘭權先生是誰<text:span text:style-name="T3">,</text:span>這信透過<text:span text:style-name="T3"><text:s/>email</text:span>似乎寄給許多人<text:span text:style-name="T3">,</text:span>呼籲大家趕緊去看他導演或製作<text:span text:style-name="T3">(?)</text:span>的這部電影<text:span text:style-name="T3">. <text:line-break/><text:line-break/></text:span>就跟之前那部我不用看就知道是大爛片但我不敢指名的電影一樣<text:span text:style-name="T3">,</text:span>突然周遭許多人在言談中或電話中或書信中<text:span text:style-name="T3">,</text:span>不斷詢問或鼓吹或大聲呼籲叫你趕快去看<text:span text:style-name="T3">,</text:span>就連許多大概好幾年不進電影院不看電影的人也在爭相詢問或呼籲你看了沒<text:span text:style-name="T3">? </text:span>我被問了不下<text:span text:style-name="T3">20</text:span>次<text:span text:style-name="T3">,</text:span>有時實在受不了屈辱<text:span text:style-name="T3">,</text:span>我就回答說<text:span text:style-name="T3">: </text:span>你覺得我的文化水平有那麼低級嗎<text:span text:style-name="T3">?<text:line-break/><text:line-break/>x</text:span>它<text:span text:style-name="T3">x</text:span>的什麼時候連看電影也變成這麼低級的一種群眾運動甚至愛國愛鄉運動了<text:span text:style-name="T3">? </text:span>我真是找不到形容詞來形容我對此的滿腔厭惡與鄙視<text:span text:style-name="T3">.x</text:span>它<text:span text:style-name="T3">x</text:span>的這些人究竟是把電影當成什麼<text:span text:style-name="T3">? </text:span>所謂俗不可耐<text:span text:style-name="T3">,</text:span>正是如此<text:span text:style-name="T3">.<text:line-break/><text:line-break/></text:span>更俗不可耐的就像底下這樣一種狀況<text:span text:style-name="T3">,</text:span>我對該導演或任何製作人都不曾聽聞<text:span text:style-name="T3">,</text:span>因此也絕無任何個人好惡<text:span text:style-name="T3">,</text:span>純粹是批評其對於藝術之為物的思維言行<text:span text:style-name="T3">.<text:line-break/><text:line-break/></text:span>他們或許是好人<text:span text:style-name="T3">,</text:span>懷著或許<text:span text:style-name="T3"><text:s/>(</text:span>在他們自己看來<text:span text:style-name="T3">) </text:span>非常純潔崇高的心意或理想什麼的<text:span text:style-name="T3">,</text:span>重點是<text:span text:style-name="T3">,</text:span>這一切與電影做為一種藝術全然背道而馳<text:span text:style-name="T3">. </text:span>那不是在拍電影<text:span text:style-name="T3">,</text:span>那比較像是民進黨文宣部在拍廣告<text:span text:style-name="T3">.<text:line-break/><text:line-break/></text:span>不知曾幾何時<text:span text:style-name="T3">,</text:span>凡是與偉大的台灣人偉大的台灣文化有關的東西<text:span text:style-name="T3">,</text:span>即便爛到爆也不許批評<text:span text:style-name="T3">,</text:span>因此<text:span text:style-name="T3">,</text:span>我寫的這些<text:span text:style-name="T3">,</text:span>請各位就當做我是在罵空氣好了<text:span text:style-name="T3">,</text:span>算我膽子小<text:span text:style-name="T3">. <text:line-break/><text:line-break/></text:span>在暴力面前<text:span text:style-name="T3">,</text:span>我什麼都能屈服<text:span text:style-name="T3">,</text:span>但有一點我實在做不到<text:span text:style-name="T3">,</text:span>那就是我沒辦法假裝自己喜歡一種醜到爆<text:span text:style-name="T3">,</text:span>爛到想吐的東西<text:span text:style-name="T3">.<text:line-break/><text:line-break/></text:span>我很納悶<text:span text:style-name="T3">,</text:span>這島上是不是已經沒有幾個對於藝術誠實的人了<text:span text:style-name="T3">? </text:span>藝術當然是很主觀的東西<text:span text:style-name="T3">,</text:span>也因此<text:span text:style-name="T3">,</text:span>我不敢強求大家都跟我一樣喜歡蘇古諾夫喜歡高達喜歡<text:span text:style-name="T3">Kusturica,</text:span>不同的品味自然會有不同的味蕾感應<text:span text:style-name="T3">. </text:span>但在一切主觀底下仍然還是會有著一些共通基礎<text:span text:style-name="T3">,</text:span>使得藝術之所以有可能是一種藝術<text:span text:style-name="T3">. <text:line-break/><text:line-break/></text:span>我們不知道藝術是什麼<text:span text:style-name="T3">,</text:span>但我們知道什麼不是藝術<text:span text:style-name="T3">. </text:span>一隻猴子鬼畫符<text:span text:style-name="T3">,</text:span>有可能是藝術<text:span text:style-name="T3">,</text:span>但一個人或一群人在立法院弄出一些法條<text:span text:style-name="T3">,</text:span>儘管文辭優美<text:span text:style-name="T3">,</text:span>但那大概就不是什麼藝術<text:span text:style-name="T3">,</text:span>因為它不但是根據某種外在需要所制定<text:span text:style-name="T3">,</text:span>甚至還字斟句酌經過表決<text:span text:style-name="T3">;</text:span>這樣一種<text:span text:style-name="T3"><text:s/>"</text:span>語言<text:span text:style-name="T3">" </text:span>很難說是一種藝術吧<text:span text:style-name="T3">?<text:line-break/><text:line-break/></text:span>至於一個人或一群人<text:span text:style-name="T3">,</text:span>為了某種<text:span text:style-name="T3">(</text:span>自以為<text:span text:style-name="T3">)</text:span>偉大或<text:span text:style-name="T3">(</text:span>自以為<text:span text:style-name="T3">)</text:span>正確的<text:span text:style-name="T3">x</text:span>它<text:span text:style-name="T3">x</text:span>的所謂理想<text:span text:style-name="T3">,</text:span>創作了某種東西<text:span text:style-name="T3">,</text:span>那它當然還是有可能是一種藝術<text:span text:style-name="T3">,</text:span>但八成是低級品<text:span text:style-name="T3">.</text:span>與其說它是藝術<text:span text:style-name="T3">,</text:span>倒不如說它只是一種文宣品<text:span text:style-name="T3">,</text:span>宣傳某種事實上完全可以訴諸命題表述的東西<text:span text:style-name="T3">,</text:span>例如<text:span text:style-name="T3"><text:s/>"</text:span>某黨很偉大<text:span text:style-name="T3">","</text:span>領袖很英明<text:span text:style-name="T3">","</text:span>我們要愛台灣<text:span text:style-name="T3">" </text:span>等等<text:span text:style-name="T3">.<text:line-break/><text:line-break/></text:span>姑且不論什麼是藝術<text:span text:style-name="T3">,</text:span>什麼不是藝術<text:span text:style-name="T3">,</text:span>說到有關藝術的一切時<text:span text:style-name="T3">,</text:span>我們不會告訴他為了某種偉大的社會性原因<text:span text:style-name="T3">(</text:span>例如什麼偉大的歷史記憶<text:span text:style-name="T3">),</text:span>因此你必須去看某部電影<text:span text:style-name="T3">. </text:span>這就像當年很多人叫我們應該去讀什麼<text:span text:style-name="T3"><text:s/>"</text:span>一個小市民的心聲<text:span text:style-name="T3">" </text:span>或看什麼<text:span text:style-name="T3"><text:s/>"</text:span>梅花<text:span text:style-name="T3">" "</text:span>八百壯士<text:span text:style-name="T3">" </text:span>一樣<text:span text:style-name="T3">. </text:span>喜歡看的人自己去看<text:span text:style-name="T3">,</text:span>但不要變成好像連看電影都變成咱們做為一個好國民的一種義務或正確生活事項似的<text:span text:style-name="T3">,</text:span>那真的很惡心<text:span text:style-name="T3">,</text:span>很俗不可耐<text:span text:style-name="T3">. </text:span>凡事都能忍受<text:span text:style-name="T3">,</text:span>唯獨俗難忍<text:span text:style-name="T3">. </text:span>我可以忍受殘酷暴政<text:span text:style-name="T3">,</text:span>但沒辦法忍受俗不可耐<text:span text:style-name="T3">.<text:line-break/><text:line-break/></text:span>至於這十幾年來在這島上聽到爛聽到耳朵流膿的一句最為俗不可耐而且蠢到爆的台詞就是<text:span text:style-name="T3">: "</text:span>歷史不可遺忘<text:span text:style-name="T3">".<text:line-break/><text:line-break/></text:span>世上每一秒鐘的過往全是歷史<text:span text:style-name="T3">,</text:span>如果<text:span text:style-name="T3">" </text:span>歷史不可遺忘<text:span text:style-name="T3">",</text:span>難道我們是要變成上帝嗎<text:span text:style-name="T3">? </text:span>只有上帝才能記住曾經發生過的一切<text:span text:style-name="T3">. <text:line-break/><text:line-break/></text:span>歷史不可遺忘<text:span text:style-name="T3">? </text:span>這種惡劣的蠢話絕對都是出於主流之口<text:span text:style-name="T3">. </text:span>唯有主流到不能再主流的一種聲音<text:span text:style-name="T3">,</text:span>才會如此愚昧且極富侵略性地要大家不可遺忘歷史<text:span text:style-name="T3">,</text:span>意思是大家不可遺忘<text:span text:style-name="T3"><text:s/>"</text:span>我要你記住<text:span text:style-name="T3">" </text:span>的那樣一種以及那樣一些<text:span text:style-name="T3"><text:s/>"</text:span>歷史<text:span text:style-name="T3">",</text:span>其實更正確地說就是<text:span text:style-name="T3">: </text:span>我要你記住我要你記住的廣告台詞<text:span text:style-name="T3">.<text:line-break/><text:line-break/></text:span>歷史不可遺忘<text:span text:style-name="T3">? x</text:span>它<text:span text:style-name="T3">x</text:span>的我們怎麼敢遺忘<text:span text:style-name="T3">? </text:span>忘了會影響前徒影響許多好康的機會不是嗎<text:span text:style-name="T3">? </text:span>我們怎麼敢忘<text:span text:style-name="T3">? </text:span>而且<text:span text:style-name="T3">,</text:span>主流聲音如雷之貫耳<text:span text:style-name="T3">,</text:span>想要一秒鐘的清靜都不可得<text:span text:style-name="T3">, </text:span>我們哪忘得了<text:span text:style-name="T3">?<text:line-break/><text:line-break/></text:span>歷史不可遺忘<text:span text:style-name="T3">? </text:span>一個知道歷史是什麼東西的人絕不會講出這種不但惡劣粗暴的蠢話<text:span text:style-name="T3">. </text:span>歷史不可遺忘<text:span text:style-name="T3">? </text:span>重點是你到底要我記住什麼<text:span text:style-name="T3">? </text:span>根本沒有一個必然存在而能夠被清楚記憶的東西不是嗎<text:span text:style-name="T3">?<text:line-break/><text:line-break/></text:span>歷史不可遺忘<text:span text:style-name="T3">? x</text:span>它<text:span text:style-name="T3">x</text:span>的那就好像我在講堂上指著黑板說<text:span text:style-name="T3">,"</text:span>同學們<text:span text:style-name="T3">,</text:span>為了偉大的這個那個<text:span text:style-name="T3">,</text:span>黑板千萬不可遺忘<text:span text:style-name="T3">." </text:span>你聽了一定莫名其妙<text:span text:style-name="T3">. </text:span>要是大家聽了卻覺得好感動<text:span text:style-name="T3">,</text:span>你身處眾人之中<text:span text:style-name="T3">,</text:span>一定會很痛苦<text:span text:style-name="T3">. </text:span>因為幹它媽的叫我不要遺忘黑板<text:span text:style-name="T3">,</text:span>重點是不要遺忘黑板的<text:span text:style-name="T3"><text:s/>"</text:span>什麼<text:span text:style-name="T3">"? </text:span>重點是你所要我記住不可遺忘的這個<text:span text:style-name="T3"><text:s/>"</text:span>什麼<text:span text:style-name="T3">",</text:span>難道是黑板的必然內在屬性<text:span text:style-name="T3">? </text:span>難道這個<text:span text:style-name="T3"><text:s/>"</text:span>什麼<text:span text:style-name="T3">" </text:span>不就是你身為主流到不能再主流的聲音所欲強加於眾人心靈的一種人為粗暴產物<text:span text:style-name="T3">? </text:span>簡單說就是一種政治意識形態<text:span text:style-name="T3">.<text:line-break/><text:line-break/></text:span>歷史就跟一幅圖一樣<text:span text:style-name="T3">,</text:span>你要我不可忘<text:span text:style-name="T3">,</text:span>但我不可忘<text:span text:style-name="T3"><text:s/>"</text:span>什麼<text:span text:style-name="T3">" </text:span>呢<text:span text:style-name="T3">? </text:span>當你在進行一種賞圖活動時<text:span text:style-name="T3">,</text:span>若有人要你不可忘<text:span text:style-name="T3">,</text:span>或是呼籲你趕緊來賞某個圖以便不會忘記<text:span text:style-name="T3"><text:s/>"</text:span>什麼<text:span text:style-name="T3">",</text:span>你是不是會聽了覺得俗不可耐而痛不欲生<text:span text:style-name="T3">? </text:span>這完全不是人類賞圖活動的一種基本性質<text:span text:style-name="T3">. </text:span>這簡直是在侮辱我們的智商<text:span text:style-name="T3">. </text:span>這也是為什麼在台灣接受教育是如此令人痛不欲生的原因<text:span text:style-name="T3">.(</text:span>當然<text:span text:style-name="T3">,</text:span>我知道大部份人或許受教育得很開心<text:span text:style-name="T3">,</text:span>甚至還以為自己學到很多呢<text:span text:style-name="T3">!)<text:line-break/><text:line-break/></text:span>套句沈從文<text:span text:style-name="T3"><text:s/>"</text:span>歷史長河<text:span text:style-name="T3">" </text:span>的類比<text:span text:style-name="T3">,</text:span>他老是說望向河水就彷彿能理解歷史<text:span text:style-name="T3">. </text:span>歷史就像一條河<text:span text:style-name="T3">,</text:span>面對河水濤濤<text:span text:style-name="T3">,</text:span>你要記住什麼<text:span text:style-name="T3">? </text:span>根本沒有任何你<text:span text:style-name="T3"><text:s/>"</text:span>需要記住<text:span text:style-name="T3">" </text:span>的東西<text:span text:style-name="T3">.<text:line-break/><text:line-break/></text:span>當你望向漫漫的過往時空<text:span text:style-name="T3">,</text:span>比宇宙繁星還要多的無限悲歡<text:span text:style-name="T3">,</text:span>你要記住什麼<text:span text:style-name="T3">,</text:span>純粹是你自己的事<text:span text:style-name="T3">,</text:span>沒有任何你彷彿義務般<text:span text:style-name="T3"><text:s/>"</text:span>需要記住不能忘<text:span text:style-name="T3">" </text:span>的東西<text:span text:style-name="T3">,</text:span>更不該有那種如雷貫耳整天提醒我們不能忘的這個那個<text:span text:style-name="T3">. </text:span>一下子黃花崗七十二烈士<text:span text:style-name="T3">,</text:span>一下又是什麼美麗島八君子<text:span text:style-name="T3">,</text:span>偉大的這個那個<text:span text:style-name="T3">,</text:span>實在是受夠了<text:span text:style-name="T3">. <text:line-break/><text:line-break/></text:span>為什麼總是會有這樣一些自我滿意度非常高<text:span text:style-name="T3">,</text:span>高到連我們該記住什麼都想要來給予指導的人<text:span text:style-name="T3">. </text:span>生生滅滅的人事悲歡<text:span text:style-name="T3">,</text:span>哪怕只是一秒鐘都有著無限的故事<text:span text:style-name="T3">,</text:span>我要記住什麼<text:span text:style-name="T3">,</text:span>純粹是我家的事<text:span text:style-name="T3">. </text:span>如果有人真的認為我們大家都該記住一些什麼然後才對得起偉大的什麼跟什麼<text:span text:style-name="T3">,</text:span>那只是顯示他真的是很主流<text:span text:style-name="T3">,</text:span>主流到連<text:span text:style-name="T3"><text:s/>"</text:span>語言<text:span text:style-name="T3">" </text:span>的基本文法都想改造了<text:span text:style-name="T3">.<text:line-break/><text:line-break/></text:span>隨著年歲漸增<text:span text:style-name="T3">,</text:span>連欠誰多少錢我都快忘光了<text:span text:style-name="T3">,</text:span>但有一些東西我不想忘<text:span text:style-name="T3">. </text:span>如果哪天我需要進行一種腦部手術來救命<text:span text:style-name="T3">,</text:span>我恐怕會拒絕<text:span text:style-name="T3">,</text:span>除非醫生能保證當我不幸醒來時還能記住這樣那樣一些人的名字和臉孔<text:span text:style-name="T3">,</text:span>還能記住這樣那樣一些各位根本不需要知道<text:span text:style-name="T3">(</text:span>更不用說記住<text:span text:style-name="T3">)</text:span>的故事<text:span text:style-name="T3">.<text:line-break/><text:line-break/></text:span>尼采說<text:span text:style-name="T3">,"</text:span>所有哲學都是自傳<text:span text:style-name="T3">." </text:span>依我看<text:span text:style-name="T3">,</text:span>所有歷史也都是<text:span text:style-name="T3"><text:s/>"</text:span>我的歷史<text:span text:style-name="T3">",</text:span>用我的眼睛所看到的漫漫時空<text:span text:style-name="T3">. <text:line-break/><text:line-break/></text:span>記得有一次<text:span text:style-name="T3">,</text:span>走在一個靠著地中海濱的西班牙古城裏的千年競技場<text:span text:style-name="T3">,</text:span>這過往一千年的悲歡我似乎沒有參與<text:span text:style-name="T3">,</text:span>但事實上<text:span text:style-name="T3"><text:s/>"</text:span>我<text:span text:style-name="T3">" </text:span>還是身在其中<text:span text:style-name="T3">,</text:span>因為唯有當我身處歷史長河之中時<text:span text:style-name="T3">,</text:span>我才能對它產生理解<text:span text:style-name="T3">,</text:span>而這份理解就像你對於某個人的愛恨一般<text:span text:style-name="T3">,</text:span>純粹也只是你家的事<text:span text:style-name="T3">,</text:span>你的歷史<text:span text:style-name="T3">,</text:span>你的故事<text:span text:style-name="T3">,</text:span>旁人並沒有義務要記住<text:span text:style-name="T3">.<text:line-break/><text:line-break/></text:span>我或許需要記住七七四十九<text:span text:style-name="T3">,</text:span>八六四十八<text:span text:style-name="T3">,</text:span>我或許需要記住體溫正常攝氏三十七度<text:span text:style-name="T3">,</text:span>但我並不需要去記住任何主觀真理<text:span text:style-name="T3">. </text:span>齊克果說<text:span text:style-name="T3">,"</text:span>世上沒有真理<text:span text:style-name="T3">,</text:span>除非當它被我認知<text:span text:style-name="T3">." </text:span>藝術或人文終究不是像九九乘法那樣有著一些需要記住的東西<text:span text:style-name="T3">. </text:span>如果你不懂得這樣一些道理<text:span text:style-name="T3">,</text:span>就如維根斯坦所說<text:span text:style-name="T3">,"</text:span>那你將很難學習某些科目<text:span text:style-name="T3">,</text:span>例如歷史<text:span text:style-name="T3">".<text:line-break/><text:line-break/></text:span>陳真<text:span text:style-name="T3"><text:line-break/><text:line-break/>======== <text:line-break/><text:line-break/></text:span>【無米樂】<text:span text:style-name="T3"><text:s/></text:span>蘭權的一封信<text:span text:style-name="T3"><text:s/></text:span>（<text:span text:style-name="T3">2011.12.10.</text:span>人權日）<text:span text:style-name="T3"><text:line-break/><text:line-break/></text:span>剛剛送莊子到高鐵站，又有好些天不能看見他，這樣的日子已經好幾個月了<text:span text:style-name="T3">…</text:span>前天在前往高雄大遠百威秀戲院的途中，車子停在某一個紅燈路口，我凝視莊子他那過於疲憊偷偷沉入夢鄉的睡臉<text:span text:style-name="T3">…</text:span>那雙頰凹陷的臉<text:span text:style-name="T3">…</text:span>心痛從胸口猛烈撞擊眼框，泛紅的雙眼模糊了那一排排在風中孤立的林木。我只好一再勸他，放了台北映後<text:span text:style-name="T3">QA</text:span>場吧，你的身體已經不堪負荷了。他笑笑說：「即便只有<text:span text:style-name="T3">10</text:span>個觀眾，<text:span text:style-name="T3">10</text:span>分鐘的座談，我都會盡力，因為這<text:span text:style-name="T3">10</text:span>個觀眾可能會再拉另一群<text:span text:style-name="T3">10</text:span>個觀眾進戲院，這樣就可以多一點人透過【牽阮的手】暸解台灣歷史<text:span text:style-name="T3">…</text:span>知道這塊土地的故事。」<text:span text:style-name="T3"><text:line-break/><text:line-break/></text:span>【牽阮的手】全台<text:span text:style-name="T3">600</text:span>萬的票房，對紀錄片而言，或許已經是一種安慰，但相對於<text:span text:style-name="T3">2</text:span>千多萬的台灣人口，可能只有千分之一多一點的人看過這部影片。台灣民主運動、社會運動悲壯的歷史，仍無法從上一代的手中，流傳到下一代的心中<text:span text:style-name="T3">…</text:span>我跟莊子五年的付出與努力，仍無法敲開大多數台灣人的心房<text:span text:style-name="T3">…</text:span>田醫師夫婦與民主先烈<text:span text:style-name="T3">60</text:span>年來的犧牲，仍被大多數的人摒棄在「無須認知」的歷史洪流中<text:span text:style-name="T3">…</text:span>。<text:span text:style-name="T3"><text:line-break/><text:line-break/></text:span>決定將【牽阮的手】推上院線以來，我一直將自己放在邊緣的位置，我告誡自己，無論莊子多麼忙碌與沮喪，我都不能過於投入宣傳而越過自己健康的底線，我真的需要休息<text:span text:style-name="T3">…</text:span>日子一天天過去，內心堆壘一層又一層深深厚厚的心疼與愧疚，我能幫什麼忙呢？寫一封信<text:span text:style-name="T3">…</text:span>一封訴說過去<text:span text:style-name="T3">5</text:span>年製作【牽阮的手】的痛苦與掙扎、訴說這一年來生病的無助與恐慌的信，然後博取觀眾的同情<text:span text:style-name="T3">…</text:span>刺激大家上院線嗎？不<text:span text:style-name="T3">…</text:span>我沒有辦法<text:span text:style-name="T3">…</text:span>這幾天我嘗試攪動心中記憶的河流，點點滴滴痛苦的波紋不斷撞擊那個內在自閉的小孩，那個伴隨我哭伴隨我笑、只願意向莊子說話的自閉小孩，一直對我搖頭，她溫柔的雙眸日夜深深地望著我<text:span text:style-name="T3">…</text:span>無聲的言語安撫了不安的漩渦<text:span text:style-name="T3">…<text:line-break/><text:line-break/></text:span>此刻，我很想緊緊擁抱莊子，在他的耳邊輕輕地喝采：「頭ㄟ，你已經很盡力了。」是的，我們都已經很盡力了<text:span text:style-name="T3">…</text:span>我跟莊子、以及一群守護台灣土地的民主前輩們，都很盡力了。於是<text:span text:style-name="T3">…</text:span>我們只能希冀所有被感動的朋友們，能夠握緊上一代理想的棒子，傳承給更多與我們共生共存於這塊土地的年輕人，思索【牽阮的手】能帶給我們什麼樣的反省與感動？<text:span text:style-name="T3"><text:line-break/><text:line-break/></text:span>蘭權<text:span text:style-name="T3"><text:s/>2011.12.10.</text:span>凌晨</text:p>
      <text:p text:style-name="P1"><text:span text:style-name="T1">柳春春阿忠</text:span><text:s/>  |  2011.12.11 21:17   |   <text:a xlink:type="simple" xlink:href="http://palinfo.habago.org/Entry?Command=Information_PrintForum&amp;iPage=535#FORUM31157"><text:span text:style-name="T2">#</text:span></text:a></text:p>
      <text:p text:style-name="P3">試試看買地瓜給老鼠吃，地瓜應該比盆栽土好吃。</text:p>
      <text:p text:style-name="P1">Jedah Zhang   |  2011.12.11 18:21   |   <text:a xlink:type="simple" xlink:href="http://palinfo.habago.org/Entry?Command=Information_PrintForum&amp;iPage=535#FORUM31156"><text:span text:style-name="T2">#</text:span></text:a></text:p>
      <text:p text:style-name="P2">我就不要牠光顧了還讓牠喜歡玩<text:span text:style-name="T3">...=.=<text:line-break/></text:span>別鬧了啊<text:span text:style-name="T3">...</text:span></text:p>
      <text:p text:style-name="P1"><text:span text:style-name="T1">楊世主</text:span><text:s/>  |  2011.12.11 18:13   |   <text:a xlink:type="simple" xlink:href="http://palinfo.habago.org/Entry?Command=Information_PrintForum&amp;iPage=535#FORUM31155"><text:span text:style-name="T2">#</text:span></text:a></text:p>
      <text:p text:style-name="P3">讓老鼠爬不上去盆栽就好了，例如圍上抹油的鐵片，或設計成讓牠爬著爬著又回到地上<text:span text:style-name="T3">...</text:span>老鼠應該會喜歡玩<text:span text:style-name="T3">~</text:span></text:p>
      <text:p text:style-name="P1"><text:span text:style-name="T1">秉叡</text:span><text:s/>  |  2011.12.11 16:48   |   <text:a xlink:type="simple" xlink:href="http://palinfo.habago.org/Entry?Command=Information_PrintForum&amp;iPage=535#FORUM31154"><text:span text:style-name="T2">#</text:span></text:a></text:p>
      <text:p text:style-name="P2">美軍在伊拉克留下來的爛攤子：近一百萬名的寡婦<text:span text:style-name="T3"><text:line-break/><text:line-break/></text:span>伊拉克：近<text:span text:style-name="T3">9</text:span>年戰爭留下百萬寡婦<text:span text:style-name="T3"> <text:line-break/>2011</text:span>年<text:span text:style-name="T3">12</text:span>月<text:span text:style-name="T3">11</text:span>日<text:span text:style-name="T3"><text:s/>07:00:15 <text:line-break/></text:span>來源：<text:span text:style-name="T3"><text:s/></text:span>中青在線<text:span text:style-name="T3">——</text:span>青年參考<text:span text:style-name="T3"> <text:line-break/><text:line-break/></text:span>摘要：近<text:span text:style-name="T3">9</text:span>年的伊拉克戰爭和幾十年來的多次動蕩，致使伊拉克<text:span text:style-name="T3">90</text:span>萬名婦女失去了丈夫，人數佔伊拉克女性人口的<text:span text:style-name="T3">9%</text:span>。<text:span text:style-name="T3"><text:line-break/><text:line-break/></text:span>　　■伊拉克性別嚴重失衡，很多寡婦想再婚，但這幾乎是個不可能完成的<text:span text:style-name="T3">“</text:span>任務<text:span text:style-name="T3">”</text:span>。<text:span text:style-name="T3"><text:line-break/><text:line-break/></text:span>　　■伊拉克政府目前已在首都巴格達設立了兩個寡婦難民營，並且向每位寡婦每月發放<text:span text:style-name="T3">80</text:span>美元補助。<text:span text:style-name="T3"><text:line-break/><text:line-break/></text:span>文章連結：<text:span text:style-name="T3">http://big5.xinhuanet.com/gate/big5/news.xinhuanet.com/world/2011-12/11/c_122402072.htm</text:span></text:p>
      <text:p text:style-name="P1">Jedah Zhang   |  2011.12.11 12:50   |   <text:a xlink:type="simple" xlink:href="http://palinfo.habago.org/Entry?Command=Information_PrintForum&amp;iPage=535#FORUM31153"><text:span text:style-name="T2">#</text:span></text:a></text:p>
      <text:p text:style-name="P3">最近陽台出現鼠輩偷吃盆栽<text:span text:style-name="T3">(</text:span>景氣是差到連老鼠都沒東西吃了嗎<text:span text:style-name="T3">...), </text:span>實在不太想用粘鼠板來對付<text:span text:style-name="T3">, </text:span>以前曾用過一次造成雙屍命案<text:span text:style-name="T3">, </text:span>深覺這種滅鼠法不人道至極<text:span text:style-name="T3">, </text:span>有沒有人可以提供比較人道的方式<text:span text:style-name="T3">? (</text:span>這隻鼠輩極度聰明<text:span text:style-name="T3">, </text:span>鼠籠和毒餌都試過無效<text:span text:style-name="T3">)</text:span></text:p>
      <text:p text:style-name="P1"><text:span text:style-name="T1">鄭啟承</text:span><text:s/>  |  2011.12.09 22:41   |   <text:a xlink:type="simple" xlink:href="http://palinfo.habago.org/Entry?Command=Information_PrintForum&amp;iPage=535#FORUM31152"><text:span text:style-name="T2">#</text:span></text:a></text:p>
      <text:p text:style-name="P2"><text:span text:style-name="T3">"</text:span>鳳凰大視野<text:span text:style-name="T3">"</text:span>還沒看，<text:span text:style-name="T3">"</text:span>冷暖人生<text:span text:style-name="T3">"</text:span>卻聽董事長講過，因此儘量避免去看。我一個奮發青年、有著蒸蒸日上的大好前程，怎可去看這種節目讓自己向下沉淪？<text:span text:style-name="T3"><text:line-break/><text:line-break/></text:span>不過後來還是忍不住看了一集，想說網站上這麼多集，名字看來都很有殺傷力，就挑一集比較好笑的來看吧！大陸有部很好笑的電影叫<text:span text:style-name="T3">"</text:span>瘋狂的賽車<text:span text:style-name="T3">"</text:span>，所以我挑了一集<text:span text:style-name="T3">"</text:span>瘋狂的潛艇<text:span text:style-name="T3">"</text:span>，想說應該也很好笑吧！但我錯了，看完只讓人想哭而已，沒有讓人想笑。<text:span text:style-name="T3"><text:line-break/><text:line-break/></text:span>雖然對其感冒，但或許國家和民族這類概念真有其存在意義，一個民族和另一個民族，就像兩個星球上的不同生物，即便都是黑頭髮黃皮膚，內心對情感對知識對人生冷暖的認識卻有著完全不同的深度。</text:p>
      <text:p text:style-name="P1"><text:span text:style-name="T1">陳真</text:span><text:s/>  |  2011.12.09 16:49   |   <text:a xlink:type="simple" xlink:href="http://palinfo.habago.org/Entry?Command=Information_PrintForum&amp;iPage=535#FORUM31151"><text:span text:style-name="T2">#</text:span></text:a></text:p>
      <text:p text:style-name="P3">像我這樣一個在台灣從小到大翹課逃課缺課曠課<text:span text:style-name="T3">,</text:span>想盡一切辦法不去上學強烈排斥參加研討會的知識話語圈的化外之民<text:span text:style-name="T3">,</text:span>彷彿跟教育有仇似的<text:span text:style-name="T3">,</text:span>非常排斥<text:span text:style-name="T3">. </text:span>但我看到鳳凰的世紀大講堂時<text:span text:style-name="T3">,</text:span>也經常被吸引住而把整個節目看完<text:span text:style-name="T3">. <text:line-break/><text:line-break/></text:span>世紀大講堂只是鳳凰裏頭我排後段班的節目<text:span text:style-name="T3">,</text:span>不是像<text:span text:style-name="T3"><text:s/>"</text:span>冷暖人生<text:span text:style-name="T3">" </text:span>那樣準備流傳後世的鉅著<text:span text:style-name="T3">,</text:span>也不是像<text:span text:style-name="T3"><text:s/>"</text:span>鳳凰大視野<text:span text:style-name="T3">" </text:span>那樣的固定高水平<text:span text:style-name="T3">,</text:span>但再怎麼後段班<text:span text:style-name="T3">,</text:span>都還是值得一看<text:span text:style-name="T3">. <text:line-break/><text:line-break/></text:span>我每次看也都是很納悶<text:span text:style-name="T3">,</text:span>為什麼一樣是學者<text:span text:style-name="T3">,</text:span>中台兩地怎麼差那麼多啊<text:span text:style-name="T3">? </text:span>真難想像<text:span text:style-name="T3">. </text:span>就如啟承所說<text:span text:style-name="T3">,</text:span>兩者簡直不能比<text:span text:style-name="T3">. </text:span>我當然不是說比論文數量<text:span text:style-name="T3">,</text:span>而是比一種言之有物且有著充份個人熱情與深刻見解的言論內涵與態度<text:span text:style-name="T3">.<text:line-break/><text:line-break/></text:span>鳳凰不管什麼節目<text:span text:style-name="T3">,</text:span>即便是講明星八卦新聞的<text:span text:style-name="T3"><text:s/>"</text:span>娛樂大風暴<text:span text:style-name="T3">",</text:span>聽他們講話都很平實淡然<text:span text:style-name="T3">,</text:span>就算再怎麼大的悲劇節目例如冷暖人生<text:span text:style-name="T3">,</text:span>也是一樣平和淡定充滿感情<text:span text:style-name="T3">.<text:line-break/><text:line-break/></text:span>學姐經常會很納悶問說我幾時怎麼對這樣那樣一些冷門議題或我原本絲毫不感興趣的科目也感興趣了<text:span text:style-name="T3">? </text:span>竟然看電視看得目不轉睜<text:span text:style-name="T3">. </text:span>連什麼中美貿易逆差與人民幣升值問題我也感興趣了<text:span text:style-name="T3">? </text:span>答案是<text:span text:style-name="T3">,</text:span>我對任何內容本身依然都不感興趣<text:span text:style-name="T3">,</text:span>再大的議題我也一樣不感興趣<text:span text:style-name="T3">,</text:span>就好像我對你家的樓梯有幾階或是你一天小幾次便我絲毫不感興趣一樣<text:span text:style-name="T3">. <text:line-break/><text:line-break/></text:span>但我雖對內容毫無興趣<text:span text:style-name="T3">,</text:span>對於<text:span text:style-name="T3"><text:s/>"</text:span>表達方式<text:span text:style-name="T3">" </text:span>卻很有興趣<text:span text:style-name="T3">. </text:span>唯有適當且吸引人的表達方式<text:span text:style-name="T3">,</text:span>才能讓人對其所欲怎達的<text:span text:style-name="T3"><text:s/>"</text:span>內容<text:span text:style-name="T3">" </text:span>感到興味與啟發甚至信服<text:span text:style-name="T3">. </text:span>所謂藝術不就是這樣嗎<text:span text:style-name="T3">? </text:span>知識其實也一樣<text:span text:style-name="T3">. </text:span>相反地<text:span text:style-name="T3">,</text:span>如果你只是要告訴我一些資料<text:span text:style-name="T3">,</text:span>那我不如自己看書比較快<text:span text:style-name="T3">,</text:span>因為那就好像有人要告訴我電話號碼簿有哪些號碼一般乏味<text:span text:style-name="T3">. <text:line-break/><text:line-break/></text:span>更等而次之的是<text:span text:style-name="T3">,</text:span>如果你只是要告訴我某種既定說法<text:span text:style-name="T3">,</text:span>那我不用你來教也早已如雷灌耳<text:span text:style-name="T3">. </text:span>最下流的是<text:span text:style-name="T3">,</text:span>把一種見解或意見講得好像什麼標準答案似的<text:span text:style-name="T3">,</text:span>這大概是台灣不管是媒體或教育最令人大腦中風之處<text:span text:style-name="T3">. <text:line-break/><text:line-break/></text:span>我們雖然行走地面<text:span text:style-name="T3">,</text:span>但你的心雖然不一定要像荷索那樣飄到外太空<text:span text:style-name="T3">,</text:span>但好歹也該離地三尺<text:span text:style-name="T3">. "</text:span>講得像真的一樣<text:span text:style-name="T3">","</text:span>講得好像在頒佈政令似的<text:span text:style-name="T3">","</text:span>講得好像在公告什麼標準答案那樣<text:span text:style-name="T3">",</text:span>最令人痛苦<text:span text:style-name="T3">. <text:line-break/><text:line-break/>Emir Kusturica </text:span>說得對<text:span text:style-name="T3">,"</text:span>我唯一的敵人就是<text:span text:style-name="T3">realism." </text:span>如果人們一定要那樣講話<text:span text:style-name="T3">,</text:span>講得好像我們都只是一種二次元的去大腦平面生物那樣<text:span text:style-name="T3">,</text:span>既無大腦又無品味那也就算了<text:span text:style-name="T3">,</text:span>如果連那個夢境的<text:span text:style-name="T3"><text:s/>"</text:span>空間<text:span text:style-name="T3">" </text:span>也要一併取消<text:span text:style-name="T3">,</text:span>那我真是很痛苦<text:span text:style-name="T3">.<text:line-break/><text:line-break/></text:span>意識形態上所有的一切<text:span text:style-name="T3"><text:s/>"</text:span>愛<text:span text:style-name="T3">xx",</text:span>不外就是走著這種二次元路線<text:span text:style-name="T3">. </text:span>不過其危害當然不是只有意識形態使然<text:span text:style-name="T3">.<text:line-break/><text:line-break/></text:span>維根斯坦說到宗教時約略這麼說<text:span text:style-name="T3">: </text:span>宗教既非事實<text:span text:style-name="T3">,</text:span>亦非虛擬小說<text:span text:style-name="T3">,</text:span>在你心裏頭應該有著這樣一種第三度空間的存在<text:span text:style-name="T3">. </text:span>它既非真<text:span text:style-name="T3">,</text:span>亦非假<text:span text:style-name="T3">,</text:span>它就是它<text:span text:style-name="T3">,</text:span>就像詩一樣<text:span text:style-name="T3">,it says what it says,</text:span>不多也不少<text:span text:style-name="T3">.<text:line-break/><text:line-break/></text:span>當一個詩人講話<text:span text:style-name="T3">,</text:span>我們都會<text:span text:style-name="T3">(</text:span>至少我會<text:span text:style-name="T3">)</text:span>豎耳傾聽<text:span text:style-name="T3">,</text:span>或疾或徐如泣如訴都如許動聽<text:span text:style-name="T3">,</text:span>因為他說<text:span text:style-name="T3"><text:s/>"</text:span>他的<text:span text:style-name="T3">" </text:span>話<text:span text:style-name="T3">,</text:span>唱<text:span text:style-name="T3"><text:s/>"</text:span>他的<text:span text:style-name="T3">" </text:span>歌<text:span text:style-name="T3">.</text:span>但是<text:span text:style-name="T3">,</text:span>當一個電話簿播報員或文宣部委員開始講話<text:span text:style-name="T3">,</text:span>我們不是想睡覺就是想吐<text:span text:style-name="T3">,</text:span>而這也就是我所知道的台灣現行文化<text:span text:style-name="T3">,</text:span>台灣人是活在這樣一種鋼鐵一般全然形而下甚至可以絕對量化完全以是非題方式來理解一切人事物的窒悶氛圍裏<text:span text:style-name="T3">. </text:span>這樣的環境<text:span text:style-name="T3">,</text:span>要不是我能自行製造氧氣<text:span text:style-name="T3">,x</text:span>它<text:span text:style-name="T3">x</text:span>的還真不知道要怎麼活<text:span text:style-name="T3">.</text:span></text:p>
      <text:p text:style-name="P1"><text:span text:style-name="T1">鄭啟承</text:span><text:s/>  |  2011.12.09 11:52   |   <text:a xlink:type="simple" xlink:href="http://palinfo.habago.org/Entry?Command=Information_PrintForum&amp;iPage=535#FORUM31150"><text:span text:style-name="T2">#</text:span></text:a></text:p>
      <text:p text:style-name="P2">今天朋友在網路上貼了這張圖：<text:span text:style-name="T3"><text:line-break/>http://0rz.tw/qoA2p<text:line-break/><text:line-break/></text:span>即便他只是貼了這一張圖片，什麼也都沒說，我仍然可以透過念力感覺到他臉上或心裡的一種驕傲和光榮神情。這張驕傲和光榮的照片我看接下來要瘋狂傳閱好一陣子。<text:span text:style-name="T3"><text:line-break/><text:line-break/></text:span>先不論這調查數據的可信度，如果這樣一種劃分和選擇真的就是台灣人民要的，那我們其實也沒什麼好說了。所謂民主，人民要為自己的未來作主，當然也要為自己的選擇承擔一切後果和代價。只要我們自己想清楚了，那其實別人對我們的決定就不該有太多干涉。<text:span text:style-name="T3"><text:line-break/><text:line-break/></text:span>問題不在我們做什麼選擇，而是我們有沒有真的想清楚？換句話說我們的任何想法或立場是否真是基於一種理性思考下的判斷？台灣恐怕已陷入一種瘋狂，不再有這樣一種先於任何立場和選擇的重要空間。<text:span text:style-name="T3"><text:line-break/><text:line-break/></text:span>最近開始看鳳凰衛視，其實我七八年前就知道這個節目，但一直不去看。不去看的原因是知道它很好，我不想讓自己的心情受影響，也不想讓自己變得更怪更孤獨。第一次真正看到是兩年前吧，在澳門的酒店，當時播的節目正是「世紀大講堂」，一看簡直驚為天人，回來之後念念不忘。最近實在受夠了台灣的電視節目，花大錢裝第四台，卻永遠只看那動物星球頻道，這陣子連這節目也讓人百般厭煩了，厭煩的不是動物，而是頻道，千篇一律的西方敘事和思維，看了就反感。於是終於開始在鳳凰網站上付費看它的電視節目。<text:span text:style-name="T3"><text:line-break/><text:line-break/></text:span>不看還好，愈看真的是愈自卑，我是說愈看真的愈為台灣感到悲哀。特別是世紀大講堂，同樣是學者，同樣是菁英，完全不是台灣能比的。應該說還不到比的層次，是連比都不能比。有這樣的學者或講者或主持人，你實在不得不對這個國家感到一種敬畏和欽佩。至於台灣，不管你對台灣對鄉土有多少愛，光是透過這樣的一種電視節目品質，你就得承認台灣若繼續這樣在心態上自我孤立下去，那就是死路一條。<text:span text:style-name="T3"><text:line-break/><text:line-break/></text:span>二戰前，德國內的民族主義徹底沸騰（不妨想像成台灣），從民意到政策一路實行把猶太人（不妨想像成中國人）趕走、淨化德國的<text:span text:style-name="T3">”</text:span>理念<text:span text:style-name="T3">”</text:span>。猶太人不但被剝奪在大學教書的權利，甚至進一步被剝奪了公民權利。當時有德國的學者看不下去，對希特勒建言，說把這些科學或人文各個領域的重要人才消滅，對國家有害無益。希特勒怎麼回答呢？他說如果把猶太人從德國趕走會讓德國社會倒退幾十年，那就這樣幹吧，讓我們在乾淨光榮的新德國上頭繼續<text:span text:style-name="T3">”</text:span>愛台灣<text:span text:style-name="T3">”</text:span>吧！<text:span text:style-name="T3"><text:line-break/><text:line-break/></text:span>結果呢？結果這些猶太菁英包括科學家政治家文學家藝術家成了難民，逃離德國，逃離歐洲，逃到哪呢？大多逃到了心懷不軌、撿現成便宜的美國。在我的理解上，這事就大大削弱了德國自身，而造就了美國日後的強大（當然也間接造就了現在無惡不作的以色列）。否則二戰前美國算哪根蔥呢？世界科學文化中心不是別人，正是德國，一個愛台灣的納粹思想不但沒有成就德國，反而讓它付出嚴重代價，成就別人而毀了自己。<text:span text:style-name="T3"><text:line-break/><text:line-break/></text:span>鈺錠叫我要小心，說不要光看人家一個電視節目就以偏概全，說中國和台灣一樣很爛很黑心。這我當然不反對，我還沒有笨到只看到幾條金子就把人家幻想成金銀島的地步（話說回來如果我們真的認為台灣和中國一模一樣爛，那其實也沒什麼好反好區分的不是嗎，爛兄爛弟不是很好嗎？）。中國或許爛的地方不輸台灣甚至有過之而無不及，但它好的地方卻是台灣所大大不如。愛台灣人士常有種說法是中國經過文革十年後已經<text:span text:style-name="T3">”</text:span>毀了<text:span text:style-name="T3">”</text:span>，再無任何有價值的文化或思想或人文深度或良好品格或傳統美德，而這些<text:span text:style-name="T3">”</text:span>好東西<text:span text:style-name="T3">”</text:span>隨著國民黨帶來台灣後，就只存留在台灣人身上了，台灣人今日已是集所有中華文化的精華（比如繁體字）於一身。<text:span text:style-name="T3"><text:line-break/><text:line-break/></text:span>先不說這牛不對馬嘴的想法（如果你真的在乎所謂本土民族意識情操，那這些<text:span text:style-name="T3">“</text:span>中華文化<text:span text:style-name="T3">”</text:span>不全是<text:span text:style-name="T3">“</text:span>外來<text:span text:style-name="T3">”</text:span>的？哪能往自己身上攬？），就我看鳳凰衛視的一種觀感，大國終究是大國，一個民族經歷了遠久歷史的洗禮，它的一種深厚家底就是不一樣，短期的外傷是不會對它造成什麼致命影響的。那種深厚真的是台灣所徹底缺乏的，如今它也慢慢走出傷痛的陰影，成了一個大病初癒、精神抖擻的強人。<text:span text:style-name="T3"><text:line-break/><text:line-break/></text:span>我實在無意唱衰台灣或得罪台灣同胞，但事實就是事實，中國比台灣強大太多，也穩重太多，就像一隻聖伯納犬和一隻吉娃娃的差別。自我孤立封閉、把中國視為敵人和毒素，腦袋正常的人都可以看出我們將會付出什麼代價。<text:span text:style-name="T3"><text:line-break/><text:line-break/></text:span>有沒有那麼一天，當我們回過頭來看，才驚覺自己大好的青春和生命和精力和心神，竟大半全花在無謂的仇恨和敵視和一切看似熱血實際空洞虛無的事物上，你對自己這樣的一段人生過程會感到滿意嗎？還是為此感到虛度和後悔？</text:p>
      <text:p text:style-name="P1"><text:span text:style-name="T1">李秉叡</text:span><text:s/>  |  2011.12.09 07:37   |   <text:a xlink:type="simple" xlink:href="http://palinfo.habago.org/Entry?Command=Information_PrintForum&amp;iPage=535#FORUM31149"><text:span text:style-name="T2">#</text:span></text:a></text:p>
      <text:p text:style-name="P3">蘋論：猛男秀不過一片蛋糕<text:span text:style-name="T3"><text:line-break/>2011</text:span>年<text:span text:style-name="T3"><text:s/>12</text:span>月<text:span text:style-name="T3">09</text:span>日<text:span text:style-name="T3"><text:s/></text:span>昨天蘇嘉全在第一時間出面為妻子<text:span text:style-name="T3">10</text:span>年前的生日宴上看猛男秀而道歉。蘇嘉全學得很快，一改上次豪華農舍事件時強掰硬拗傷及蔡英文的錯誤，這次不囉唆，先道歉再說。<text:span text:style-name="T3"><text:line-break/></text:span>其實<text:span text:style-name="T3">10</text:span>年前在生日宴看猛男秀既不犯法，也無關道德是非；那時也不知道蘇嘉全後來要選副總統，是件沒什麼大不了的事，頂多是「社會觀感不好」。跟豪華農舍事件比起來，猛男秀根本是「一片蛋糕」小題大做。<text:span text:style-name="T3"><text:line-break/></text:span>民主社會對正副總統及候選人的要求很高，光守法不夠，還要道德鮮少瑕疵，但僅守住道德的基本底線遠遠不足，社會還期待他們人格正直、操守廉潔、心靈高尚、風格優雅。這固然是民主社會長處，但不可過度要求到失去人性地步，像是要求候選人像苦行僧節衣縮食，自我鞭笞。<text:span text:style-name="T3"><text:line-break/></text:span>邱毅拿出蘇妻觀看猛男秀的照片，目的在引起選民對蘇妻的反感，然後轉移成對蘇嘉全的反感，然後再轉移成對蔡英文的反感。這個目的能達成嗎？不能！轉了那麼一大圈，反感老早消蝕一空；況且選民並不認為<text:span text:style-name="T3">10</text:span>年前蘇妻在宴會上看猛男秀有什麼失格之處。台灣的民俗是可以接受這樣的情境，例如婚喪喜慶典禮上演出電子花車、脫衣舞、鋼管秀等，名為娛樂當事人或往生者，其實是取悅來賓並讓弔者大悅。<text:span text:style-name="T3"><text:line-break/><text:line-break/><text:line-break/></text:span>窮追猛打恐引反感<text:span text:style-name="T3"><text:line-break/></text:span>如果邱毅或藍色名嘴們過度運作，只會造成反作用力讓選民同情蘇嘉全。先前猛攻蘇的豪華農舍案，時間過長、招式用老就發現產生反彈而趕緊叫停。須知假農舍在台灣很普遍，國民黨政要也所在多有，屬於法律灰色地帶，邱毅等緊咬不放當然會引起反感。藍嘴們也學到教訓，並未對猛男秀窮追猛打。看來蘇嘉全、民進黨和藍嘴們都從民主機制中，學到分寸的拿捏和中道的掌握。<text:span text:style-name="T3"> <text:line-break/></text:span>民主政治是種俗世政治，雖把領導人的規格定得很高，但也必須接受領導人的人性弱點，例如柯林頓的好色成性。一味的拉高道德聲調以打擊競選對手，會讓人討厭，因為任何人都不可能完美，包括訓斥別人的人。<text:span text:style-name="T3"> <text:line-break/></text:span>藍嘴們想要藉猛男秀激起選民「泛道德民粹主義」的意識，以打擊蔡、蘇的選情。這想法很危險，也沒什麼正當性，見好就收吧！<text:span text:style-name="T3"> <text:line-break/></text:span></text:p>
      <text:p text:style-name="P5"/>
      <text:p text:style-name="P1"><text:span text:style-name="T1">陳真</text:span><text:s/>  |  2011.12.08 17:19   |   <text:a xlink:type="simple" xlink:href="http://palinfo.habago.org/Entry?Command=Information_PrintForum&amp;iPage=536#FORUM31148"><text:span text:style-name="T2">#</text:span></text:a></text:p>
      <text:p text:style-name="P3">長老教會為什麼不乾脆正名變成<text:span text:style-name="T3"><text:s/>"</text:span>民進黨宗教部<text:span text:style-name="T3">",</text:span>以上帝之名行政黨之私<text:span text:style-name="T3">,</text:span>實在很難看<text:span text:style-name="T3">,</text:span>難道他們嘴裏喊上帝整天拿上帝當藉口但其實心裏一點都不怕上帝<text:span text:style-name="T3">?<text:line-break/><text:line-break/></text:span>雖非教徒<text:span text:style-name="T3">,</text:span>但我與長老教會淵源頗深<text:span text:style-name="T3">,</text:span>黨外以來很長一段時間<text:span text:style-name="T3">,</text:span>除了黨外雜誌及民眾日報或自立晚報之外<text:span text:style-name="T3">,</text:span>我的文章一概都給長老教會的<text:span text:style-name="T3"><text:s/>"</text:span>教會公報<text:span text:style-name="T3">" </text:span>刊登<text:span text:style-name="T3">,</text:span>雖然稿費很低<text:span text:style-name="T3">,</text:span>曝光率更是低<text:span text:style-name="T3">,</text:span>但我幾乎從來不曾給當時為國民黨顛倒是非的中國時報和聯合報及民生報等報紙刊登<text:span text:style-name="T3">,</text:span>而寧願投給教會公報<text:span text:style-name="T3">.<text:line-break/><text:line-break/></text:span>一直到<text:span text:style-name="T3">1998-99</text:span>年<text:span text:style-name="T3">,</text:span>看長老教會的種種不問是非只問立場的政治行徑<text:span text:style-name="T3">,</text:span>非常惡形惡狀<text:span text:style-name="T3">,</text:span>越看越荒唐<text:span text:style-name="T3">,</text:span>於是在<text:span text:style-name="T3">1999</text:span>年<text:span text:style-name="T3">, "</text:span>大膽<text:span text:style-name="T3">" </text:span>卻<text:span text:style-name="T3"><text:s/>"</text:span>小心翼翼<text:span text:style-name="T3">" </text:span>地和學姐聯名寫了一篇<text:span text:style-name="T3"><text:s/>"</text:span>給長老教會的一封信<text:span text:style-name="T3">",</text:span>批評所謂愛台灣的思想檢查行徑與只問藍綠不問黑白的作風<text:span text:style-name="T3">. </text:span>當初之所以<text:span text:style-name="T3"><text:s/>"</text:span>小心翼翼<text:span text:style-name="T3">" </text:span>地寫是因為那就像你要寫篇文章罵你的家人或好朋友的那種心情<text:span text:style-name="T3">,</text:span>深怕講重了傷感情<text:span text:style-name="T3">,</text:span>畢竟我對真正的宗教人士向來抱持敬意<text:span text:style-name="T3">,</text:span>講輕了卻又似乎得昧著良心才行<text:span text:style-name="T3">. <text:line-break/><text:line-break/></text:span>那封公開信發表之後<text:span text:style-name="T3">,</text:span>我投給教會公報的不管什麼文章<text:span text:style-name="T3">,</text:span>生平第一次被退稿<text:span text:style-name="T3">,</text:span>並且接連不斷退稿<text:span text:style-name="T3">,</text:span>形同驅逐出境<text:span text:style-name="T3">. </text:span>當然<text:span text:style-name="T3">,</text:span>我後來之所以沒有再投稿給他們是因為他們就像當年的中時與聯合報一樣<text:span text:style-name="T3">,</text:span>是一份不值尊敬的報紙<text:span text:style-name="T3">,</text:span>就算一個字算我一萬元稿費我也不會再投給這樣的報紙<text:span text:style-name="T3">.<text:line-break/><text:line-break/></text:span>現在回想起當初的<text:span text:style-name="T3"><text:s/>"</text:span>小心翼翼<text:span text:style-name="T3">" </text:span>感覺很好笑<text:span text:style-name="T3">,</text:span>真是有點自作多情<text:span text:style-name="T3">, </text:span>但更重要的是<text:span text:style-name="T3">,</text:span>我對這個教會及其所屬團體不但不會再小心翼翼<text:span text:style-name="T3">,</text:span>反倒是只剩一種輕視的感覺<text:span text:style-name="T3">,</text:span>也就是說<text:span text:style-name="T3">,</text:span>除了厭惡和鄙視<text:span text:style-name="T3">,</text:span>什麼感覺也沒有了<text:span text:style-name="T3">. <text:line-break/><text:line-break/></text:span>原本在我開始當醫師那幾年<text:span text:style-name="T3">,</text:span>我的醫師白袍上都還會別著一個義光教會牧師送我的<text:span text:style-name="T3"><text:s/>"</text:span>焚而不毀<text:span text:style-name="T3">" </text:span>的胸章<text:span text:style-name="T3">,</text:span>視為無價<text:span text:style-name="T3">,</text:span>但現在這塊胸章在我看來卻只是一個毫無價值的小玩意<text:span text:style-name="T3">,</text:span>都不知道被我丟到哪去了<text:span text:style-name="T3">.<text:line-break/><text:line-break/></text:span>陳真<text:span text:style-name="T3"><text:line-break/>=========<text:line-break/></text:span>中央社<text:span text:style-name="T3"><text:s/>– 2011</text:span>年<text:span text:style-name="T3">12</text:span>月<text:span text:style-name="T3">3</text:span>日<text:span text:style-name="T3"><text:line-break/><text:line-break/></text:span>電視辯論　長老教會為小英加油<text:span text:style-name="T3"><text:line-break/><text:line-break/></text:span>「<text:span text:style-name="T3">2012</text:span>總統大選電視辯論」<text:span text:style-name="T3">3</text:span>日登場，台灣基督長老教會在高雄市舉行記者會呼籲選民支持「棄統保台」的參選人，並為民進黨總統參選人蔡英文禱告加油。中央社記者程啟峰高雄攝<text:span text:style-name="T3"><text:s/>100</text:span>年<text:span text:style-name="T3">12</text:span>月<text:span text:style-name="T3">3</text:span>日</text:p>
      <text:p text:style-name="P1"><text:span text:style-name="T1">陳真</text:span><text:s/>  |  2011.12.07 16:08   |   <text:a xlink:type="simple" xlink:href="http://palinfo.habago.org/Entry?Command=Information_PrintForum&amp;iPage=536#FORUM31147"><text:span text:style-name="T2">#</text:span></text:a></text:p>
      <text:p text:style-name="P2"><text:span text:style-name="T3">(</text:span>續<text:span text:style-name="T3">)<text:line-break/><text:line-break/></text:span>一提到國民兩黨<text:span text:style-name="T3">,</text:span>有些人喜歡說什麼兩顆爛蘋果<text:span text:style-name="T3">,</text:span>以示清高或以示高瞻遠矚或以示什麼我不知道<text:span text:style-name="T3">. </text:span>在某些意義上<text:span text:style-name="T3">,</text:span>藍綠兩黨的確沒有太大差別<text:span text:style-name="T3">,</text:span>比方說他們都有個美國爸爸<text:span text:style-name="T3">,</text:span>比方說他們都藉著買軍火很努力地大把銀子孝敬美國爸爸<text:span text:style-name="T3">. </text:span>但是<text:span text:style-name="T3">,</text:span>沒有<text:span text:style-name="T3"><text:s/>"</text:span>太大<text:span text:style-name="T3">" </text:span>差別並不等於沒有差別<text:span text:style-name="T3">. </text:span>就如<text:span text:style-name="T3">Chomsky</text:span>所說<text:span text:style-name="T3">,</text:span>小小的差異若假以時日就會有很大的差別<text:span text:style-name="T3">.<text:line-break/><text:line-break/></text:span>更重要的是<text:span text:style-name="T3">,</text:span>在某些意義上沒有什麼差別<text:span text:style-name="T3">,</text:span>但在另外一些意義上卻天差地遠<text:span text:style-name="T3">,</text:span>例如對於手段的選擇以及對是非黑白的尊重上<text:span text:style-name="T3">,</text:span>藍綠真是差很多<text:span text:style-name="T3">. <text:line-break/><text:line-break/></text:span>一個社會可以由任何一種意識形態來主導<text:span text:style-name="T3">,</text:span>但它終究需要一種共通的基礎<text:span text:style-name="T3">. </text:span>就好像理性可以有各種內涵<text:span text:style-name="T3">,</text:span>但不管是在形式上或內容上<text:span text:style-name="T3">,</text:span>任何理性宣稱都需要一種共通的基礎<text:span text:style-name="T3">,</text:span>否則我根本不知道你在說什麼<text:span text:style-name="T3">. </text:span>如果你硬要說<text:span text:style-name="T3"><text:s/>7 </text:span>比<text:span text:style-name="T3"><text:s/>2</text:span>小<text:span text:style-name="T3">,85</text:span>度比<text:span text:style-name="T3">10</text:span>度冷<text:span text:style-name="T3">,</text:span>拿破崙是陳水扁的兒子<text:span text:style-name="T3">,</text:span>非常支持愛台灣<text:span text:style-name="T3">,</text:span>如果你硬要這樣瞎掰<text:span text:style-name="T3">,</text:span>那意味著沒有人能跟你進行任何有效的溝通<text:span text:style-name="T3">.<text:line-break/><text:line-break/></text:span>用通俗的話來講就是誠信<text:span text:style-name="T3">,</text:span>但我講的其實不是誠信<text:span text:style-name="T3">,</text:span>而是基本誠信<text:span text:style-name="T3">,</text:span>我講的是那種毫無疑問的基本是非黑白與事實的一致性<text:span text:style-name="T3">. </text:span>這樣一種<text:span text:style-name="T3"><text:s/>"</text:span>基本誠信<text:span text:style-name="T3">" </text:span>永遠都應該是一切公共運作與社會機制之所以能成立的基礎<text:span text:style-name="T3">. </text:span>缺乏這樣一個基礎<text:span text:style-name="T3">,</text:span>一切將瓦解<text:span text:style-name="T3">.<text:line-break/><text:line-break/></text:span>比方說你很反戰很反美<text:span text:style-name="T3">,</text:span>於是來到巴勒網<text:span text:style-name="T3">,</text:span>假設巴勒網所提供的反戰訊息以及一切對於美國的指控幾乎沒有一個字可信<text:span text:style-name="T3">,</text:span>但是<text:span text:style-name="T3">,</text:span>藉著這樣一種瞎掰的骯髒手段<text:span text:style-name="T3">,</text:span>巴勒網卻成功地讓支持者爽歪歪<text:span text:style-name="T3">,</text:span>讓美國這個敵人顯得邪惡不堪<text:span text:style-name="T3">,</text:span>這時你在一旁看了<text:span text:style-name="T3">,</text:span>應該感到很開心<text:span text:style-name="T3">? </text:span>還是應該覺得很惡心很齷齪<text:span text:style-name="T3">? <text:line-break/><text:line-break/></text:span>假設巴勒網藉著這樣一些睜眼說瞎話的齷齪手段成功抹黑了他的敵人<text:span text:style-name="T3">,</text:span>然後巴勒網的成員一個個因此吃香喝辣坐擁豪宅<text:span text:style-name="T3">,</text:span>這時你在一旁看了<text:span text:style-name="T3">,</text:span>就算你多麼反美<text:span text:style-name="T3">,</text:span>也應該<text:span text:style-name="T3"><text:s/>"</text:span>先<text:span text:style-name="T3">" </text:span>反對這樣一種卑劣手段不是嗎<text:span text:style-name="T3">?<text:line-break/><text:line-break/></text:span>這道理很簡單<text:span text:style-name="T3">,</text:span>一條抹布如果比桌面還髒<text:span text:style-name="T3">,</text:span>那麼<text:span text:style-name="T3">,</text:span>拿它去清理桌面只會越擦越骯髒<text:span text:style-name="T3">;</text:span>你應該<text:span text:style-name="T3"><text:s/>"</text:span>先<text:span text:style-name="T3">" </text:span>把抹布洗乾淨<text:span text:style-name="T3">. </text:span>如果你真的在乎某種目標<text:span text:style-name="T3">,</text:span>那你就更應該對於追求該目標的骯髒手段感到憤怒才對<text:span text:style-name="T3">,</text:span>因為那只會使你離那目標越來越遠<text:span text:style-name="T3">.<text:line-break/><text:line-break/></text:span>甘地說得很對<text:span text:style-name="T3">,</text:span>我們不必擔心速度的問題<text:span text:style-name="T3">,</text:span>只要我們走在正直的道路上<text:span text:style-name="T3">,</text:span>遲早我們會走到目的地<text:span text:style-name="T3">.<text:line-break/><text:line-break/></text:span>然而在台灣卻與此剛好相反<text:span text:style-name="T3">,</text:span>只要是我方人員<text:span text:style-name="T3">,</text:span>不管手段多麼卑劣齷齪也沒關係<text:span text:style-name="T3">,</text:span>能贏就是英雄<text:span text:style-name="T3">,</text:span>能抹黑敵人就是勝利<text:span text:style-name="T3">,</text:span>即便睜眼說瞎話<text:span text:style-name="T3">,</text:span>即便顛倒是非黑白也統統沒關係<text:span text:style-name="T3">,</text:span>貪贓枉法扯濫污骯髒到不行也沒關係<text:span text:style-name="T3">,</text:span>只要能傷害敵人<text:span text:style-name="T3">,</text:span>只要喊出正確的所謂愛台口號<text:span text:style-name="T3">,</text:span>就是大英雄<text:span text:style-name="T3">.<text:line-break/><text:line-break/></text:span>我一直對政治或任何現實人事都不感興趣<text:span text:style-name="T3">,</text:span>但我相信數學<text:span text:style-name="T3">,</text:span>相信邏輯<text:span text:style-name="T3">,</text:span>我相信即便是千變萬化的現實依然得依循一些亙古不變的邏輯基礎才有可能成立並且順利運作<text:span text:style-name="T3">.<text:line-break/><text:line-break/></text:span>你去看醫生難道不是這樣<text:span text:style-name="T3">? </text:span>一個醫生如果你明明沒有腫瘤<text:span text:style-name="T3">,</text:span>他卻為了拼業績或為了任何一個所謂<text:span text:style-name="T3"><text:s/>"</text:span>神聖<text:span text:style-name="T3">" </text:span>的目標或理由睜眼說瞎話說你的腫瘤比籃球還大<text:span text:style-name="T3">,</text:span>這樣一種醫療機制難道能成立<text:span text:style-name="T3">? </text:span>你難道會樂意看到醫療如此發展<text:span text:style-name="T3">? <text:line-break/><text:line-break/></text:span>可悲的是<text:span text:style-name="T3">,</text:span>咱們的醫療現狀的確在許多層面就是如此運作<text:span text:style-name="T3">,</text:span>非常黑暗<text:span text:style-name="T3">,</text:span>以他人健康為代價<text:span text:style-name="T3">,</text:span>成就自己的富貴<text:span text:style-name="T3">. </text:span>但台灣民眾似乎就是吃睜眼說瞎話這一套<text:span text:style-name="T3">,</text:span>只是醫界還不致於像政治這麼病態瘋狂<text:span text:style-name="T3">. <text:line-break/><text:line-break/></text:span>我指的恰恰就是綠營這一方的支持者<text:span text:style-name="T3">. </text:span>我常懷疑這些人若不是智能有問題<text:span text:style-name="T3">,</text:span>便是道德有問題<text:span text:style-name="T3">,</text:span>總歸是他們或許無法辨別最基本的是非<text:span text:style-name="T3">,</text:span>要不就是對於最基本的是非黑白根本不感興趣<text:span text:style-name="T3">,</text:span>而只對於殺敵致勝或個人能否從中獲得好康感興趣<text:span text:style-name="T3">,</text:span>哪怕是用盡一切卑劣手段也彷彿榮耀無比<text:span text:style-name="T3">. <text:line-break/><text:line-break/></text:span>台灣這個社會真是病入膏肓<text:span text:style-name="T3">,</text:span>病到徹底<text:span text:style-name="T3">.</text:span></text:p>
      <text:p text:style-name="P1"><text:span text:style-name="T1">陳真</text:span><text:s/>  |  2011.12.07 14:02   |   <text:a xlink:type="simple" xlink:href="http://palinfo.habago.org/Entry?Command=Information_PrintForum&amp;iPage=536#FORUM31146"><text:span text:style-name="T2">#</text:span></text:a></text:p>
      <text:p text:style-name="P3">自由時報講的話如果能信<text:span text:style-name="T3">,</text:span>屎都可以當飯吃了<text:span text:style-name="T3">. </text:span>這種齷齪媒體整天除了抹黑造謠虛構就是抹黑造謠虛構<text:span text:style-name="T3">. <text:line-break/><text:line-break/></text:span>任何人儘管去挺任何顏色<text:span text:style-name="T3">,</text:span>但不該以造謠抹黑虛構做為一種攻擊致勝的武器<text:span text:style-name="T3">,</text:span>更不該以造謠抹黑虛構做為一種常態<text:span text:style-name="T3">,</text:span>幾乎沒有一句話可信<text:span text:style-name="T3">,</text:span>而且是極其蓄意地普遍造謠做假抹黑漂白<text:span text:style-name="T3">. <text:line-break/><text:line-break/></text:span>一個媒體<text:span text:style-name="T3">,</text:span>可以偏袒<text:span text:style-name="T3">,</text:span>可以有其報老闆的立場<text:span text:style-name="T3">,</text:span>但不能幾乎每一句話都不可信<text:span text:style-name="T3">,</text:span>不能蓄意造假明目張膽地造謠或移花接木睜眼說瞎話<text:span text:style-name="T3">. <text:line-break/><text:line-break/></text:span>陳真<text:span text:style-name="T3"><text:line-break/><text:line-break/>=========<text:line-break/></text:span>挺蔡英文？<text:span text:style-name="T3"><text:s/></text:span>織襪公會理事長：被設計<text:span text:style-name="T3"><text:line-break/><text:line-break/></text:span>記者錢震宇、何烱榮、李光儀╱連線報導<text:span text:style-name="T3"><text:s/>| </text:span>聯合新聞網<text:span text:style-name="T3"><text:s/>– 2011</text:span>年<text:span text:style-name="T3">12</text:span>月<text:span text:style-name="T3">7</text:span>日<text:span text:style-name="T3"> <text:line-break/><text:line-break/></text:span>「我被設計了」！自由時報前天頭版報導曾為ＥＣＦＡ代言的台灣區織襪公會理事長魏平祺「轉挺」小英。魏平祺昨天大聲喊冤，強調當天只是禮貌性接待，也講好私下會面現場不能有媒體，結果他的話不但被斷章取義，還被登報，讓他遺憾、痛心。<text:span text:style-name="T3"> </text:span></text:p>
      <text:p text:style-name="P1"><text:span text:style-name="T1">陳真</text:span><text:s/>  |  2011.12.02 19:59   |   <text:a xlink:type="simple" xlink:href="http://palinfo.habago.org/Entry?Command=Information_PrintForum&amp;iPage=536#FORUM31145"><text:span text:style-name="T2">#</text:span></text:a></text:p>
      <text:p text:style-name="P2">長老教會的神是挺綠的<text:span text:style-name="T3">,</text:span>本土的<text:span text:style-name="T3">,</text:span>愛台反中堅決主張台獨的<text:span text:style-name="T3">,</text:span>搞不好還有個黨籍與國籍<text:span text:style-name="T3">(</text:span>當然是台灣共和國啦<text:span text:style-name="T3">). </text:span>這樣的神還真具體<text:span text:style-name="T3">,</text:span>具體得就像個人一樣<text:span text:style-name="T3">. <text:line-break/><text:line-break/></text:span>可是<text:span text:style-name="T3">,</text:span>如果神只是這樣一種形而下的生物<text:span text:style-name="T3">,</text:span>有著各種可訴諸討論的主張與偏愛<text:span text:style-name="T3">,</text:span>那我們還敬畏他幹啥呢<text:span text:style-name="T3">?<text:line-break/><text:line-break/></text:span>從來只聽說民主與人權有著國情之不同<text:span text:style-name="T3">,</text:span>沒聽說連神也有著政治偏好<text:span text:style-name="T3">. </text:span>我估計美國的上帝肯定是反恐的<text:span text:style-name="T3">,</text:span>走資的<text:span text:style-name="T3">,</text:span>熱愛民主自由的<text:span text:style-name="T3">.</text:span></text:p>
      <text:p text:style-name="P1"><text:span text:style-name="T1">良哲</text:span><text:s/>  |  2011.12.01 16:48   |   <text:a xlink:type="simple" xlink:href="http://palinfo.habago.org/Entry?Command=Information_PrintForum&amp;iPage=536#FORUM31144"><text:span text:style-name="T2">#</text:span></text:a></text:p>
      <text:p text:style-name="P3">長老教會這症頭已經病入膏肓沒藥醫了，不斷重複「阿洪之聲」，不知何時才能蒙主垂憐啊<text:span text:style-name="T3">...</text:span></text:p>
      <text:p text:style-name="P1"><text:span text:style-name="T1">陳真</text:span><text:s/>  |  2011.12.01 14:51   |   <text:a xlink:type="simple" xlink:href="http://palinfo.habago.org/Entry?Command=Information_PrintForum&amp;iPage=536#FORUM31143"><text:span text:style-name="T2">#</text:span></text:a></text:p>
      <text:p text:style-name="P2">這是生病<text:span text:style-name="T3">? </text:span>還是科幻電影看太多<text:span text:style-name="T3">? </text:span>但可確定的是這跟什麼純真率直無關<text:span text:style-name="T3">.<text:line-break/><text:line-break/></text:span>陳真<text:span text:style-name="T3"><text:line-break/>==========<text:line-break/></text:span>電磁波擊腦？林瑞雄：幸好早逃<text:span text:style-name="T3"><text:s/></text:span>否已發瘋<text:span text:style-name="T3"><text:line-break/><text:line-break/></text:span>中廣新聞網<text:span text:style-name="T3">/ 2011/12/01<text:line-break/><text:line-break/></text:span>親民黨副總統參選人林瑞雄日前表示，國安局用電磁波，企圖傷害他腦部，威脅他的生命，這話一出，社會譁然，林瑞雄今天進一步指出，國安局就是在九月二十號開始的，幸好他早點逃掉，否則一定已經發瘋了。<text:span text:style-name="T3"><text:line-break/><text:line-break/>========<text:line-break/></text:span>電磁波干擾<text:span text:style-name="T3">?</text:span>林瑞雄<text:span text:style-name="T3">:</text:span>幸好我跑得快<text:span text:style-name="T3"><text:line-break/><text:line-break/></text:span>東森新聞<text:span text:style-name="T3"><text:line-break/>2011</text:span>年<text:span text:style-name="T3">12</text:span>月<text:span text:style-name="T3">1</text:span>日<text:span text:style-name="T3"><text:line-break/><text:line-break/></text:span>電磁波干擾<text:span text:style-name="T3">?</text:span>林瑞雄<text:span text:style-name="T3">:</text:span>幸好我跑得快<text:span text:style-name="T3"><text:line-break/><text:line-break/></text:span>為了準備星期六的總統電視辯論會，親民黨主席宋楚瑜，今天閉關專心準備資料，由副手林瑞雄代打跑行程，媒體追問林瑞雄有關於被電磁波干擾的問題，林瑞雄說，被干擾後會興奮，睡不著覺，還好他是電磁波專家，所以早早落跑，換地方住，不然早就發瘋了！<text:span text:style-name="T3"><text:line-break/><text:line-break/>======<text:line-break/></text:span>林瑞雄稱遭電磁波攻擊<text:span text:style-name="T3"><text:s/></text:span>宋楚瑜<text:span text:style-name="T3"><text:s/></text:span>：不清楚<text:span text:style-name="T3"><text:line-break/></text:span>記者雷光涵╱台中市報導<text:span text:style-name="T3"><text:line-break/><text:line-break/></text:span>聯合新聞網<text:span text:style-name="T3"> <text:line-break/><text:line-break/>2011</text:span>年<text:span text:style-name="T3">12</text:span>月<text:span text:style-name="T3">1</text:span>日<text:span text:style-name="T3"><text:line-break/><text:line-break/></text:span>林瑞雄前天出席公開活動時，語出驚人地問，「是否有國安局裡的國安局，東廠裡的錦衣衛？」他說，自己是研究電磁波與神經生理的影響，是這方面的專家，「他們竟還用這種方法對付我，對神經的刺激！」<text:span text:style-name="T3"> <text:line-break/><text:line-break/>=========<text:line-break/></text:span>宋副手自爆被電磁波對付　宋霧煞煞<text:span text:style-name="T3"><text:line-break/><text:line-break/>2011</text:span>年<text:span text:style-name="T3">11</text:span>月<text:span text:style-name="T3">30</text:span>日<text:span text:style-name="T3"><text:line-break/><text:line-break/></text:span>被鎖定？　宋副手自爆被電磁波對付<text:span text:style-name="T3"><text:line-break/><text:line-break/></text:span>親民黨副總統參選人林瑞雄，爆料有人想用電磁波「對付」他，但他自豪研究腦神經系統有成，不怕有心人士搞小動作，接受媒體訪問時還問媒體「東廠還有沒有錦衣衛」？一連串無厘頭說法，令在場所有人摸不著頭緒；對此宋楚瑜表示，不清楚林瑞雄意指什麼，但有其他黨內人士認為林瑞雄動機很純真，只是把內心感受直接講出來，誇獎他是個有話直說的政治圈新人。<text:span text:style-name="T3"><text:line-break/><text:line-break/>=========<text:line-break/><text:line-break/></text:span>控國安局電波攻擊　林瑞雄：長達<text:span text:style-name="T3">3</text:span>天<text:span text:style-name="T3"><text:line-break/>TVBS – 2011</text:span>年<text:span text:style-name="T3">12</text:span>月<text:span text:style-name="T3">1</text:span>日<text:span text:style-name="T3"><text:line-break/><text:line-break/></text:span>親民黨副總統參選人林瑞雄，日前指控國安局用「電磁波」攻擊他，今天林瑞雄現身說分明，明確點出國安局是在<text:span text:style-name="T3">9</text:span>月<text:span text:style-name="T3">20</text:span>日，親民黨展開連署的當天下午，就到他家外頭保護，時間長達<text:span text:style-name="T3">3</text:span>天，林瑞雄強調自己說話有憑有據，也說自己已經逃掉了，否則早就發瘋。<text:span text:style-name="T3"><text:line-break/><text:line-break/><text:line-break/></text:span>林瑞雄講到欲罷不能，旁邊黨籍市議員不斷提醒，還試圖打斷，但是林瑞雄就是沒有停下來，甚至都要走了，還回頭繼續回答。林瑞雄：「我早就跑掉啦，不然我已經發瘋了。」記者：「在你身邊保護你的這些人。」林瑞雄：「最好，他們對我來說，我感覺我生命非常安全，你們不感覺我非常正常嗎。」<text:span text:style-name="T3"><text:line-break/><text:line-break/>=========<text:line-break/></text:span>錦衣衛？僅一位<text:span text:style-name="T3"><text:line-break/><text:line-break/>2011</text:span>年<text:span text:style-name="T3">11</text:span>月<text:span text:style-name="T3">30</text:span>日<text:span text:style-name="T3"> <text:line-break/><text:line-break/></text:span>林瑞雄展現率真性格（圖／中央社）<text:span text:style-name="T3"><text:line-break/><text:line-break/><text:line-break/></text:span>林瑞雄出席醫療研討會時說，有人要用電磁波對付他，因為他是電磁波與腦瘤專家，十分不解：「他們竟敢用這種方式對付我？」<text:span text:style-name="T3"><text:line-break/><text:line-break/></text:span>號稱「老頑童」的他，還反問記者：「有沒有國安局的國安局？東廠裡還有沒有錦衣衛？」放眼藍綠橘三組總統參選人，性情如此率真者，應該也就僅此一位。<text:span text:style-name="T3"><text:line-break/><text:line-break/>========<text:line-break/></text:span>記者傻眼<text:span text:style-name="T3"><text:s/></text:span>一頭霧水<text:span text:style-name="T3"><text:s/></text:span>林瑞雄：東廠還有沒有錦衣衛？<text:span text:style-name="T3"><text:line-break/><text:line-break/></text:span>管婺媛╱台北報導<text:span text:style-name="T3"><text:line-break/><text:line-break/>2011</text:span>年<text:span text:style-name="T3">11</text:span>月<text:span text:style-name="T3">30</text:span>日<text:span text:style-name="T3"><text:line-break/><text:line-break/></text:span>中國時報【管婺媛╱台北報導】<text:span text:style-name="T3"><text:line-break/><text:line-break/></text:span>親民黨副總統候選人林瑞雄昨天出席一場醫療國際研討會，之後接受媒體訪問，他先是抱怨成為候選人後自由受限，認為維安人員兩個就夠，一下子廿幾個「太浪費」；接著他又暗示有人用電磁波對付他，讓現場媒體一頭霧水。林瑞雄說，自己是研究電磁波與腦瘤的專家，「他們竟然還敢用這種方式對付我？」<text:span text:style-name="T3"><text:line-break/><text:line-break/></text:span>林瑞雄昨天中午出席「醫療事故預防及不責難補償制度國際研討會」，面對時事問題他侃侃而談、有問必答，然後他突然主動詢問媒體：「台灣除國安局之外，到底有沒有國安局的國安局？<text:span text:style-name="T3">…</text:span>東廠裡還有沒有錦衣衛呢？」<text:span text:style-name="T3"><text:line-break/><text:line-break/></text:span>由於林的發言顯得突兀，有點無厘頭，讓現場媒體一陣錯愕，無人能應答。林見狀又繼續說，自己是研究腦瘤與電磁波的專家，他還呼籲威脅他生命安全的人「要小心」，「你們（媒體）可能不懂，大概只有國安局或要威脅我生命安全的人才懂。」<text:span text:style-name="T3"><text:line-break/><text:line-break/></text:span>當媒體追問林是否暗指「有人要用電磁波讓你得腦瘤？」，林不願多談，僅說「不是，我只能說到這邊。」隨後，就在維安人員保護下快步離開現場，留下滿腹疑問的媒體記者。</text:p>
      <text:p text:style-name="P1"><text:span text:style-name="T1">陳真</text:span><text:s/>  |  2011.12.01 02:03   |   <text:a xlink:type="simple" xlink:href="http://palinfo.habago.org/Entry?Command=Information_PrintForum&amp;iPage=536#FORUM31142"><text:span text:style-name="T2">#</text:span></text:a></text:p>
      <text:p text:style-name="P3">哈哈哈<text:span text:style-name="T3">...</text:span>超好笑<text:span text:style-name="T3">!<text:line-break/><text:line-break/></text:span>董事長日理萬機<text:span text:style-name="T3">,</text:span>龍體違和<text:span text:style-name="T3">,</text:span>恐不久於人世<text:span text:style-name="T3">. </text:span>本該多休息<text:span text:style-name="T3">,</text:span>但就像貝漢<text:span text:style-name="T3"><text:s/>(</text:span>流浪者之歌<text:span text:style-name="T3">)</text:span>每次感到痛苦就會彈手風琴一樣<text:span text:style-name="T3">. </text:span>與其說憤怒<text:span text:style-name="T3">,</text:span>不如說心碎<text:span text:style-name="T3">. <text:line-break/><text:line-break/></text:span>應該是王爾德說的吧<text:span text:style-name="T3">,The heart was made to be broken. </text:span>心是誕生下來便註定要打碎的<text:span text:style-name="T3">. </text:span>當它碎成渣<text:span text:style-name="T3">,</text:span>生命就來到夢裏<text:span text:style-name="T3">,</text:span>在半睡半醒間延續了下來<text:span text:style-name="T3">.<text:line-break/><text:line-break/></text:span>安魂曲太沉重<text:span text:style-name="T3">,</text:span>黑貓白貓又太樂觀<text:span text:style-name="T3">,</text:span>我看這首之前就頒發過挺通俗的催眠曲倒是可以考慮訂為國歌或是巴勒網網歌<text:span text:style-name="T3">,</text:span>給那些想醒來卻又離不開夢境的可憐蟲一點安慰<text:span text:style-name="T3">. <text:line-break/><text:line-break/>http://www.youtube.com/watch?v=PRcFq9ptcTM </text:span></text:p>
      <text:p text:style-name="P1"><text:span text:style-name="T1">鄭啟承</text:span><text:s/>  |  2011.12.01 00:08   |   <text:a xlink:type="simple" xlink:href="http://palinfo.habago.org/Entry?Command=Information_PrintForum&amp;iPage=536#FORUM31141"><text:span text:style-name="T2">#</text:span></text:a></text:p>
      <text:p text:style-name="P2">被哈巴狗程式留校察看的那筆留言現在放出來了，我也將哈巴狗訓練大法傳授給各位狗主了，在眾人調教之下，今後這隻笨狗應該比較不會亂咬人了吧。<text:span text:style-name="T3"><text:line-break/><text:line-break/></text:span>順便插播最新消息一則，請大家支持自由戀愛<text:span text:style-name="T3">!!<text:line-break/>http://www.ettoday.net/news/20111128/9391.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